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line-height="150%"/>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5" style:family="paragraph" style:parent-style-name="Text_20_body">
      <style:paragraph-properties fo:margin-top="0cm" fo:margin-bottom="0cm" fo:line-height="150%"/>
      <style:text-properties style:font-name="Arial"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4"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5" style:family="paragraph" style:parent-style-name="Text_20_body">
      <style:paragraph-properties fo:margin-top="0cm" fo:margin-bottom="0cm" fo:line-height="150%" style:writing-mode="lr-tb"/>
    </style:style>
    <style:style style:name="P16"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7"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8"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20"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21" style:family="paragraph" style:parent-style-name="Table_20_Contents">
      <style:paragraph-properties fo:margin-top="0.423cm" fo:margin-bottom="0.423cm" fo:line-height="150%" fo:padding="0.176cm" fo:border="0.035cm solid #000000" style:writing-mode="lr-tb"/>
    </style:style>
    <style:style style:name="P22" style:family="paragraph" style:parent-style-name="Table_20_Contents">
      <style:paragraph-properties fo:line-height="150%"/>
      <style:text-properties style:font-name="Arial" style:font-name-asian="Arial"/>
    </style:style>
    <style:style style:name="P23" style:family="paragraph" style:parent-style-name="Table_20_Contents">
      <style:text-properties style:font-name="Arial" fo:font-size="12pt" style:font-name-asian="Arial"/>
    </style:style>
    <style:style style:name="P24" style:family="paragraph" style:parent-style-name="Table_20_Contents">
      <style:text-properties style:font-name="Arial" fo:font-size="14pt" style:font-name-asian="Arial" style:font-size-asian="14pt" style:font-size-complex="14pt"/>
    </style:style>
    <style:style style:name="P25" style:family="paragraph" style:parent-style-name="Table_20_Contents">
      <style:text-properties style:font-name="Arial" fo:font-size="14pt" style:font-name-asian="Arial" style:font-size-asian="14pt" style:language-asian="ja" style:country-asian="JP" style:font-size-complex="14pt"/>
    </style:style>
    <style:style style:name="P26" style:family="paragraph" style:parent-style-name="Standard">
      <style:paragraph-properties fo:text-align="start" style:justify-single-word="false" style:text-autospace="none"/>
    </style:style>
    <style:style style:name="P27" style:family="paragraph" style:parent-style-name="Standard">
      <style:paragraph-properties fo:text-align="end" style:justify-single-word="false" style:text-autospace="none"/>
    </style:style>
    <style:style style:name="P28" style:family="paragraph" style:parent-style-name="Table_20_Contents" style:list-style-name="L40">
      <style:text-properties style:font-name="Arial" fo:font-size="14pt" style:font-name-asian="Arial" style:font-size-asian="14pt" style:font-size-complex="14pt"/>
    </style:style>
    <style:style style:name="P29" style:family="paragraph" style:parent-style-name="Table_20_Contents" style:list-style-name="L41">
      <style:text-properties style:font-name="Arial" fo:font-size="14pt" style:font-name-asian="Arial" style:font-size-asian="14pt" style:font-size-complex="14pt"/>
    </style:style>
    <style:style style:name="P30" style:family="paragraph" style:parent-style-name="Table_20_Contents" style:list-style-name="L42">
      <style:text-properties style:font-name="Arial" fo:font-size="14pt" style:font-name-asian="Arial" style:font-size-asian="14pt" style:font-size-complex="14pt"/>
    </style:style>
    <style:style style:name="P31" style:family="paragraph" style:parent-style-name="Table_20_Contents" style:list-style-name="L43">
      <style:text-properties style:font-name="Arial" fo:font-size="14pt" style:font-name-asian="Arial" style:font-size-asian="14pt" style:font-size-complex="14pt"/>
    </style:style>
    <style:style style:name="P32" style:family="paragraph" style:parent-style-name="Table_20_Contents" style:list-style-name="L48">
      <style:text-properties style:font-name="Arial" fo:font-size="14pt" style:font-name-asian="Arial" style:font-size-asian="14pt" style:font-size-complex="14pt"/>
    </style:style>
    <style:style style:name="P33"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4" style:family="paragraph" style:parent-style-name="Table_20_Contents" style:list-style-name="L49"/>
    <style:style style:name="P35" style:family="paragraph" style:parent-style-name="Text_20_body" style:list-style-name="L126">
      <style:paragraph-properties fo:line-height="150%"/>
      <style:text-properties style:font-name="Arial" style:font-name-asian="Arial"/>
    </style:style>
    <style:style style:name="P36" style:family="paragraph" style:parent-style-name="Text_20_body" style:list-style-name="L126">
      <style:paragraph-properties fo:line-height="150%"/>
      <style:text-properties style:font-name="Arial" style:font-name-asian="Arial" style:language-asian="ja" style:country-asian="JP"/>
    </style:style>
    <style:style style:name="P37"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10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10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Text_20_body" style:list-style-name="L10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Text_20_body" style:list-style-name="L10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Text_20_body" style:list-style-name="L10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7" style:family="paragraph" style:parent-style-name="Text_20_body" style:list-style-name="L10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8" style:family="paragraph" style:parent-style-name="Text_20_body" style:list-style-name="L10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9" style:family="paragraph" style:parent-style-name="Text_20_body" style:list-style-name="L10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0" style:family="paragraph" style:parent-style-name="Text_20_body" style:list-style-name="L1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1" style:family="paragraph" style:parent-style-name="Text_20_body" style:list-style-name="L1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2" style:family="paragraph" style:parent-style-name="Text_20_body" style:list-style-name="L1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3" style:family="paragraph" style:parent-style-name="Text_20_body" style:list-style-name="L1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4" style:family="paragraph" style:parent-style-name="Text_20_body" style:list-style-name="L1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5" style:family="paragraph" style:parent-style-name="Text_20_body" style:list-style-name="L1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6" style:family="paragraph" style:parent-style-name="Text_20_body" style:list-style-name="L1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7" style:family="paragraph" style:parent-style-name="Text_20_body" style:list-style-name="L1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8" style:family="paragraph" style:parent-style-name="Text_20_body" style:list-style-name="L1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9" style:family="paragraph" style:parent-style-name="Text_20_body" style:list-style-name="L1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0" style:family="paragraph" style:parent-style-name="Text_20_body" style:list-style-name="L1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1" style:family="paragraph" style:parent-style-name="Text_20_body" style:list-style-name="L1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2" style:family="paragraph" style:parent-style-name="Text_20_body" style:list-style-name="L1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3" style:family="paragraph" style:parent-style-name="Text_20_body" style:list-style-name="L1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4" style:family="paragraph" style:parent-style-name="Text_20_body" style:list-style-name="L1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5"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6"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7"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8"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9"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0"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1"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2"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3"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4"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6"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7"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8"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9"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1"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2"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3"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4"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5"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6"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7"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8"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8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81" style:family="paragraph" style:parent-style-name="Text_20_body" style:list-style-name="L124">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82" style:family="paragraph" style:parent-style-name="Text_20_body" style:list-style-name="L16">
      <style:paragraph-properties fo:margin-top="0cm" fo:margin-bottom="0cm" fo:line-height="150%" style:writing-mode="lr-tb"/>
    </style:style>
    <style:style style:name="P183" style:family="paragraph" style:parent-style-name="Text_20_body" style:list-style-name="L22">
      <style:paragraph-properties fo:margin-top="0cm" fo:margin-bottom="0cm" fo:line-height="150%" style:writing-mode="lr-tb"/>
    </style:style>
    <style:style style:name="P184" style:family="paragraph" style:parent-style-name="Text_20_body" style:list-style-name="L28">
      <style:paragraph-properties fo:margin-top="0cm" fo:margin-bottom="0cm" fo:line-height="150%" style:writing-mode="lr-tb"/>
    </style:style>
    <style:style style:name="P185" style:family="paragraph" style:parent-style-name="Text_20_body" style:list-style-name="L38">
      <style:paragraph-properties fo:margin-top="0cm" fo:margin-bottom="0cm" fo:line-height="150%" style:writing-mode="lr-tb"/>
    </style:style>
    <style:style style:name="P186" style:family="paragraph" style:parent-style-name="Text_20_body" style:list-style-name="L52">
      <style:paragraph-properties fo:margin-top="0cm" fo:margin-bottom="0cm" fo:line-height="150%" style:writing-mode="lr-tb"/>
    </style:style>
    <style:style style:name="P187" style:family="paragraph" style:parent-style-name="Text_20_body" style:list-style-name="L55">
      <style:paragraph-properties fo:margin-top="0cm" fo:margin-bottom="0cm" fo:line-height="150%" style:writing-mode="lr-tb"/>
    </style:style>
    <style:style style:name="P188" style:family="paragraph" style:parent-style-name="Text_20_body" style:list-style-name="L78">
      <style:paragraph-properties fo:margin-top="0cm" fo:margin-bottom="0cm" fo:line-height="150%" style:writing-mode="lr-tb"/>
    </style:style>
    <style:style style:name="P189" style:family="paragraph" style:parent-style-name="Text_20_body" style:list-style-name="L127">
      <style:paragraph-properties fo:margin-top="0cm" fo:margin-bottom="0cm" fo:line-height="150%" style:writing-mode="lr-tb"/>
    </style:style>
    <style:style style:name="P190" style:family="paragraph" style:parent-style-name="Text_20_body" style:list-style-name="L12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1" style:family="paragraph" style:parent-style-name="Text_20_body" style:list-style-name="L12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92" style:family="paragraph" style:parent-style-name="Text_20_body" style:list-style-name="L12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93" style:family="paragraph" style:parent-style-name="Text_20_body" style:list-style-name="L12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94" style:family="paragraph" style:parent-style-name="Text_20_body" style:list-style-name="L125">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5" style:family="paragraph" style:parent-style-name="Text_20_body" style:list-style-name="L125">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6"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97"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98"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99"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00" style:family="paragraph" style:parent-style-name="Standard" style:list-style-name="L55">
      <style:paragraph-properties fo:margin-top="0cm" fo:margin-bottom="0cm" fo:line-height="150%" fo:text-align="start" style:justify-single-word="false" style:text-autospace="none" style:writing-mode="lr-tb"/>
    </style:style>
    <style:style style:name="P201" style:family="paragraph" style:parent-style-name="Standard" style:list-style-name="L56">
      <style:paragraph-properties fo:margin-top="0cm" fo:margin-bottom="0cm" fo:line-height="150%" fo:text-align="start" style:justify-single-word="false" style:text-autospace="none" style:writing-mode="lr-tb"/>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fo:font-size="13pt" fo:font-style="italic" fo:font-weight="bold" fo:background-color="#ffcc00" style:font-style-asian="italic" style:font-weight-asian="bold" style:font-style-complex="italic" style:font-weight-complex="bold"/>
    </style:style>
    <style:style style:name="T21"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p>
      <text:p text:style-name="P16"><text:span text:style-name="T1">res free# JVEMV6 44#8.4.2_11 / 44. currency / 8. prog-python / 4 tester / 2. id-2 / </text:span><text:span text:style-name="T2">20191011_092228</text:span></text:p>
      <text:p text:style-name="P17"/>
      <text:p text:style-name="P9">[do] <text:span text:style-name="T9">#_ </text:span></text:p>
      <text:list xml:id="list5962115136296865615" text:style-name="L1">
        <text:list-item>
          <text:p text:style-name="P37">REVIEW</text:p>
        </text:list-item>
        <text:list-item>
          <text:p text:style-name="P37">SEG-1 : openoffice, sheet, conv string to number</text:p>
          <text:list>
            <text:list-item>
              <text:p text:style-name="P37"><text:a xlink:type="simple" xlink:href="https://forum.openoffice.org/en/forum/viewtopic.php?f=9&amp;t=27917" text:style-name="Internet_20_link" text:visited-style-name="Visited_20_Internet_20_Link">https://forum.openoffice.org/en/forum/viewtopic.php?f=9&amp;t=27917</text:a></text:p>
              <text:list>
                <text:list-item>
                  <text:p text:style-name="P37"><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37">TASK-1 : log_fx.(data).(44#8.4.2_10~).ods ==&gt; continue obs → any more tendencies ?</text:p>
          <text:list>
            <text:list-item>
              <text:p text:style-name="P37">T-1.1 : tab “session-10.copy_3”</text:p>
              <text:list>
                <text:list-item>
                  <text:p text:style-name="P37">“4-4-4” ==&gt; 3 cases, all → minus</text:p>
                </text:list-item>
                <text:list-item>
                  <text:p text:style-name="P37">“4-5-X” ==&gt; 3 cases, all → minus</text:p>
                </text:list-item>
              </text:list>
            </text:list-item>
          </text:list>
        </text:list-item>
        <text:list-item>
          <text:p text:style-name="P37"><text:span text:style-name="T9">~ </text:span>TASK-2 : <text:span text:style-name="T11">see memo (idea-1) ==&gt; dp programming (or, log_fx.(main).ods)</text:span></text:p>
          <text:list>
            <text:list-item>
              <text:list>
                <text:list-item>
                  <text:p text:style-name="P155">coding → starting point ==&gt; web “dp-2<text:tab/># detect patterns : series-1”</text:p>
                </text:list-item>
              </text:list>
            </text:list-item>
            <text:list-item>
              <text:p text:style-name="P155">T-2.1</text:p>
            </text:list-item>
          </text:list>
        </text:list-item>
      </text:list>
      <text:p text:style-name="P9">[next]</text:p>
      <text:list xml:id="list2297743556416500186" text:style-name="L2">
        <text:list-item>
          <text:p text:style-name="P38">TASK : 44#8.4.3_X</text:p>
          <text:list>
            <text:list-item>
              <text:p text:style-name="P38">==&gt; see memo in : </text:p>
            </text:list-item>
          </text:list>
        </text:list-item>
      </text:list>
      <table:table table:name="表6" table:style-name="表6">
        <table:table-column table:style-name="表6.A"/>
        <table:table-row>
          <table:table-cell table:style-name="表6.A1" office:value-type="string">
            <text:p text:style-name="P9"><text:span text:style-name="T11">″</text:span>C:\WORKS_2\WS\WS_Others.prog\log_fx.(main).ods<text:span text:style-name="T11">″</text:span></text:p>
          </table:table-cell>
        </table:table-row>
        <table:table-row>
          <table:table-cell table:style-name="表6.A2" office:value-type="string">
            <text:p text:style-name="P24"/>
          </table:table-cell>
        </table:table-row>
      </table:table>
      <text:list xml:id="list32448375" text:continue-numbering="true" text:style-name="L2">
        <text:list-item>
          <text:list>
            <text:list-header>
              <text:p text:style-name="P38"/>
              <text:list>
                <text:list-item>
                  <text:p text:style-name="P38">C:\WORKS_2\WS\WS_Others.prog\log_fx.(main).ods</text:p>
                </text:list-item>
              </text:list>
            </text:list-header>
            <text:list-item>
              <text:p text:style-name="P38">==&gt; new FUNC : tester_T_3(request)</text:p>
              <text:list>
                <text:list-item>
                  <text:p text:style-name="P38">#_20191011_100514</text:p>
                </text:list-item>
              </text:list>
            </text:list-item>
          </text:list>
        </text:list-item>
      </text:list>
      <text:p text:style-name="P9">[further]</text:p>
      <text:list xml:id="list72640128308683351" text:style-name="L3">
        <text:list-item>
          <text:p text:style-name="P39"><text:soft-page-break/></text:p>
        </text:list-item>
      </text:list>
      <text:p text:style-name="P2"><text:line-break/><text:span text:style-name="T12">[/ 20191011_100048]</text:span></text:p>
      <text:p text:style-name="P2"/>
      <text:p text:style-name="P12"/>
      <text:p text:style-name="P9">---------------------------------------------------------------------------</text:p>
      <text:p text:style-name="P17">res free# JVEMV6 44#8.4.2_1 / 44. currency / 8. prog-python / 4 tester / 2. id-3 / 20191012_101113</text:p>
      <text:p text:style-name="P17"/>
      <text:p text:style-name="P9">[do] <text:span text:style-name="T9">#_ </text:span></text:p>
      <text:list xml:id="list4352183233936158659" text:style-name="L4">
        <text:list-item>
          <text:p text:style-name="P40">% REVIEW</text:p>
        </text:list-item>
        <text:list-item>
          <text:p text:style-name="P40">TASK-1 : new FUNC : tester_T_3(request)</text:p>
          <text:list>
            <text:list-item>
              <text:list>
                <text:list-item>
                  <text:p text:style-name="P40">#_20191011_100514</text:p>
                </text:list-item>
                <text:list-item>
                  <text:p text:style-name="P40">==&gt; NO. use : tester_T_2(request)</text:p>
                  <text:list>
                    <text:list-item>
                      <text:p text:style-name="P40">#_20191003_124456:caller</text:p>
                    </text:list-item>
                  </text:list>
                </text:list-item>
              </text:list>
            </text:list-item>
            <text:list-item>
              <text:p text:style-name="P40"><text:span text:style-name="T9">#_ </text:span>T-1.1</text:p>
              <text:list>
                <text:list-item>
                  <text:list>
                    <text:list-item>
                      <text:p text:style-name="P40">current code ---&gt; to a new FUNC : _tester_T_2__Choice_1(request)</text:p>
                    </text:list-item>
                  </text:list>
                </text:list-item>
                <text:list-item>
                  <text:p text:style-name="P40">CODING</text:p>
                  <text:list>
                    <text:list-item>
                      <text:p text:style-name="P40">new FUNC</text:p>
                      <text:list>
                        <text:list-item>
                          <text:p text:style-name="P40">sig</text:p>
                        </text:list-item>
                        <text:list-item>
                          <text:p text:style-name="P40">label</text:p>
                          <text:list>
                            <text:list-item>
                              <text:p text:style-name="P40">#_20191012_101720:caller</text:p>
                            </text:list-item>
                            <text:list-item>
                              <text:p text:style-name="P40">#_20191012_101725:head</text:p>
                            </text:list-item>
                            <text:list-item>
                              <text:p text:style-name="P40">#_20191012_101733:wl:in-func</text:p>
                            </text:list-item>
                          </text:list>
                        </text:list-item>
                        <text:list-item>
                          <text:p text:style-name="P40">caller</text:p>
                        </text:list-item>
                      </text:list>
                    </text:list-item>
                    <text:list-item>
                      <text:p text:style-name="P40">dispatching lines</text:p>
                    </text:list-item>
                    <text:list-item>
                      <text:p text:style-name="P40">FUNC : body → C/P</text:p>
                    </text:list-item>
                  </text:list>
                </text:list-item>
                <text:list-item>
                  <text:p text:style-name="P40">TEST ==&gt; OK</text:p>
                </text:list-item>
              </text:list>
            </text:list-item>
            <text:list-item>
              <text:p text:style-name="P40"><text:soft-page-break/>T-1.2 : new FUNC : tester_T_3(request, strOf_Op_Name)</text:p>
              <text:list>
                <text:list-item>
                  <text:p text:style-name="P40">CODING</text:p>
                  <text:list>
                    <text:list-item>
                      <text:list>
                        <text:list-item>
                          <text:p text:style-name="P40">DUP : _tester_T_2__Choice_1(request, strOf_Op_Name)</text:p>
                        </text:list-item>
                        <text:list-item>
                          <text:p text:style-name="P40">sig</text:p>
                        </text:list-item>
                        <text:list-item>
                          <text:p text:style-name="P40">label</text:p>
                          <text:list>
                            <text:list-item>
                              <text:p text:style-name="P40">#_20191012_103235:caller</text:p>
                            </text:list-item>
                            <text:list-item>
                              <text:p text:style-name="P40">#_20191012_103242:head</text:p>
                            </text:list-item>
                            <text:list-item>
                              <text:p text:style-name="P40">#_20191012_103247:wl:in-func</text:p>
                            </text:list-item>
                          </text:list>
                        </text:list-item>
                        <text:list-item>
                          <text:p text:style-name="P40">caller</text:p>
                        </text:list-item>
                      </text:list>
                    </text:list-item>
                  </text:list>
                </text:list-item>
                <text:list-item>
                  <text:p text:style-name="P40">TEST ==&gt; OK</text:p>
                </text:list-item>
              </text:list>
            </text:list-item>
          </text:list>
        </text:list-item>
      </text:list>
      <text:p text:style-name="P9">[next]</text:p>
      <text:list xml:id="list1082676318385137189" text:style-name="L5">
        <text:list-item>
          <text:p text:style-name="P41">TASK-1</text:p>
          <text:list>
            <text:list-item>
              <text:p text:style-name="P41">tester_T_3(request, strOf_Op_Name) ==&gt; further</text:p>
              <text:list>
                <text:list-item>
                  <text:p text:style-name="P41">#_20191012_103242:head</text:p>
                </text:list-item>
                <text:list-item>
                  <text:p text:style-name="P41">==&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4">"C:\WORKS_2\WS\WS_Others.prog\log_fx.(main).ods"</text:p>
          </table:table-cell>
        </table:table-row>
        <table:table-row>
          <table:table-cell table:style-name="表7.A2" office:value-type="string">
            <text:p text:style-name="P24"/>
          </table:table-cell>
        </table:table-row>
      </table:table>
      <text:list xml:id="list32437299" text:continue-numbering="true" text:style-name="L5">
        <text:list-header>
          <text:p text:style-name="P41"/>
          <text:p text:style-name="P41">[further]</text:p>
        </text:list-header>
      </text:list>
      <text:list xml:id="list967686034674226110" text:style-name="L6">
        <text:list-item>
          <text:p text:style-name="P42"/>
        </text:list-item>
      </text:list>
      <text:p text:style-name="P2"><text:line-break/><text:span text:style-name="T12">[/ 20191012_103944]</text:span></text:p>
      <text:p text:style-name="P2"/>
      <text:p text:style-name="P12"/>
      <text:p text:style-name="P9">---------------------------------------------------------------------------</text:p>
      <text:p text:style-name="P17">res free# JVEMV6 44#8.4.2_2 / 44. currency / 8. prog-python / 4 tester / 2. id-3 / 20191013_111751</text:p>
      <text:p text:style-name="P17"/>
      <text:p text:style-name="P9"><text:soft-page-break/>[do] <text:span text:style-name="T9">#_ </text:span></text:p>
      <text:list xml:id="list5958745017658892574" text:style-name="L7">
        <text:list-item>
          <text:p text:style-name="P43">REVIEW</text:p>
        </text:list-item>
        <text:list-item>
          <text:p text:style-name="P43">TASK-1 : tester_T_3(request, strOf_Op_Name) ==&gt; further</text:p>
          <text:list>
            <text:list-item>
              <text:list>
                <text:list-item>
                  <text:list>
                    <text:list-item>
                      <text:p text:style-name="P43">#_20191012_103242:head</text:p>
                    </text:list-item>
                    <text:list-item>
                      <text:p text:style-name="P43">==&gt; C:\WORKS_2\WS\WS_Others.prog\log_fx.(main).ods sheet-2, id-3</text:p>
                    </text:list-item>
                  </text:list>
                </text:list-item>
              </text:list>
            </text:list-item>
            <text:list-item>
              <text:p text:style-name="P43">T-1.1 : search ==&gt; hit → where into list ?</text:p>
              <text:list>
                <text:list-item>
                  <text:p text:style-name="P43">#_20191012_103235:caller → tester_T_3(request, strOf_Op_Name)</text:p>
                </text:list-item>
                <text:list-item>
                  <text:p text:style-name="P43">#_20191006_094231:caller → tester_T_2__Buy_Up__Loop_2_Trailing__V2</text:p>
                  <text:list>
                    <text:list-item>
                      <text:p text:style-name="P43">==&gt; #_20191013_112329:tmp</text:p>
                    </text:list-item>
                  </text:list>
                </text:list-item>
              </text:list>
            </text:list-item>
            <text:list-item>
              <text:p text:style-name="P43">T-1.2 : new FUNC : tester_T_2__Buy_Up__Loop_2_Trailing__V3</text:p>
              <text:list>
                <text:list-item>
                  <text:p text:style-name="P43">DUP : tester_T_2__Buy_Up__Loop_2_Trailing__V2</text:p>
                </text:list-item>
                <text:list-item>
                  <text:p text:style-name="P43">sig</text:p>
                </text:list-item>
                <text:list-item>
                  <text:p text:style-name="P43">labels</text:p>
                  <text:list>
                    <text:list-item>
                      <text:p text:style-name="P43">#_20191013_112527:caller</text:p>
                    </text:list-item>
                    <text:list-item>
                      <text:p text:style-name="P43">#_20191013_112531:head</text:p>
                    </text:list-item>
                    <text:list-item>
                      <text:p text:style-name="P43">#_20191013_112535:wl:in-func</text:p>
                    </text:list-item>
                  </text:list>
                </text:list-item>
                <text:list-item>
                  <text:p text:style-name="P43">caller</text:p>
                  <text:list>
                    <text:list-item>
                      <text:p text:style-name="P43">TREE</text:p>
                      <text:list>
                        <text:list-item>
                          <text:p text:style-name="P43">tester_T_3(request, _strOf_Op_Name = "BUSL3_No_T_2")</text:p>
                        </text:list-item>
                      </text:list>
                    </text:list-item>
                    <text:list-item>
                      <text:p text:style-name="P43">#_20191013_112329:tmp</text:p>
                    </text:list-item>
                  </text:list>
                </text:list-item>
              </text:list>
            </text:list-item>
          </text:list>
        </text:list-item>
        <text:list-item>
          <text:p text:style-name="P43">TASK-2 : tester_T_2__Buy_Up__Loop_2_Trailing__V3</text:p>
          <text:list>
            <text:list-item>
              <text:list>
                <text:list-item>
                  <text:p text:style-name="P43">#_20191013_112531:head</text:p>
                </text:list-item>
              </text:list>
            </text:list-item>
            <text:list-item>
              <text:p text:style-name="P43">T-2.1</text:p>
              <text:list>
                <text:list-item>
                  <text:p text:style-name="P43">when the position ended → end the loop</text:p>
                </text:list-item>
                <text:list-item>
                  <text:p text:style-name="P43">CODE</text:p>
                  <text:list>
                    <text:list-item>
                      <text:p text:style-name="P43">==&gt; “lo_Pos_Exits” → where used ?</text:p>
                      <text:list>
                        <text:list-item>
                          <text:p text:style-name="P43"><text:span text:style-name="T9">#_ </text:span>“step : B : j5 : Y : 3.1 <text:s text:c="23"/>to list ==&gt; e0, Pos”</text:p>
                        </text:list-item>
                        <text:list-item>
                          <text:p text:style-name="P43"><text:soft-page-break/><text:span text:style-name="T9">#_ </text:span>“step : B : j7 : Y : 3.1 <text:s text:c="31"/>to list ==&gt; e0, Pos”</text:p>
                        </text:list-item>
                        <text:list-item>
                          <text:p text:style-name="P43"><text:span text:style-name="T9">#_ </text:span>“step : B : j3 : Y : 3.1 <text:s text:c="27"/>to list ==&gt; e0, Pos”</text:p>
                        </text:list-item>
                        <text:list-item>
                          <text:p text:style-name="P43"><text:span text:style-name="T9">#_ </text:span>“step : B : j4 : Y : 3.1 <text:s text:c="35"/>to list ==&gt; e0, Pos”</text:p>
                        </text:list-item>
                      </text:list>
                    </text:list-item>
                    <text:list-item>
                      <text:p text:style-name="P43"><text:span text:style-name="T9">#_ </text:span>comment out</text:p>
                    </text:list-item>
                  </text:list>
                </text:list-item>
                <text:list-item>
                  <text:p text:style-name="P43">TEST </text:p>
                  <text:list>
                    <text:list-item>
                      <text:p text:style-name="P43"><text:span text:style-name="T13">PRPBLEM</text:span> → “BREAK” message ==&gt; not<text:span text:style-name="T11"> shown in the debug lines</text:span></text:p>
                      <text:list>
                        <text:list-item>
                          <text:p text:style-name="P156">TRY : “libfx_6.py:619” “(step : j1 : Y) pattern ==&gt; match (strOf_Target_Pattern = '0011'”</text:p>
                          <text:list>
                            <text:list-item>
                              <text:p text:style-name="P156">==&gt; FOUND : first incident of “match”</text:p>
                            </text:list-item>
                            <text:list-item>
                              <text:p text:style-name="P156">TREE</text:p>
                              <text:list>
                                <text:list-item>
                                  <text:p text:style-name="P156">dp_Tester_T_2__Buy_Up</text:p>
                                  <text:list>
                                    <text:list-item>
                                      <text:p text:style-name="P156">#_20191013_123816:fix</text:p>
                                    </text:list-item>
                                  </text:list>
                                </text:list-item>
                              </text:list>
                            </text:list-item>
                            <text:list-item>
                              <text:p text:style-name="P156">FOUND : “tmp_msg = "===&gt; BREAK from the loop"”</text:p>
                              <text:list>
                                <text:list-item>
                                  <text:p text:style-name="P156">==&gt; this message : the prog does NOT write to the console line</text:p>
                                </text:list-item>
                              </text:list>
                            </text:list-item>
                            <text:list-item>
                              <text:p text:style-name="P156">==&gt; CODING</text:p>
                            </text:list-item>
                            <text:list-item>
                              <text:p text:style-name="P156">FOUND ==&gt; “SWITCH_DEBUG” → set to false</text:p>
                            </text:list-item>
                            <text:list-item>
                              <text:p text:style-name="P156">==&gt; set to True</text:p>
                            </text:list-item>
                          </text:list>
                        </text:list-item>
                        <text:list-item>
                          <text:p text:style-name="P156">TEST ==&gt; shown</text:p>
                          <text:list>
                            <text:list-item>
                              <text:p text:style-name="P156">“[libfx_6.py:2347 / 20191013_124319] (step : B : j3 : Y : 6) continuing...</text:p>
                            </text:list-item>
                            <text:list-item>
                              <text:p text:style-name="P156">[libfx_6.py:2364 / 20191013_124319] ===&gt; BREAK from the loop”</text:p>
                            </text:list-item>
                          </text:list>
                        </text:list-item>
                      </text:list>
                    </text:list-item>
                  </text:list>
                </text:list-item>
              </text:list>
            </text:list-item>
          </text:list>
        </text:list-item>
        <text:list-item>
          <text:p text:style-name="P156">TASK-3 : for-loop ---&gt; wrap with another loop</text:p>
          <text:list>
            <text:list-item>
              <text:p text:style-name="P156">T-3.1</text:p>
              <text:list>
                <text:list-item>
                  <text:p text:style-name="P156">current for-loop ==&gt; to another func</text:p>
                </text:list-item>
                <text:list-item>
                  <text:p text:style-name="P43"><text:span text:style-name="T11">new FUNC : </text:span><text:soft-page-break/><text:span text:style-name="T11">tester_T_2__Buy_Up__Loop_2_Trailing__V3__ForLoop_1</text:span></text:p>
                  <text:list>
                    <text:list-item>
                      <text:p text:style-name="P43"><text:span text:style-name="T10">#_ </text:span><text:span text:style-name="T11">sig</text:span></text:p>
                    </text:list-item>
                    <text:list-item>
                      <text:p text:style-name="P43"><text:span text:style-name="T10">#_ </text:span><text:span text:style-name="T11">time labels</text:span></text:p>
                      <text:list>
                        <text:list-item>
                          <text:p text:style-name="P156">#_20191013_124743:caller</text:p>
                        </text:list-item>
                        <text:list-item>
                          <text:p text:style-name="P156">#_20191013_124746:head</text:p>
                        </text:list-item>
                        <text:list-item>
                          <text:p text:style-name="P156">#_20191013_124751:wl:in-func</text:p>
                        </text:list-item>
                      </text:list>
                    </text:list-item>
                    <text:list-item>
                      <text:p text:style-name="P156">DUP : lines</text:p>
                      <text:list>
                        <text:list-item>
                          <text:p text:style-name="P156">DUP</text:p>
                        </text:list-item>
                        <text:list-item>
                          <text:p text:style-name="P156">return values</text:p>
                          <text:list>
                            <text:list-item>
                              <text:p text:style-name="P156">#_20191013_125039:tmp</text:p>
                            </text:list-item>
                            <text:list-item>
                              <text:p text:style-name="P156"/>
                            </text:list-item>
                          </text:list>
                        </text:list-item>
                      </text:list>
                    </text:list-item>
                    <text:list-item>
                      <text:p text:style-name="P156">caller</text:p>
                    </text:list-item>
                  </text:list>
                </text:list-item>
                <text:list-item>
                  <text:p text:style-name="P156">TEST ==&gt; OK</text:p>
                </text:list-item>
              </text:list>
            </text:list-item>
            <text:list-item>
              <text:p text:style-name="P43"><text:span text:style-name="T10">#_ </text:span><text:span text:style-name="T11">T-3.2 : new param ==&gt; index number</text:span></text:p>
              <text:list>
                <text:list-item>
                  <text:p text:style-name="P156">CODE</text:p>
                </text:list-item>
                <text:list-item>
                  <text:p text:style-name="P156">TEST</text:p>
                  <text:list>
                    <text:list-item>
                      <text:p text:style-name="P156">param is 10 → dat file : “22 <text:s text:c="5"/>2019.04.24 05:45”</text:p>
                    </text:list-item>
                    <text:list-item>
                      <text:p text:style-name="P156">param is 25 → console “(step : B : j2 : N : 1) Pattern NOT detectd.”</text:p>
                    </text:list-item>
                    <text:list-item>
                      <text:p text:style-name="P156">ERROR</text:p>
                      <text:list>
                        <text:list-item>
                          <text:p text:style-name="P156">“ <text:s/>File "C:\WORKS_2\WS\WS_Others.prog\prog\D-7\2_2\VIRTUAL\Admin_Projects\mm\libs_mm\libfx_6.py", lin</text:p>
                        </text:list-item>
                        <text:list-item>
                          <text:p text:style-name="P156">e 8023, in tester_T_2__Report_Dat</text:p>
                        </text:list-item>
                        <text:list-item>
                          <text:p text:style-name="P156"><text:s text:c="4"/>cntOf_SLs, cntOf_SLs / lenOf_LO_Pos_Target</text:p>
                        </text:list-item>
                        <text:list-item>
                          <text:p text:style-name="P156">ZeroDivisionError: division by zero”</text:p>
                        </text:list-item>
                        <text:list-item>
                          <text:p text:style-name="P156">FIX : ==&gt; OK</text:p>
                        </text:list-item>
                      </text:list>
                    </text:list-item>
                  </text:list>
                </text:list-item>
              </text:list>
            </text:list-item>
          </text:list>
        </text:list-item>
      </text:list>
      <text:p text:style-name="P9">[next]</text:p>
      <text:list xml:id="list321576188167419020" text:style-name="L8">
        <text:list-item>
          <text:p text:style-name="P44">TASK : this : T-3.2 –&gt; param index</text:p>
          <text:list>
            <text:list-item>
              <text:p text:style-name="P44">==&gt; return vals → add : current position's start index</text:p>
            </text:list-item>
            <text:list-item>
              <text:p text:style-name="P44">==&gt; next loop : give this start index as a param</text:p>
            </text:list-item>
            <text:list-item>
              <text:p text:style-name="P44"><text:soft-page-break/>#_20191013_130918:next</text:p>
            </text:list-item>
          </text:list>
        </text:list-item>
      </text:list>
      <text:p text:style-name="P9">[further]</text:p>
      <text:list xml:id="list4753390279405121509" text:style-name="L9">
        <text:list-item>
          <text:p text:style-name="P45"/>
        </text:list-item>
      </text:list>
      <text:p text:style-name="P2"><text:line-break/><text:span text:style-name="T12">[/ XXX]</text:span></text:p>
      <text:p text:style-name="P2"/>
      <text:p text:style-name="P12"/>
      <text:p text:style-name="P9">---------------------------------------------------------------------------</text:p>
      <text:p text:style-name="P17">res free# JVEMV6 44#8.4.2_3 / 44. currency / 8. prog-python / 4 tester / 2. id-3 / 20191014_081754</text:p>
      <text:p text:style-name="P17"/>
      <text:p text:style-name="P9">[do] <text:span text:style-name="T9">#_ </text:span></text:p>
      <text:list xml:id="list6813555129986165681" text:style-name="L10">
        <text:list-item>
          <text:p text:style-name="P46">REVIEW</text:p>
        </text:list-item>
        <text:list-item>
          <text:p text:style-name="P46">TASK-1 : this(prev) : T-3.2 –&gt; param index</text:p>
          <text:list>
            <text:list-item>
              <text:list>
                <text:list-item>
                  <text:p text:style-name="P46">==&gt; return vals → add : current position's start index</text:p>
                </text:list-item>
                <text:list-item>
                  <text:p text:style-name="P46">==&gt; next loop : give this start index as a param</text:p>
                </text:list-item>
                <text:list-item>
                  <text:p text:style-name="P46">#_20191013_130918:next</text:p>
                </text:list-item>
              </text:list>
            </text:list-item>
            <text:list-item>
              <text:p text:style-name="P46"><text:span text:style-name="T9">#_ </text:span>SEG-1 : cleanup code</text:p>
            </text:list-item>
            <text:list-item>
              <text:p text:style-name="P46">SEG-2 : func : tester_T_2__Buy_Up__Loop_2_Trailing__V3__ForLoop_1</text:p>
              <text:list>
                <text:list-item>
                  <text:list>
                    <text:list-item>
                      <text:p text:style-name="P46">==&gt; part of its lines → functionalize</text:p>
                    </text:list-item>
                  </text:list>
                </text:list-item>
                <text:list-item>
                  <text:p text:style-name="P46">S-2.1 : “step : B : j5 : Y : 4”</text:p>
                  <text:list>
                    <text:list-item>
                      <text:p text:style-name="P46">new FUN<text:span text:style-name="T11">C : tester_T_2__Trailing__V3__Step_B_j5_Y_4</text:span></text:p>
                      <text:list>
                        <text:list-item>
                          <text:p text:style-name="P157">#_20191014_082454:tmp</text:p>
                        </text:list-item>
                        <text:list-item>
                          <text:p text:style-name="P46"><text:span text:style-name="T10">#_ </text:span><text:span text:style-name="T11">sig</text:span></text:p>
                        </text:list-item>
                        <text:list-item>
                          <text:p text:style-name="P46"><text:span text:style-name="T10">#_ </text:span><text:span text:style-name="T11">labels</text:span></text:p>
                          <text:list>
                            <text:list-item>
                              <text:p text:style-name="P157">#_20191014_082559:caller</text:p>
                            </text:list-item>
                            <text:list-item>
                              <text:p text:style-name="P157">#_20191014_082604:head</text:p>
                            </text:list-item>
                            <text:list-item>
                              <text:p text:style-name="P157">#_20191014_082609:wl:in-func</text:p>
                            </text:list-item>
                          </text:list>
                        </text:list-item>
                        <text:list-item>
                          <text:p text:style-name="P46"><text:soft-page-break/><text:span text:style-name="T10">#_ </text:span><text:span text:style-name="T11">DUP : lines</text:span></text:p>
                        </text:list-item>
                        <text:list-item>
                          <text:p text:style-name="P46"><text:span text:style-name="T10">#_ </text:span><text:span text:style-name="T11">param</text:span></text:p>
                          <text:list>
                            <text:list-item>
                              <text:p text:style-name="P157">Pos</text:p>
                            </text:list-item>
                            <text:list-item>
                              <text:p text:style-name="P157">lo_Lines_Log</text:p>
                            </text:list-item>
                          </text:list>
                        </text:list-item>
                        <text:list-item>
                          <text:p text:style-name="P46"><text:span text:style-name="T10">#_ </text:span><text:span text:style-name="T11">caller</text:span></text:p>
                          <text:list>
                            <text:list-item>
                              <text:p text:style-name="P157">receiver</text:p>
                            </text:list-item>
                            <text:list-item>
                              <text:p text:style-name="P157">time label</text:p>
                            </text:list-item>
                          </text:list>
                        </text:list-item>
                      </text:list>
                    </text:list-item>
                    <text:list-item>
                      <text:p text:style-name="P157">TEST : “num_Index = 10”</text:p>
                      <text:list>
                        <text:list-item>
                          <text:p text:style-name="P157">==&gt; ? → lines not used</text:p>
                        </text:list-item>
                      </text:list>
                    </text:list-item>
                  </text:list>
                </text:list-item>
                <text:list-item>
                  <text:p text:style-name="P46"><text:span text:style-name="T10">#_ </text:span><text:span text:style-name="T11">S-2.2 : “Pos ==&gt; reset” → where used ?</text:span></text:p>
                  <text:list>
                    <text:list-item>
                      <text:p text:style-name="P157">find</text:p>
                      <text:list>
                        <text:list-item>
                          <text:p text:style-name="P46"><text:span text:style-name="T10">#_ </text:span><text:span text:style-name="T11">“step : B : j5 : Y : 4”</text:span></text:p>
                        </text:list-item>
                        <text:list-item>
                          <text:p text:style-name="P46"><text:span text:style-name="T10">#_ </text:span><text:span text:style-name="T11">“step : B : j7 : Y : 4”</text:span></text:p>
                          <text:list>
                            <text:list-item>
                              <text:p text:style-name="P157">#_20191014_084210:tmp</text:p>
                            </text:list-item>
                            <text:list-item>
                              <text:p text:style-name="P157">CODING</text:p>
                            </text:list-item>
                            <text:list-item>
                              <text:p text:style-name="P157">TEST ==&gt; ? : line not used</text:p>
                            </text:list-item>
                          </text:list>
                        </text:list-item>
                        <text:list-item>
                          <text:p text:style-name="P46"><text:span text:style-name="T10">#_ </text:span><text:span text:style-name="T11">“step : B : j3 : Y : 4”</text:span></text:p>
                          <text:list>
                            <text:list-item>
                              <text:p text:style-name="P157">#_20191014_084644:tmp</text:p>
                            </text:list-item>
                            <text:list-item>
                              <text:p text:style-name="P157">CODING</text:p>
                            </text:list-item>
                            <text:list-item>
                              <text:p text:style-name="P157">TEST ==&gt; OK</text:p>
                            </text:list-item>
                          </text:list>
                        </text:list-item>
                        <text:list-item>
                          <text:p text:style-name="P46"><text:span text:style-name="T10">#_ </text:span><text:span text:style-name="T11">“step : B : j4 : Y : 4”</text:span></text:p>
                          <text:list>
                            <text:list-item>
                              <text:p text:style-name="P157">steps</text:p>
                              <text:list>
                                <text:list-item>
                                  <text:p text:style-name="P157">search “for i in” (backwards)</text:p>
                                </text:list-item>
                                <text:list-item>
                                  <text:p text:style-name="P157">search “Pos ==&gt; reset”</text:p>
                                </text:list-item>
                                <text:list-item>
                                  <text:p text:style-name="P157">(if found) add → “tmp” label</text:p>
                                </text:list-item>
                                <text:list-item>
                                  <text:p text:style-name="P157">search “for i in” (backwards)</text:p>
                                </text:list-item>
                                <text:list-item>
                                  <text:p text:style-name="P157">(if in the right for-loop) ==&gt; search “tmp” label</text:p>
                                </text:list-item>
                                <text:list-item>
                                  <text:p text:style-name="P157">test</text:p>
                                </text:list-item>
                                <text:list-item>
                                  <text:p text:style-name="P157">open → log file</text:p>
                                </text:list-item>
                                <text:list-item>
                                  <text:p text:style-name="P157"><text:soft-page-break/>search for → step id string</text:p>
                                </text:list-item>
                              </text:list>
                            </text:list-item>
                            <text:list-item>
                              <text:p text:style-name="P157">#_20191014_085223:tmp</text:p>
                            </text:list-item>
                            <text:list-item>
                              <text:p text:style-name="P157">TEST ==&gt; lines not used</text:p>
                            </text:list-item>
                          </text:list>
                        </text:list-item>
                        <text:list-item>
                          <text:p text:style-name="P46"><text:span text:style-name="T10">~_ </text:span><text:span text:style-name="T11">“step : B : j5 : Y : 4”</text:span></text:p>
                          <text:list>
                            <text:list-item>
                              <text:p text:style-name="P157">#_20191014_085630:tmp</text:p>
                            </text:list-item>
                            <text:list-item>
                              <text:p text:style-name="P157">==&gt; NOT in the target loop</text:p>
                            </text:list-item>
                          </text:list>
                        </text:list-item>
                      </text:list>
                    </text:list-item>
                  </text:list>
                </text:list-item>
                <text:list-item>
                  <text:p text:style-name="P46"><text:span text:style-name="T10">#_ </text:span><text:span text:style-name="T11">SEG-2.3 : “to list ==&gt; e0, Pos”</text:span></text:p>
                  <text:list>
                    <text:list-item>
                      <text:p text:style-name="P157">find</text:p>
                      <text:list>
                        <text:list-item>
                          <text:p text:style-name="P157">“step : B : j5 : Y : 3.1” (stoploss)</text:p>
                        </text:list-item>
                      </text:list>
                    </text:list-item>
                    <text:list-item>
                      <text:p text:style-name="P157">new FUNC : tester_T_2__Trailing__V3__Step_B_j5_Y_3_1</text:p>
                      <text:list>
                        <text:list-item>
                          <text:p text:style-name="P157">#_20191014_090444:tmp</text:p>
                        </text:list-item>
                        <text:list-item>
                          <text:p text:style-name="P46"><text:span text:style-name="T10">#_ </text:span><text:span text:style-name="T11">sig</text:span></text:p>
                        </text:list-item>
                        <text:list-item>
                          <text:p text:style-name="P196"><text:span text:style-name="T10">#_ </text:span><text:span text:style-name="T11">labels</text:span></text:p>
                          <text:list>
                            <text:list-item>
                              <text:p text:style-name="P157">#_20191014_090545:caller</text:p>
                            </text:list-item>
                            <text:list-item>
                              <text:p text:style-name="P157">#_20191014_090550:head</text:p>
                            </text:list-item>
                            <text:list-item>
                              <text:p text:style-name="P157">#_20191014_090554:wl:in-func</text:p>
                            </text:list-item>
                          </text:list>
                        </text:list-item>
                        <text:list-item>
                          <text:p text:style-name="P46"><text:span text:style-name="T10">#_ </text:span><text:span text:style-name="T11">DUP : lines</text:span></text:p>
                        </text:list-item>
                        <text:list-item>
                          <text:p text:style-name="P46"><text:span text:style-name="T10">#_ </text:span><text:span text:style-name="T11">param</text:span></text:p>
                          <text:list>
                            <text:list-item>
                              <text:p text:style-name="P157">Pos</text:p>
                            </text:list-item>
                            <text:list-item>
                              <text:p text:style-name="P157">lo_Lines_Log</text:p>
                            </text:list-item>
                          </text:list>
                        </text:list-item>
                        <text:list-item>
                          <text:p text:style-name="P46"><text:span text:style-name="T10">#_ </text:span><text:span text:style-name="T11">caller</text:span></text:p>
                          <text:list>
                            <text:list-item>
                              <text:p text:style-name="P157">receiver</text:p>
                            </text:list-item>
                            <text:list-item>
                              <text:p text:style-name="P157">time label</text:p>
                            </text:list-item>
                          </text:list>
                        </text:list-item>
                      </text:list>
                    </text:list-item>
                    <text:list-item>
                      <text:p text:style-name="P157">TEST ==&gt; lines not used</text:p>
                    </text:list-item>
                  </text:list>
                </text:list-item>
                <text:list-item>
                  <text:p text:style-name="P157">SEG-2.3 : “to list ==&gt; e0, Pos” → where used ?</text:p>
                  <text:list>
                    <text:list-item>
                      <text:p text:style-name="P157"/>
                    </text:list-item>
                  </text:list>
                </text:list-item>
              </text:list>
            </text:list-item>
            <text:list-item>
              <text:p text:style-name="P46">T-1.1</text:p>
            </text:list-item>
          </text:list>
        </text:list-item>
      </text:list>
      <text:p text:style-name="P9">[next]</text:p>
      <text:list xml:id="list4795236547853166170" text:style-name="L11">
        <text:list-item>
          <text:p text:style-name="P47">TASK : <text:span text:style-name="T11">SEG-2.3 : “to list ==&gt; e0, Pos” → where used ?</text:span></text:p>
          <text:list>
            <text:list-item>
              <text:p text:style-name="P158">==&gt; continue</text:p>
            </text:list-item>
            <text:list-item>
              <text:p text:style-name="P158"><text:soft-page-break/>#_20191014_091430:next</text:p>
            </text:list-item>
          </text:list>
        </text:list-item>
      </text:list>
      <text:p text:style-name="P9">[further]</text:p>
      <text:list xml:id="list6215525919742514497" text:style-name="L12">
        <text:list-item>
          <text:p text:style-name="P48"/>
        </text:list-item>
      </text:list>
      <text:p text:style-name="P2"><text:line-break/><text:span text:style-name="T12">[/ 20191014_091710]</text:span></text:p>
      <text:p text:style-name="P2"/>
      <text:p text:style-name="P12"/>
      <text:p text:style-name="P9">---------------------------------------------------------------------------</text:p>
      <text:p text:style-name="P17">res free# JVEMV6 44#8.4.2_4 / 44. currency / 8. prog-python / 4 tester / 2. id-3 / 20191015_091048</text:p>
      <text:p text:style-name="P17"/>
      <text:p text:style-name="P9">[do] <text:span text:style-name="T9">#_ </text:span></text:p>
      <text:list xml:id="list5300886294731863099" text:style-name="L13">
        <text:list-item>
          <text:p text:style-name="P49">REVIEW</text:p>
        </text:list-item>
        <text:list-item>
          <text:p text:style-name="P49"><text:span text:style-name="T10">#_ </text:span>TASK-1 : <text:span text:style-name="T11">SEG-2.3 : “to list ==&gt; e0, Pos” → where used ?</text:span></text:p>
          <text:list>
            <text:list-item>
              <text:list>
                <text:list-item>
                  <text:p text:style-name="P159">==&gt; continue</text:p>
                </text:list-item>
                <text:list-item>
                  <text:p text:style-name="P159">#_20191014_091430:next</text:p>
                </text:list-item>
              </text:list>
            </text:list-item>
            <text:list-item>
              <text:p text:style-name="P159">T-1.1 : “step : B : j7 : Y : 3.1” (takeprofit)</text:p>
              <text:list>
                <text:list-item>
                  <text:p text:style-name="P159">#_20191015_091340:tmp</text:p>
                </text:list-item>
                <text:list-item>
                  <text:p text:style-name="P159">CODE</text:p>
                </text:list-item>
                <text:list-item>
                  <text:p text:style-name="P159">TEST ==&gt; OK</text:p>
                  <text:list>
                    <text:list-item>
                      <text:p text:style-name="P159">no error ==&gt; OK</text:p>
                    </text:list-item>
                    <text:list-item>
                      <text:p text:style-name="P159">log file ==&gt; </text:p>
                      <text:list>
                        <text:list-item>
                          <text:p text:style-name="P159">“[libfx_6.py:2561 / 20191015_092006] (step : B : j3 : Y : 6) continuing...</text:p>
                        </text:list-item>
                        <text:list-item>
                          <text:p text:style-name="P159">[libfx_6.py:2578 / 20191015_092006] ===&gt; BREAK from the loop”</text:p>
                        </text:list-item>
                      </text:list>
                    </text:list-item>
                  </text:list>
                </text:list-item>
                <text:list-item>
                  <text:p text:style-name="P159">CODE → debugging : #_20191015_092321:debug</text:p>
                </text:list-item>
                <text:list-item>
                  <text:p text:style-name="P159">TEST ==&gt; OK</text:p>
                </text:list-item>
              </text:list>
            </text:list-item>
            <text:list-item>
              <text:p text:style-name="P159">T-1.2 : “step : B : j3 : Y : 3.1”</text:p>
              <text:list>
                <text:list-item>
                  <text:list>
                    <text:list-item>
                      <text:p text:style-name="P159"><text:soft-page-break/>#_20191015_092900:tmp</text:p>
                    </text:list-item>
                  </text:list>
                </text:list-item>
                <text:list-item>
                  <text:p text:style-name="P159">CODE</text:p>
                </text:list-item>
                <text:list-item>
                  <text:p text:style-name="P159">TEST ==&gt; OK</text:p>
                  <text:list>
                    <text:list-item>
                      <text:list>
                        <text:list-item>
                          <text:p text:style-name="P159">“[libfx_6.py:2594 / 20191015_093352] (step : B : j3 : Y : 6) continuing...</text:p>
                        </text:list-item>
                        <text:list-item>
                          <text:p text:style-name="P159">[libfx_6.py:2611 / 20191015_093352] ===&gt; BREAK from the loop”</text:p>
                        </text:list-item>
                      </text:list>
                    </text:list-item>
                  </text:list>
                </text:list-item>
              </text:list>
            </text:list-item>
            <text:list-item>
              <text:p text:style-name="P159"><text:span text:style-name="T9">#_ </text:span>T-1.3 : “step : B : j4 : Y : 3.1”</text:p>
              <text:list>
                <text:list-item>
                  <text:list>
                    <text:list-item>
                      <text:p text:style-name="P159">#_20191015_093700:tmp</text:p>
                    </text:list-item>
                  </text:list>
                </text:list-item>
                <text:list-item>
                  <text:p text:style-name="P159"><text:span text:style-name="T9">#_ </text:span>CODE</text:p>
                </text:list-item>
                <text:list-item>
                  <text:p text:style-name="P159">TEST ==&gt; OK</text:p>
                  <text:list>
                    <text:list-item>
                      <text:p text:style-name="P159">error ==&gt; NO</text:p>
                      <text:list>
                        <text:list-item>
                          <text:p text:style-name="P159">“[libfx_6.py:2594 / 20191015_093949] (step : B : j3 : Y : 6) continuing...</text:p>
                        </text:list-item>
                        <text:list-item>
                          <text:p text:style-name="P159">[libfx_6.py:2611 / 20191015_093949] ===&gt; BREAK from the loop”</text:p>
                        </text:list-item>
                      </text:list>
                    </text:list-item>
                  </text:list>
                </text:list-item>
              </text:list>
            </text:list-item>
          </text:list>
        </text:list-item>
        <text:list-item>
          <text:p text:style-name="P159">TASK-2 : func “tester_T_2__Buy_Up__Loop_2_Trailing__V3__ForLoop_1” ==&gt; call X times in an outer for-loop ==&gt; param “num_Index” → get from “lo_Pos_Exits”</text:p>
          <text:list>
            <text:list-item>
              <text:p text:style-name="P159">T-2.1 : param “num_Index” → get from “lo_Pos_Exits”</text:p>
              <text:list>
                <text:list-item>
                  <text:p text:style-name="P159">#_20191015_094358:debug</text:p>
                </text:list-item>
                <text:list-item>
                  <text:p text:style-name="P159">CODE</text:p>
                </text:list-item>
                <text:list-item>
                  <text:p text:style-name="P159">TEST ==&gt; ERROR</text:p>
                  <text:list>
                    <text:list-item>
                      <text:list>
                        <text:list-item>
                          <text:p text:style-name="P159">“ <text:s/>File "C:\WORKS_2\WS\WS_Others.prog\prog\D-7\2_2\VIRTUAL\Admin_Projects\mm\libs_mm\libfx_6.py", lin</text:p>
                        </text:list-item>
                        <text:list-item>
                          <text:p text:style-name="P159">e 3430, in tester_T_2__Buy_Up__Loop_2_Trailing__V3</text:p>
                        </text:list-item>
                        <text:list-item>
                          <text:p text:style-name="P159"><text:s text:c="4"/>lo_Pos_Exits[0]['st_idx']</text:p>
                        </text:list-item>
                        <text:list-item>
                          <text:p text:style-name="P159">TypeError: list indices must be integers or slices, not str”</text:p>
                        </text:list-item>
                      </text:list>
                    </text:list-item>
                    <text:list-item>
                      <text:p text:style-name="P159">TRY : review “tester_T_2__Trailing__V3__Step_B_j5_Y_3_1”</text:p>
                      <text:list>
                        <text:list-item>
                          <text:p text:style-name="P159"><text:soft-page-break/>FIX : #_20191015_095643:fix</text:p>
                        </text:list-item>
                      </text:list>
                    </text:list-item>
                    <text:list-item>
                      <text:p text:style-name="P159">TEST ==&gt; OK</text:p>
                      <text:list>
                        <text:list-item>
                          <text:p text:style-name="P159">“[libfx_6.py:3449 / 20191015_095925]</text:p>
                        </text:list-item>
                        <text:list-item>
                          <text:p text:style-name="P159">lo_Pos_Exits[0]['st_idx'] =&gt; 22”</text:p>
                        </text:list-item>
                      </text:list>
                    </text:list-item>
                  </text:list>
                </text:list-item>
              </text:list>
            </text:list-item>
          </text:list>
        </text:list-item>
      </text:list>
      <text:p text:style-name="P9">[next]</text:p>
      <text:list xml:id="list7450396051939748217" text:style-name="L14">
        <text:list-item>
          <text:p text:style-name="P50">TASK : continue</text:p>
          <text:list>
            <text:list-item>
              <text:p text:style-name="P50">coding</text:p>
              <text:list>
                <text:list-item>
                  <text:p text:style-name="P50">new : outer for-loop</text:p>
                </text:list-item>
                <text:list-item>
                  <text:p text:style-name="P50">“Pos['st_idx'] + 1” → pass to func for the param “num_Index”</text:p>
                </text:list-item>
                <text:list-item>
                  <text:p text:style-name="P50">one of the return vals “lo_Pos_Exits” → append to another new list “lo_LO_Pos_Exits ”</text:p>
                </text:list-item>
              </text:list>
            </text:list-item>
            <text:list-item>
              <text:p text:style-name="P50">#_20191015_100103:next</text:p>
            </text:list-item>
          </text:list>
        </text:list-item>
      </text:list>
      <text:p text:style-name="P9">[further]</text:p>
      <text:list xml:id="list6875225428729094880" text:style-name="L15">
        <text:list-item>
          <text:p text:style-name="P51"/>
        </text:list-item>
      </text:list>
      <text:p text:style-name="P2"><text:line-break/><text:span text:style-name="T12">[/ XXX]</text:span></text:p>
      <text:p text:style-name="P2"/>
      <text:p text:style-name="P12"/>
      <text:p text:style-name="P9">---------------------------------------------------------------------------</text:p>
      <text:p text:style-name="P17">res free# JVEMV6 44#8.4.2_5 / 44. currency / 8. prog-python / 4 tester / 2. id-3 / 20191016_100713</text:p>
      <text:p text:style-name="P17"/>
      <text:p text:style-name="P9">[do] <text:span text:style-name="T9">#_ </text:span></text:p>
      <text:list xml:id="list6193936029556097479" text:style-name="L16">
        <text:list-item>
          <text:p text:style-name="P52">REVIEW</text:p>
        </text:list-item>
        <text:list-item>
          <text:p text:style-name="P52">TASK-1 : continue</text:p>
          <text:list>
            <text:list-item>
              <text:list>
                <text:list-item>
                  <text:p text:style-name="P52">coding</text:p>
                  <text:list>
                    <text:list-item>
                      <text:p text:style-name="P52">new : outer for-loop</text:p>
                    </text:list-item>
                    <text:list-item>
                      <text:p text:style-name="P52">“Pos['st_idx'] + 1” → pass to func for the param “num_Index”</text:p>
                    </text:list-item>
                    <text:list-item>
                      <text:p text:style-name="P182"><text:span text:style-name="T4">one of the return vals “lo_Pos_Exits” → append to another new </text:span><text:soft-page-break/><text:span text:style-name="T4">list “lo_LO_Pos_Exits ”</text:span></text:p>
                    </text:list-item>
                    <text:list-item>
                      <text:p text:style-name="P52">#_20191015_100103:next</text:p>
                    </text:list-item>
                  </text:list>
                </text:list-item>
              </text:list>
            </text:list-item>
            <text:list-item>
              <text:p text:style-name="P52">T-1.1 : debug → get len of <text:s text:c="2"/>lo_Pos_Exits</text:p>
              <text:list>
                <text:list-item>
                  <text:p text:style-name="P52">new for-loop block</text:p>
                  <text:list>
                    <text:list-item>
                      <text:p text:style-name="P52">current block → indent, to right, 1 step</text:p>
                    </text:list-item>
                  </text:list>
                </text:list-item>
                <text:list-item>
                  <text:p text:style-name="P52">TEST ==&gt; OK</text:p>
                </text:list-item>
              </text:list>
            </text:list-item>
            <text:list-item>
              <text:p text:style-name="P52">T-1.2 : each loop → get “st_idx” value</text:p>
              <text:list>
                <text:list-item>
                  <text:p text:style-name="P52">#_20191016_102327:tmp</text:p>
                </text:list-item>
                <text:list-item>
                  <text:p text:style-name="P52">CODE</text:p>
                </text:list-item>
                <text:list-item>
                  <text:p text:style-name="P52">TEST : “num_Index = 0”</text:p>
                  <text:list>
                    <text:list-item>
                      <text:p text:style-name="P52">==&gt; ISSUE</text:p>
                      <text:list>
                        <text:list-item>
                          <text:p text:style-name="P52">the 2nd loop → starts from “(step : B : 0) =================================== [loop : 32]”</text:p>
                        </text:list-item>
                      </text:list>
                    </text:list-item>
                    <text:list-item>
                      <text:p text:style-name="P52">MODIFY : 2nd loop on → if “num_Index” &gt; “lenOf_Detection_Target_Range” ==&gt; let “lenOf_Detection_Target_Range” = 0</text:p>
                    </text:list-item>
                  </text:list>
                </text:list-item>
                <text:list-item>
                  <text:p text:style-name="P182"><text:span text:style-name="T4">TEST ==&gt; PRO</text:span><text:span text:style-name="T5">BLEM : at “step : A : 2 : j1 : Y : 3”</text:span></text:p>
                  <text:list>
                    <text:list-item>
                      <text:p text:style-name="P160">FIX : “num_Index = num_ST_IDX + 1”</text:p>
                    </text:list-item>
                    <text:list-item>
                      <text:p text:style-name="P182"><text:span text:style-name="T5">TEST ==&gt; </text:span><text:span text:style-name="T7">PROBLEM</text:span><text:span text:style-name="T5"> (20191016_105033)</text:span></text:p>
                    </text:list-item>
                  </text:list>
                </text:list-item>
              </text:list>
            </text:list-item>
          </text:list>
        </text:list-item>
      </text:list>
      <text:p text:style-name="P9">[next]</text:p>
      <text:list xml:id="list6704733000404465312" text:style-name="L17">
        <text:list-item>
          <text:p text:style-name="P53">TASK : #_20191016_104742:next (<text:span text:style-name="T14">PROBLEM</text:span><text:span text:style-name="T11"> (20191016_105033))</text:span></text:p>
          <text:list>
            <text:list-item>
              <text:p text:style-name="P53">for-loop ==&gt; dat file → sam<text:span text:style-name="T11">e 2 records “29<text:tab/>2019.04.24 07:30”</text:span></text:p>
              <text:list>
                <text:list-item>
                  <text:p text:style-name="P161">==&gt; why ?</text:p>
                </text:list-item>
              </text:list>
            </text:list-item>
            <text:list-item>
              <text:p text:style-name="P161">also, in the second for-loop, index runs to the end of the range ==&gt; then, have the outer loop quit the loop</text:p>
            </text:list-item>
            <text:list-item>
              <text:p text:style-name="P161">ref ==&gt; BUSL3_No_T_3.(20191016_104330).dir</text:p>
            </text:list-item>
          </text:list>
        </text:list-item>
      </text:list>
      <text:p text:style-name="P9">[further]</text:p>
      <text:list xml:id="list385334511133733161" text:style-name="L18">
        <text:list-item>
          <text:p text:style-name="P54"/>
        </text:list-item>
      </text:list>
      <text:p text:style-name="P2"><text:line-break/><text:span text:style-name="T12">[/ 20191016_105101]</text:span></text:p>
      <text:p text:style-name="P2"><text:soft-page-break/></text:p>
      <text:p text:style-name="P12"/>
      <text:p text:style-name="P9">---------------------------------------------------------------------------</text:p>
      <text:p text:style-name="P17">res free# JVEMV6 44#8.4.2_6 / 44. currency / 8. prog-python / 4 tester / 2. id-3 / 20191017_091421</text:p>
      <text:p text:style-name="P17"/>
      <text:p text:style-name="P9">[do] <text:span text:style-name="T9">#_ </text:span></text:p>
      <text:list xml:id="list5716318613724245446" text:style-name="L19">
        <text:list-item>
          <text:p text:style-name="P55">~ REVIEW</text:p>
        </text:list-item>
        <text:list-item>
          <text:p text:style-name="P55">TASK-1 : </text:p>
          <text:list>
            <text:list-item>
              <text:list>
                <text:list-item>
                  <text:p text:style-name="P55">~ “num_Index = num_ST_IDX + 1” ==&gt; modify → </text:p>
                </text:list-item>
                <text:list-item>
                  <text:p text:style-name="P55">#_20191017_091353:tmp</text:p>
                </text:list-item>
              </text:list>
            </text:list-item>
            <text:list-item>
              <text:p text:style-name="P55">T-1.1 : BUSL3_No_T_3.(20191016_104330).log</text:p>
              <text:list>
                <text:list-item>
                  <text:p text:style-name="P55">INSPECT : “step : B : j5 : Y : 6”, L1311</text:p>
                  <text:list>
                    <text:list-item>
                      <text:p text:style-name="P55">#_20191017_092022:tmp</text:p>
                    </text:list-item>
                    <text:list-item>
                      <text:p text:style-name="P55">CODING → add “===&gt; BREAK from the loop”</text:p>
                    </text:list-item>
                    <text:list-item>
                      <text:p text:style-name="P55">TEST ==&gt; BUSL3_No_T_3.(20191017_092209).dir</text:p>
                      <text:list>
                        <text:list-item>
                          <text:p text:style-name="P55">“[libfx_6.py:2191 / 20191017_092212] (step : B : j2 : Y)</text:p>
                        </text:list-item>
                        <text:list-item>
                          <text:p text:style-name="P55">pattern --&gt; detected : 2019.04.24 05:45”</text:p>
                        </text:list-item>
                        <text:list-item>
                          <text:p text:style-name="P55">“[libfx_6.py:2630 / 20191017_092213] ===&gt; BREAK from the loop</text:p>
                        </text:list-item>
                        <text:list-item>
                          <text:p text:style-name="P55">[libfx_6.py:3510 / 20191017_092213] num_ST_IDX = 22 ---&gt; set to num_Index (now 23)”</text:p>
                        </text:list-item>
                        <text:list-item>
                          <text:p text:style-name="P55">“[libfx_6.py:2191 / 20191017_092213] (step : B : j2 : Y)</text:p>
                        </text:list-item>
                        <text:list-item>
                          <text:p text:style-name="P55">pattern --&gt; detected : 2019.04.24 07:30”</text:p>
                        </text:list-item>
                        <text:list-item>
                          <text:p text:style-name="P55">“[libfx_6.py:1056 / 20191017_092216] (step : B : j5 : Y : 1)</text:p>
                        </text:list-item>
                        <text:list-item>
                          <text:p text:style-name="P55">judge : e0.price_Low --&gt; equal or less than ts_SL”</text:p>
                        </text:list-item>
                      </text:list>
                    </text:list-item>
                    <text:list-item>
                      <text:p text:style-name="P55">FOUND</text:p>
                      <text:list>
                        <text:list-item>
                          <text:p text:style-name="P55">the 3rd loop → not<text:span text:style-name="T11"> detected AT ALL</text:span></text:p>
                        </text:list-item>
                      </text:list>
                    </text:list-item>
                    <text:list-item>
                      <text:p text:style-name="P162">TRY : “Pos['ext_idx']” → if not detected of the pattern, this variable takes on what value?</text:p>
                      <text:list>
                        <text:list-item>
                          <text:p text:style-name="P162"><text:soft-page-break/>==&gt; BUSL3_No_T_3.(20191017_092925).dir</text:p>
                        </text:list-item>
                        <text:list-item>
                          <text:p text:style-name="P162">==&gt; “[libfx_6.py:3490 / 20191017_092934] Pos['ext_idx'] 36”</text:p>
                        </text:list-item>
                      </text:list>
                    </text:list-item>
                    <text:list-item>
                      <text:p text:style-name="P162">TRY : INSPECT → func : “tester_T_2__Buy_Up__Loop_2_Trailing__V3__ForLoop_1” : #_20191013_124743:caller</text:p>
                      <text:list>
                        <text:list-item>
                          <text:p text:style-name="P162">&lt;== tester_T_2__Buy_Up__Loop_2_Trailing__V3</text:p>
                          <text:list>
                            <text:list-item>
                              <text:p text:style-name="P162">&lt;== tester_T_3(request, _strOf_Op_Name = "BUSL3_No_T_2")</text:p>
                            </text:list-item>
                          </text:list>
                        </text:list-item>
                      </text:list>
                    </text:list-item>
                    <text:list-item>
                      <text:p text:style-name="P162">TRY : INSPECT → “Pos”</text:p>
                      <text:list>
                        <text:list-item>
                          <text:p text:style-name="P162">func : tester_T_2__Buy_Up__3_Prep_Trailing</text:p>
                        </text:list-item>
                      </text:list>
                    </text:list-item>
                  </text:list>
                </text:list-item>
              </text:list>
            </text:list-item>
            <text:list-item>
              <text:p text:style-name="P162">T-1.2 : why ? → “[libfx_6.py:3490 / 20191017_092934] Pos['ext_idx'] 36” (BUSL3_No_T_3.(20191017_092925).log) ==&gt; instead of “-1” ?</text:p>
              <text:list>
                <text:list-item>
                  <text:p text:style-name="P162">because ==&gt; “tester_T_2__Buy_Up__Loop_2_Trailing__V3__ForLoop_1” → returns this Pos value</text:p>
                </text:list-item>
                <text:list-item>
                  <text:p text:style-name="P162">Q : where, in this function, does the var Pos['ext_idx] → set value ? (#_20191013_124746:head)</text:p>
                  <text:list>
                    <text:list-item>
                      <text:p text:style-name="P162">==&gt; search the string “'ext_idx'” in this func</text:p>
                    </text:list-item>
                    <text:list-item>
                      <text:p text:style-name="P162">→ “String Not Found”</text:p>
                    </text:list-item>
                  </text:list>
                </text:list-item>
                <text:list-item>
                  <text:p text:style-name="P162">==&gt; DROP (enough)</text:p>
                </text:list-item>
              </text:list>
            </text:list-item>
            <text:list-item>
              <text:p text:style-name="P162">T-1.3 : </text:p>
              <text:list>
                <text:list-item>
                  <text:list>
                    <text:list-item>
                      <text:p text:style-name="P162">func : “tester_T_2__Buy_Up__Loop_2_Trailing__V3__ForLoop_1”</text:p>
                    </text:list-item>
                    <text:list-item>
                      <text:p text:style-name="P162">==&gt; have this func return ---&gt; the number of the loop index (n1)</text:p>
                    </text:list-item>
                    <text:list-item>
                      <text:p text:style-name="P162">→ total len of the “lenOf_LO_BDs_Tmp” (n2)</text:p>
                    </text:list-item>
                    <text:list-item>
                      <text:p text:style-name="P162">→ if (n2 – n1) &lt; X ==&gt; then, “ <text:s text:c="7"/>step : A : 2 : 0.1 <text:s text:c="11"/>loop : loop-1” → break</text:p>
                    </text:list-item>
                  </text:list>
                </text:list-item>
              </text:list>
            </text:list-item>
          </text:list>
        </text:list-item>
      </text:list>
      <text:p text:style-name="P9">[next]</text:p>
      <text:list xml:id="list4364951132696353075" text:style-name="L20">
        <text:list-item>
          <text:p text:style-name="P56">TASK : T-1.3 → con<text:span text:style-name="T11">tinue</text:span></text:p>
          <text:list>
            <text:list-item>
              <text:p text:style-name="P163">#_20191017_094755:next</text:p>
            </text:list-item>
          </text:list>
        </text:list-item>
      </text:list>
      <text:p text:style-name="P9"><text:soft-page-break/>[further]</text:p>
      <text:list xml:id="list5026612657685316364" text:style-name="L21">
        <text:list-item>
          <text:p text:style-name="P57"/>
        </text:list-item>
      </text:list>
      <text:p text:style-name="P2"><text:line-break/><text:span text:style-name="T12">[/ 20191017_094807]</text:span></text:p>
      <text:p text:style-name="P2"/>
      <text:p text:style-name="P12"/>
      <text:p text:style-name="P9">---------------------------------------------------------------------------</text:p>
      <text:p text:style-name="P17">res free# JVEMV6 44#8.4.2_ 7 / 44. currency / 8. prog-python / 4 tester / 2. id-3 / 20191020_131110</text:p>
      <text:p text:style-name="P17"/>
      <text:p text:style-name="P9">[do] <text:span text:style-name="T9">#_ </text:span></text:p>
      <text:list xml:id="list1385706788532763291" text:style-name="L22">
        <text:list-item>
          <text:p text:style-name="P58">REVIEW</text:p>
        </text:list-item>
        <text:list-item>
          <text:p text:style-name="P183"><text:span text:style-name="T4">TASK-1</text:span><text:span text:style-name="T5"> : T-1.3 → continue</text:span></text:p>
          <text:list>
            <text:list-item>
              <text:list>
                <text:list-item>
                  <text:p text:style-name="P164">#_20191017_094755:next</text:p>
                </text:list-item>
              </text:list>
            </text:list-item>
            <text:list-item>
              <text:p text:style-name="P58">T-1.1</text:p>
              <text:list>
                <text:list-item>
                  <text:p text:style-name="P58">add var : “cntOf_Loop_B”</text:p>
                </text:list-item>
                <text:list-item>
                  <text:p text:style-name="P58">debug : #debug:20191020_131337</text:p>
                </text:list-item>
                <text:list-item>
                  <text:p text:style-name="P58">TEST ==&gt; </text:p>
                  <text:list>
                    <text:list-item>
                      <text:p text:style-name="P58">the 3rd call → “[libfx_6.py:3485 / 20191020_131935] (step : A : 2 : 1) loop --&gt; comp<text:tab/>len(lo_BDs_Tmp)<text:tab/>50 cntOf_Loop_B<text:tab/>19”</text:p>
                    </text:list-item>
                  </text:list>
                </text:list-item>
              </text:list>
            </text:list-item>
            <text:list-item>
              <text:p text:style-name="P58">T-1.2 : “cntOf_Loop_B + num_Index”</text:p>
              <text:list>
                <text:list-item>
                  <text:p text:style-name="P58">TEST ==&gt; </text:p>
                </text:list-item>
              </text:list>
            </text:list-item>
            <text:list-item>
              <text:p text:style-name="P58">T-1.3 : “step : A : 2 : 0.2 <text:s text:c="15"/>lo_Pos_Exits ==&gt; reset”</text:p>
              <text:list>
                <text:list-item>
                  <text:p text:style-name="P58">CODE</text:p>
                </text:list-item>
                <text:list-item>
                  <text:p text:style-name="P58">TEST ==&gt; OK</text:p>
                </text:list-item>
              </text:list>
            </text:list-item>
          </text:list>
        </text:list-item>
      </text:list>
      <text:p text:style-name="P9">[next]</text:p>
      <text:list xml:id="list4256869561382155964" text:style-name="L23">
        <text:list-item>
          <text:p text:style-name="P59">TASK : “step : A : 2 : j1 : N”</text:p>
          <text:list>
            <text:list-item>
              <text:p text:style-name="P59">if “lo_Pos_Exits” → no entry</text:p>
            </text:list-item>
            <text:list-item>
              <text:p text:style-name="P59"><text:soft-page-break/>#_20191020_134239:next</text:p>
              <text:list>
                <text:list-item>
                  <text:p text:style-name="P59">==&gt; break the for-loop “for i in range(0, 3)”</text:p>
                </text:list-item>
              </text:list>
            </text:list-item>
          </text:list>
        </text:list-item>
        <text:list-item>
          <text:p text:style-name="P59">TASK-2 : for-loop “#for-loop-1:20191020_133913”</text:p>
          <text:list>
            <text:list-item>
              <text:p text:style-name="P59">==&gt; range change to → (0, 10)</text:p>
            </text:list-item>
          </text:list>
        </text:list-item>
      </text:list>
      <text:p text:style-name="P9">[further]</text:p>
      <text:list xml:id="list1837167420966366689" text:style-name="L24">
        <text:list-item>
          <text:p text:style-name="P60"/>
        </text:list-item>
      </text:list>
      <text:p text:style-name="P2"><text:line-break/><text:span text:style-name="T12">[/ 20191020_133950]</text:span></text:p>
      <text:p text:style-name="P2"/>
      <text:p text:style-name="P12"/>
      <text:p text:style-name="P9">---------------------------------------------------------------------------</text:p>
      <text:p text:style-name="P17">res free# JVEMV6 44#8.4.2_ 8 / 44. currency / 8. prog-python / 4 tester / 2. id-3 / 20191022_093916</text:p>
      <text:p text:style-name="P17"/>
      <text:p text:style-name="P9">[do] <text:span text:style-name="T9">#_ </text:span></text:p>
      <text:list xml:id="list4235361836004913685" text:style-name="L25">
        <text:list-item>
          <text:p text:style-name="P61">REVIEW</text:p>
        </text:list-item>
        <text:list-item>
          <text:p text:style-name="P61"><text:span text:style-name="T9">#_ </text:span>TASK-1 : TASK : “step : A : 2 : j1 : N”</text:p>
          <text:list>
            <text:list-item>
              <text:list>
                <text:list-item>
                  <text:p text:style-name="P61">if “lo_Pos_Exits” → no entry</text:p>
                </text:list-item>
                <text:list-item>
                  <text:p text:style-name="P61">#_20191020_134239:next</text:p>
                  <text:list>
                    <text:list-item>
                      <text:p text:style-name="P61">==&gt; break the for-loop “for i in range(0, 3)”</text:p>
                    </text:list-item>
                  </text:list>
                </text:list-item>
              </text:list>
            </text:list-item>
            <text:list-item>
              <text:p text:style-name="P165">T-1.1</text:p>
              <text:list>
                <text:list-item>
                  <text:p text:style-name="P165">CODE</text:p>
                </text:list-item>
                <text:list-item>
                  <text:p text:style-name="P165">TEST ==&gt; OK</text:p>
                </text:list-item>
              </text:list>
            </text:list-item>
          </text:list>
        </text:list-item>
        <text:list-item>
          <text:p text:style-name="P61">TASK-2 : for-loop “#for-loop-1:20191020_133913”</text:p>
          <text:list>
            <text:list-item>
              <text:list>
                <text:list-item>
                  <text:p text:style-name="P61">==&gt; range change to → (0, 10)</text:p>
                </text:list-item>
              </text:list>
            </text:list-item>
            <text:list-item>
              <text:p text:style-name="P61">T-2.1</text:p>
              <text:list>
                <text:list-item>
                  <text:p text:style-name="P61">CODE</text:p>
                  <text:list>
                    <text:list-item>
                      <text:p text:style-name="P61">#for-loop-1:20191020_133913</text:p>
                    </text:list-item>
                    <text:list-item>
                      <text:p text:style-name="P61">var “num_Max_Loop”</text:p>
                    </text:list-item>
                  </text:list>
                </text:list-item>
                <text:list-item>
                  <text:p text:style-name="P61"><text:soft-page-break/>TEST ==&gt; OK</text:p>
                </text:list-item>
                <text:list-item>
                  <text:p text:style-name="P61">Q==&gt; where is “lo_LO_Pos_Exits”</text:p>
                  <text:list>
                    <text:list-item>
                      <text:p text:style-name="P61">==&gt; OK</text:p>
                    </text:list-item>
                  </text:list>
                </text:list-item>
                <text:list-item>
                  <text:p text:style-name="P61">TEST ==&gt; OK</text:p>
                </text:list-item>
              </text:list>
            </text:list-item>
            <text:list-item>
              <text:p text:style-name="P61">T-2.1 : show “lo_LO_Pos_Exits”</text:p>
              <text:list>
                <text:list-item>
                  <text:list>
                    <text:list-item>
                      <text:p text:style-name="P61">#_20191022_095819:tmp</text:p>
                    </text:list-item>
                  </text:list>
                </text:list-item>
                <text:list-item>
                  <text:p text:style-name="P61">CODE</text:p>
                </text:list-item>
                <text:list-item>
                  <text:p text:style-name="P61">TEST ==&gt; PRO<text:span text:style-name="T11">BLEM : 2 entries, both “st_idx” are → 29 (should be 22 and 29)</text:span></text:p>
                  <text:list>
                    <text:list-item>
                      <text:p text:style-name="P165">TRY : debug</text:p>
                      <text:list>
                        <text:list-item>
                          <text:p text:style-name="P61">#_20191022_100257:tmp</text:p>
                        </text:list-item>
                        <text:list-item>
                          <text:p text:style-name="P61">==&gt; OK </text:p>
                        </text:list-item>
                        <text:list-item>
                          <text:p text:style-name="P61">SOLUTION ==&gt; use “deepcopy”</text:p>
                        </text:list-item>
                      </text:list>
                    </text:list-item>
                  </text:list>
                </text:list-item>
              </text:list>
            </text:list-item>
            <text:list-item>
              <text:p text:style-name="P61">T-2.2 : deepcopy</text:p>
              <text:list>
                <text:list-item>
                  <text:p text:style-name="P61">#_20191022_100257:tmp</text:p>
                </text:list-item>
                <text:list-item>
                  <text:p text:style-name="P61">CODE</text:p>
                </text:list-item>
                <text:list-item>
                  <text:p text:style-name="P179">TEST ==&gt; OK !!!!!!</text:p>
                </text:list-item>
              </text:list>
            </text:list-item>
            <text:list-item>
              <text:p text:style-name="P61"/>
            </text:list-item>
          </text:list>
        </text:list-item>
      </text:list>
      <text:p text:style-name="P9">[next]</text:p>
      <text:list xml:id="list3247839399119702853" text:style-name="L26">
        <text:list-item>
          <text:p text:style-name="P62">TASK : test with con<text:span text:style-name="T11">f “44_5.1_10_rawdata.(AUDJPY).(Period-M15).(NumOfUnits-18000).(Bars-ALL-20190424_184417).20190311_081029.[SLICE-100].csv”</text:span></text:p>
          <text:list>
            <text:list-item>
              <text:p text:style-name="P166">==&gt; conf content → changed already</text:p>
            </text:list-item>
            <text:list-item>
              <text:p text:style-name="P166">#_20191022_100257:tmp</text:p>
            </text:list-item>
            <text:list-item>
              <text:p text:style-name="P166">in the log file, search for ---&gt; “(step : A : 2 : j1 : Y : 2)”</text:p>
            </text:list-item>
          </text:list>
        </text:list-item>
      </text:list>
      <text:p text:style-name="P9">[further]</text:p>
      <text:list xml:id="list7464825307028543193" text:style-name="L27">
        <text:list-item>
          <text:p text:style-name="P63"/>
        </text:list-item>
      </text:list>
      <text:p text:style-name="P2"><text:line-break/><text:span text:style-name="T12">[/ 20191022_102015]</text:span></text:p>
      <text:p text:style-name="P2"/>
      <text:p text:style-name="P12"><text:soft-page-break/></text:p>
      <text:p text:style-name="P9">---------------------------------------------------------------------------</text:p>
      <text:p text:style-name="P17">res free# JVEMV6 44#8.4.2_9 / 44. currency / 8. prog-python / 4 tester / 2. id-3 / 20191023_101108?</text:p>
      <text:p text:style-name="P17"/>
      <text:p text:style-name="P9">[do] <text:span text:style-name="T9">#_ </text:span></text:p>
      <text:list xml:id="list334183736001210788" text:style-name="L28">
        <text:list-item>
          <text:p text:style-name="P64">REVIEW</text:p>
        </text:list-item>
        <text:list-item>
          <text:p text:style-name="P184"><text:span text:style-name="T4">TASK-1 : test with con</text:span><text:span text:style-name="T5">f “44_5.1_10_rawdata.(AUDJPY).(Period-M15).(NumOfUnits-18000).(Bars-ALL-20190424_184417).20190311_081029.[SLICE-100].csv”</text:span></text:p>
          <text:list>
            <text:list-item>
              <text:list>
                <text:list-item>
                  <text:p text:style-name="P167">==&gt; conf content → changed already</text:p>
                </text:list-item>
                <text:list-item>
                  <text:p text:style-name="P167">#_20191022_100257:tmp</text:p>
                </text:list-item>
                <text:list-item>
                  <text:p text:style-name="P167">in the log file, search for ---&gt; “(step : A : 2 : j1 : Y : 2)”</text:p>
                </text:list-item>
              </text:list>
            </text:list-item>
            <text:list-item>
              <text:p text:style-name="P167">T-1.1</text:p>
              <text:list>
                <text:list-item>
                  <text:p text:style-name="P167">TEST ==&gt; </text:p>
                  <text:list>
                    <text:list-item>
                      <text:p text:style-name="P167">gen log file ==&gt; OK</text:p>
                    </text:list-item>
                    <text:list-item>
                      <text:p text:style-name="P167">“(step : A : 2 : j1 : Y : 2)” ==&gt; OK</text:p>
                    </text:list-item>
                  </text:list>
                </text:list-item>
              </text:list>
            </text:list-item>
          </text:list>
        </text:list-item>
        <text:list-item>
          <text:p text:style-name="P167">TASK-2 : func “tester_T_2__Buy_Up__Loop_2_Trailing__V3”</text:p>
          <text:list>
            <text:list-item>
              <text:list>
                <text:list-item>
                  <text:p text:style-name="P64">==&gt; return “lo_LO_Pos_Exits”</text:p>
                </text:list-item>
                <text:list-item>
                  <text:p text:style-name="P64">caller : #_20191013_112527:caller</text:p>
                </text:list-item>
                <text:list-item>
                  <text:p text:style-name="P64">func “tester_T_2__Report_Dat”</text:p>
                  <text:list>
                    <text:list-item>
                      <text:p text:style-name="P64">==&gt; modify ? <text:span text:style-name="T15">→ maybe, not</text:span><text:span text:style-name="T16"> needed</text:span></text:p>
                    </text:list-item>
                  </text:list>
                </text:list-item>
                <text:list-item>
                  <text:p text:style-name="P167">param → change from “lo_Pos_Exits” to ==&gt; “lo_LO_Pos_Exits”</text:p>
                </text:list-item>
              </text:list>
            </text:list-item>
            <text:list-item>
              <text:p text:style-name="P167">T-2.1</text:p>
              <text:list>
                <text:list-item>
                  <text:p text:style-name="P167">return val : #_20191023_102559:tmp</text:p>
                </text:list-item>
                <text:list-item>
                  <text:p text:style-name="P167">TEST ==&gt; OK (dat file → written)</text:p>
                </text:list-item>
              </text:list>
            </text:list-item>
          </text:list>
        </text:list-item>
        <text:list-item>
          <text:p text:style-name="P167">SEG-1</text:p>
          <text:list>
            <text:list-item>
              <text:list>
                <text:list-item>
                  <text:p text:style-name="P167">“[libfx_6.py:3620 / 20191023_101824] num_ST_IDX = 52 ---&gt; set to num_Index (now 53)” ==&gt; appropriate ?</text:p>
                </text:list-item>
              </text:list>
            </text:list-item>
            <text:list-item>
              <text:p text:style-name="P167">S-1.1 : line <text:s/>3620</text:p>
              <text:list>
                <text:list-item>
                  <text:p text:style-name="P167"><text:soft-page-break/>==&gt; OK</text:p>
                  <text:list>
                    <text:list-item>
                      <text:p text:style-name="P167">let' say, the loop starts with the index “23”</text:p>
                    </text:list-item>
                    <text:list-item>
                      <text:p text:style-name="P167">the search starts. It detects the pattern at, say, the 43rd loop</text:p>
                    </text:list-item>
                    <text:list-item>
                      <text:p text:style-name="P167">This detection implies : between the 23rd and the 42nd, the pattern in focus does not occur (a1)</text:p>
                    </text:list-item>
                    <text:list-item>
                      <text:p text:style-name="P167">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67">TASK-2 (cont)</text:p>
          <text:list>
            <text:list-item>
              <text:p text:style-name="P167">T-2.2 : dat file ---&gt; validate entries on mt4 terminal</text:p>
              <text:list>
                <text:list-item>
                  <text:p text:style-name="P167">2019.04.23 14:15<text:tab/>==&gt; OK</text:p>
                </text:list-item>
                <text:list-item>
                  <text:p text:style-name="P167">2019.04.24 00:45<text:tab/>==&gt; OK</text:p>
                </text:list-item>
                <text:list-item>
                  <text:p text:style-name="P167">2019.04.24 02:30<text:tab/>==&gt; OK</text:p>
                </text:list-item>
                <text:list-item>
                  <text:p text:style-name="P167">2019.04.24 05:45<text:tab/>==&gt; OK</text:p>
                </text:list-item>
              </text:list>
            </text:list-item>
          </text:list>
        </text:list-item>
      </text:list>
      <text:p text:style-name="P9">[next]</text:p>
      <text:list xml:id="list2356990194082959918" text:style-name="L29">
        <text:list-item>
          <text:p text:style-name="P65">TASK : </text:p>
          <text:list>
            <text:list-item>
              <text:p text:style-name="P65">test with : 44_5.1_10_rawdata.(AUDJPY).(Period-M15).(NumOfUnits-18000).(Bars-ALL-20190424_184417).20190311_081029.[SLICE-500].csv</text:p>
            </text:list-item>
            <text:list-item>
              <text:p text:style-name="P65">==&gt; con<text:span text:style-name="T11">f already modified</text:span></text:p>
            </text:list-item>
          </text:list>
        </text:list-item>
      </text:list>
      <text:p text:style-name="P9">[further]</text:p>
      <text:list xml:id="list5260198731198949367" text:style-name="L30">
        <text:list-item>
          <text:p text:style-name="P66"/>
        </text:list-item>
      </text:list>
      <text:p text:style-name="P2"><text:line-break/><text:span text:style-name="T12">[/ 20191023_104659]</text:span></text:p>
      <text:p text:style-name="P2"/>
      <text:p text:style-name="P12"/>
      <text:p text:style-name="P9">---------------------------------------------------------------------------</text:p>
      <text:p text:style-name="P17"><text:soft-page-break/>res free# JVEMV6 44#8.4.2_10 / 44. currency / 8. prog-python / 4 tester / 2. id-3 / 20191024_125056</text:p>
      <text:p text:style-name="P17"/>
      <text:p text:style-name="P9">[do] <text:span text:style-name="T9">#_ </text:span></text:p>
      <text:list xml:id="list2991287168872956232" text:style-name="L31">
        <text:list-item>
          <text:p text:style-name="P67">REVIEW</text:p>
        </text:list-item>
        <text:list-item>
          <text:p text:style-name="P67">TASK-1 : test with : 44_5.1_10_rawdata.(AUDJPY).(Period-M15).(NumOfUnits-18000).(Bars-ALL-20190424_184417).20190311_081029.[SLICE-500].csv</text:p>
          <text:list>
            <text:list-item>
              <text:p text:style-name="P67">T-1.1</text:p>
              <text:list>
                <text:list-item>
                  <text:p text:style-name="P67">TEST</text:p>
                  <text:list>
                    <text:list-item>
                      <text:p text:style-name="P67">==&gt; loop → no error</text:p>
                    </text:list-item>
                    <text:list-item>
                      <text:p text:style-name="P67">ISSUE → “num_Max_Loop = 10”</text:p>
                    </text:list-item>
                  </text:list>
                </text:list-item>
              </text:list>
            </text:list-item>
            <text:list-item>
              <text:p text:style-name="P67">T-1.2</text:p>
              <text:list>
                <text:list-item>
                  <text:p text:style-name="P67">“num_Max_Loop = 10” ==&gt; to (length – 2)</text:p>
                </text:list-item>
                <text:list-item>
                  <text:p text:style-name="P67">CODE</text:p>
                </text:list-item>
                <text:list-item>
                  <text:p text:style-name="P67">TEST ==&gt; OK</text:p>
                </text:list-item>
              </text:list>
            </text:list-item>
          </text:list>
        </text:list-item>
      </text:list>
      <text:p text:style-name="P9">[next]</text:p>
      <text:list xml:id="list2646255541163631837" text:style-name="L32">
        <text:list-item>
          <text:p text:style-name="P68">TASK</text:p>
          <text:list>
            <text:list-item>
              <text:p text:style-name="P68">observe data → BUSL3_No_T_3.(20191024_125420).dat</text:p>
            </text:list-item>
          </text:list>
        </text:list-item>
      </text:list>
      <text:p text:style-name="P9">[further]</text:p>
      <text:list xml:id="list6908565001589668813" text:style-name="L33">
        <text:list-item>
          <text:p text:style-name="P69"/>
        </text:list-item>
      </text:list>
      <text:p text:style-name="P2"><text:line-break/><text:span text:style-name="T12">[/ 20191024_130142]</text:span></text:p>
      <text:p text:style-name="P2"/>
      <text:p text:style-name="P12"/>
      <text:p text:style-name="P9">---------------------------------------------------------------------------</text:p>
      <text:p text:style-name="P17">res free# JVEMV6 44#8.4.2_11 / 44. currency / 8. prog-python / 4 tester / 2. id-3 / 20191026_115630</text:p>
      <text:p text:style-name="P17"/>
      <text:p text:style-name="P9"><text:soft-page-break/>[do] <text:span text:style-name="T9">#_ </text:span></text:p>
      <text:list xml:id="list802326494820911491" text:style-name="L34">
        <text:list-item>
          <text:p text:style-name="P70">~ REVIEW</text:p>
        </text:list-item>
        <text:list-item>
          <text:p text:style-name="P70">TASK-1 : observe data → BUSL3_No_T_3.(20191024_125420).dat</text:p>
        </text:list-item>
      </text:list>
      <text:list xml:id="list2160516653851886509" text:style-name="L35">
        <text:list-item>
          <text:list>
            <text:list-item>
              <text:p text:style-name="P71">T-1.1 : open the file → dat file</text:p>
              <text:list>
                <text:list-item>
                  <text:p text:style-name="P71">paste data to sheet : C:\WORKS_2\WS\WS_Others.JVEMV6\JVEMV6\44_currency\8_prog-python\4_tester\2_id-3</text:p>
                </text:list-item>
                <text:list-item>
                  <text:p text:style-name="P71">make a copy tab</text:p>
                  <text:list>
                    <text:list-item>
                      <text:p text:style-name="P71"><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1"><text:span text:style-name="T9">#_ </text:span>T-1.2</text:p>
              <text:list>
                <text:list-item>
                  <text:p text:style-name="P71">sort → diff.price</text:p>
                  <text:list>
                    <text:list-item>
                      <text:p text:style-name="P71">extract → col “BB-seq”, first 2 letters</text:p>
                    </text:list-item>
                    <text:list-item>
                      <text:p text:style-name="P71">sort again → “diff &gt; 2-letters</text:p>
                    </text:list-item>
                  </text:list>
                </text:list-item>
                <text:list-item>
                  <text:p text:style-name="P71">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4">1</text:p>
          </table:table-cell>
          <table:table-cell table:style-name="表8.B1" office:value-type="string">
            <text:p text:style-name="P9">BB-seq</text:p>
          </table:table-cell>
          <table:table-cell table:style-name="表8.C1" office:value-type="string">
            <text:p text:style-name="P10">6から始まるもの　=&gt;　なし</text:p>
          </table:table-cell>
        </table:table-row>
        <table:table-row>
          <table:table-cell table:style-name="表8.A2" office:value-type="float" office:value="2">
            <text:p text:style-name="P24">2</text:p>
          </table:table-cell>
          <table:table-cell table:style-name="表8.B2" office:value-type="string">
            <text:p text:style-name="P24"/>
          </table:table-cell>
          <table:table-cell table:style-name="表8.C2" office:value-type="string">
            <text:p text:style-name="P10">1から始まるもの　=&gt;　なし</text:p>
          </table:table-cell>
        </table:table-row>
        <table:table-row>
          <table:table-cell table:style-name="表8.A2" office:value-type="float" office:value="3">
            <text:p text:style-name="P24">3</text:p>
          </table:table-cell>
          <table:table-cell table:style-name="表8.B2" office:value-type="string">
            <text:p text:style-name="P24"/>
          </table:table-cell>
          <table:table-cell table:style-name="表8.C2" office:value-type="string">
            <text:p text:style-name="P10">2から始まるもの　=&gt;　1 out of 22 (4.55%) (N=500)</text:p>
          </table:table-cell>
        </table:table-row>
      </table:table>
      <text:list xml:id="list32455633" text:continue-numbering="true" text:style-name="L35">
        <text:list-item>
          <text:list>
            <text:list-item>
              <text:list>
                <text:list-item>
                  <text:p text:style-name="P168"/>
                </text:list-item>
                <text:list-item>
                  <text:p text:style-name="P168"><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1"><text:span text:style-name="T9">~_ </text:span>T-1.3</text:p>
              <text:list>
                <text:list-item>
                  <text:p text:style-name="P71">sort → BB-seq</text:p>
                </text:list-item>
              </text:list>
            </text:list-item>
          </text:list>
        </text:list-item>
      </text:list>
      <text:p text:style-name="P9">[next]</text:p>
      <text:list xml:id="list2161500522316720987" text:style-name="L36">
        <text:list-item>
          <text:p text:style-name="P72">TASK : “BB-seq”<text:span text:style-name="T11">で、ソート　=&gt;　どんな特徴が見えるか？</text:span></text:p>
          <text:list>
            <text:list-item>
              <text:p text:style-name="P169"><text:soft-page-break/>44#8.4.3_11.ods // C:\WORKS_2\WS\WS_Others.JVEMV6\JVEMV6\44_currency\8_prog-python\4_tester\2_id-3</text:p>
            </text:list-item>
          </text:list>
        </text:list-item>
        <text:list-item>
          <text:p text:style-name="P169">TASK-2</text:p>
          <text:list>
            <text:list-item>
              <text:p text:style-name="P169">U/J, M15 で、同じデータを作る　=&gt;　observe</text:p>
            </text:list-item>
          </text:list>
        </text:list-item>
      </text:list>
      <text:p text:style-name="P9">[further]</text:p>
      <text:list xml:id="list6100364961372530962" text:style-name="L37">
        <text:list-item>
          <text:p text:style-name="P73"/>
        </text:list-item>
      </text:list>
      <text:p text:style-name="P2"><text:line-break/><text:span text:style-name="T12">[/ 20191026_124640]</text:span></text:p>
      <text:p text:style-name="P11"/>
      <text:p text:style-name="P12"/>
      <text:p text:style-name="P9">---------------------------------------------------------------------------</text:p>
      <text:p text:style-name="P17">res free# JVEMV6 44#8.4.2_ 12 / 44. currency / 8. prog-python / 4 tester / 2. id-3 / 20191027_112401</text:p>
      <text:p text:style-name="P17"/>
      <text:p text:style-name="P9">[do] <text:span text:style-name="T9">#_ </text:span></text:p>
      <text:list xml:id="list1057702816008386758" text:style-name="L38">
        <text:list-item>
          <text:p text:style-name="P74">REVIEW</text:p>
        </text:list-item>
        <text:list-item>
          <text:p text:style-name="P185"><text:span text:style-name="T8">#_ </text:span><text:span text:style-name="T4">TASK-1 : </text:span><text:span text:style-name="T5">U/J, M15 で、同じデータを作る　=&gt;　observe</text:span></text:p>
        </text:list-item>
      </text:list>
      <text:list xml:id="list8220937925605493718" text:style-name="L39">
        <text:list-item>
          <text:list>
            <text:list-item>
              <text:p text:style-name="P75">T-1.1 : fname_Src_Csv=44_5.1_10_rawdata.(EURJPY).(Period-M15).(NumOfUnits-4500).(Bars-ALL-20190425_085930).20190214_095445.[SLICE-500].csv</text:p>
              <text:list>
                <text:list-item>
                  <text:p text:style-name="P75">RUN ==&gt; PROBLEM</text:p>
                  <text:list>
                    <text:list-item>
                      <text:list>
                        <text:list-item>
                          <text:p text:style-name="P75">“[libfx_6.py:922 / 20191027_113234]</text:p>
                        </text:list-item>
                        <text:list-item>
                          <text:p text:style-name="P75">(B : 1 : 1.1) cntOf_Loop ==&gt; over the max : count = 501 / max = 500”</text:p>
                        </text:list-item>
                      </text:list>
                    </text:list-item>
                  </text:list>
                </text:list-item>
                <text:list-item>
                  <text:p text:style-name="P75">FIX : #_20191027_120343:fix</text:p>
                  <text:list>
                    <text:list-item>
                      <text:p text:style-name="P75">==&gt; use “cntOf_Loop_B”</text:p>
                    </text:list-item>
                    <text:list-item>
                      <text:p text:style-name="P75">TEST ==&gt; </text:p>
                      <text:list>
                        <text:list-item>
                          <text:p text:style-name="P75">==&gt; RUN → passed</text:p>
                        </text:list-item>
                        <text:list-item>
                          <text:p text:style-name="P75"><text:soft-page-break/>dat, log files → OK</text:p>
                        </text:list-item>
                        <text:list-item>
                          <text:p text:style-name="P75">“[libfx_6.py:6732 / 20191027_121126] done (time : 221.474 sec)(BUSL3_No_T_3)”</text:p>
                        </text:list-item>
                      </text:list>
                    </text:list-item>
                  </text:list>
                </text:list-item>
              </text:list>
            </text:list-item>
            <text:list-item>
              <text:p text:style-name="P75">T-1.2 : fname_Src_Csv=44_5.1_10_rawdata.(USDJPY).(Period-M15).(NumOfUnits-10000).(Bars-ALL-20190427_162903).20190324_112524.[SLICE-500].csv</text:p>
              <text:list>
                <text:list-item>
                  <text:p text:style-name="P75">RUN ==&gt; </text:p>
                </text:list-item>
              </text:list>
            </text:list-item>
            <text:list-item>
              <text:p text:style-name="P75"><text:span text:style-name="T9">#_ </text:span>T-1.3 : sheet : E/J → 44#8.4.3_11.ods</text:p>
              <text:list>
                <text:list-item>
                  <text:p text:style-name="P75">BUSL3_No_T_3.(20191027_120744).dat</text:p>
                  <text:list>
                    <text:list-item>
                      <text:p text:style-name="P75">C/P</text:p>
                    </text:list-item>
                  </text:list>
                </text:list-item>
              </text:list>
            </text:list-item>
          </text:list>
        </text:list-item>
        <text:list-item>
          <text:p text:style-name="P75">TASK-2 : “BB-seq”<text:span text:style-name="T11">で、ソート　=&gt;　どんな特徴が見えるか？</text:span></text:p>
          <text:list>
            <text:list-item>
              <text:list>
                <text:list-item>
                  <text:p text:style-name="P170">44#8.4.3_11.ods // C:\WORKS_2\WS\WS_Others.JVEMV6\JVEMV6\44_currency\8_prog-python\4_tester\2_id-3</text:p>
                </text:list-item>
              </text:list>
            </text:list-item>
            <text:list-item>
              <text:p text:style-name="P170">T-2.1 : tab “1_copy” ==&gt; 44_5.1_10_rawdata.(AUDJPY).(Period-M15).(NumOfUnits-18000).(Bars-ALL-20190424_184417).20190311_081029.[SLICE-500].csv</text:p>
              <text:list>
                <text:list-item>
                  <text:p text:style-name="P170">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4"/>
          </table:table-cell>
          <table:table-cell table:style-name="表9.A1" office:value-type="string">
            <text:p text:style-name="P24">3-3-3</text:p>
            <text:p text:style-name="P24">4-4-4</text:p>
          </table:table-cell>
          <table:table-cell table:style-name="表9.C1" office:value-type="string">
            <text:list xml:id="list3938464705063692552" text:style-name="L40">
              <text:list-item>
                <text:p text:style-name="P28">each, 1 incident out of 22</text:p>
              </text:list-item>
              <text:list-item>
                <text:p text:style-name="P28">both → minus</text:p>
              </text:list-item>
            </text:list>
          </table:table-cell>
        </table:table-row>
        <table:table-row>
          <table:table-cell table:style-name="表9.A2" office:value-type="string">
            <text:p text:style-name="P24"/>
          </table:table-cell>
          <table:table-cell table:style-name="表9.A2" office:value-type="string">
            <text:p text:style-name="P24">'5-5-5</text:p>
          </table:table-cell>
          <table:table-cell table:style-name="表9.C2" office:value-type="string">
            <text:list xml:id="list8501990469815565271" text:style-name="L41">
              <text:list-item>
                <text:p text:style-name="P29">1 out of 22</text:p>
              </text:list-item>
              <text:list-item>
                <text:p text:style-name="P29">plus</text:p>
              </text:list-item>
            </text:list>
          </table:table-cell>
        </table:table-row>
        <table:table-row>
          <table:table-cell table:style-name="表9.A2" office:value-type="string">
            <text:p text:style-name="P24"/>
          </table:table-cell>
          <table:table-cell table:style-name="表9.A2" office:value-type="string">
            <text:p text:style-name="P24">'5-6-5</text:p>
          </table:table-cell>
          <table:table-cell table:style-name="表9.C2" office:value-type="string">
            <text:list xml:id="list658296033967657394" text:style-name="L42">
              <text:list-item>
                <text:p text:style-name="P30">4 / 22</text:p>
              </text:list-item>
              <text:list-item>
                <text:p text:style-name="P30">all → minus</text:p>
              </text:list-item>
            </text:list>
          </table:table-cell>
        </table:table-row>
        <table:table-row>
          <table:table-cell table:style-name="表9.A2" office:value-type="string">
            <text:p text:style-name="P24"/>
          </table:table-cell>
          <table:table-cell table:style-name="表9.A2" office:value-type="string">
            <text:p text:style-name="P24">law : starts with 4, 5</text:p>
          </table:table-cell>
          <table:table-cell table:style-name="表9.C2" office:value-type="string">
            <text:list xml:id="list5934368575393607097" text:style-name="L43">
              <text:list-item>
                <text:p text:style-name="P31">the next will be → 4, 5, 6</text:p>
              </text:list-item>
              <text:list-item>
                <text:p text:style-name="P31">5 or 6 for ---&gt; 5</text:p>
              </text:list-item>
            </text:list>
          </table:table-cell>
        </table:table-row>
        <table:table-row>
          <table:table-cell table:style-name="表9.A2" office:value-type="string">
            <text:p text:style-name="P24"/>
          </table:table-cell>
          <table:table-cell table:style-name="表9.A2" office:value-type="string">
            <text:p text:style-name="P24"/>
          </table:table-cell>
          <table:table-cell table:style-name="表9.C2" office:value-type="string">
            <text:p text:style-name="P24"/>
          </table:table-cell>
        </table:table-row>
      </table:table>
      <text:list xml:id="list32460995" text:continue-list="list8220937925605493718" text:style-name="L39">
        <text:list-item>
          <text:list>
            <text:list-item>
              <text:list>
                <text:list-item>
                  <text:p text:style-name="P170"/>
                </text:list-item>
              </text:list>
            </text:list-item>
          </text:list>
        </text:list-item>
      </text:list>
      <text:p text:style-name="P9">[next]</text:p>
      <text:list xml:id="list2504049844944741062" text:style-name="L44">
        <text:list-item>
          <text:p text:style-name="P76">TASK : obs → data of U/J, E/J</text:p>
        </text:list-item>
        <text:list-item>
          <text:p text:style-name="P76">TASK-2 : draw a chart for → “3-4-X” sequences</text:p>
        </text:list-item>
        <text:list-item>
          <text:p text:style-name="P76">ANY</text:p>
        </text:list-item>
      </text:list>
      <text:p text:style-name="P9"><text:soft-page-break/>[further]</text:p>
      <text:list xml:id="list3165311518702108725" text:style-name="L45">
        <text:list-item>
          <text:p text:style-name="P77"/>
        </text:list-item>
      </text:list>
      <text:p text:style-name="P2"><text:line-break/><text:span text:style-name="T12">[/ 20191027_124700]</text:span></text:p>
      <text:p text:style-name="P12"/>
      <text:p text:style-name="P9">---------------------------------------------------------------------------</text:p>
      <text:p text:style-name="P17">res free# JVEMV6 44#8.4.2_13 / 44. currency / 8. prog-python / 4 tester / 2. id-3 / 20191028_122439</text:p>
      <text:p text:style-name="P17"/>
      <text:p text:style-name="P9">[do] <text:span text:style-name="T9">#_ </text:span></text:p>
      <text:list xml:id="list1794165274369021054" text:style-name="L46">
        <text:list-item>
          <text:p text:style-name="P78">REVIEW</text:p>
        </text:list-item>
        <text:list-item>
          <text:p text:style-name="P78">TASK-1 : obs → data of U/J, E/J</text:p>
        </text:list-item>
      </text:list>
      <text:list xml:id="list7537947117560561486" text:style-name="L47">
        <text:list-item>
          <text:list>
            <text:list-item>
              <text:p text:style-name="P79">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4"/>
          </table:table-cell>
          <table:table-cell table:style-name="表10.A1" office:value-type="string">
            <text:p text:style-name="P24">'3-X</text:p>
          </table:table-cell>
          <table:table-cell table:style-name="表10.C1" office:value-type="string">
            <text:list xml:id="list710843844772591766" text:style-name="L48">
              <text:list-item>
                <text:p text:style-name="P32">10 out of 35 (28.57%)</text:p>
              </text:list-item>
              <text:list-item>
                <text:p text:style-name="P32">of 10</text:p>
                <text:list>
                  <text:list-item>
                    <text:p text:style-name="P32">end plus → 3 (30 %)</text:p>
                  </text:list-item>
                  <text:list-item>
                    <text:p text:style-name="P32">end minus → 7 (70 %)</text:p>
                  </text:list-item>
                </text:list>
              </text:list-item>
            </text:list>
          </table:table-cell>
        </table:table-row>
        <table:table-row>
          <table:table-cell table:style-name="表10.A2" office:value-type="string">
            <text:p text:style-name="P24"/>
          </table:table-cell>
          <table:table-cell table:style-name="表10.A2" office:value-type="string">
            <text:p text:style-name="P25">ポイント</text:p>
          </table:table-cell>
          <table:table-cell table:style-name="表10.C2" office:value-type="string">
            <text:list xml:id="list8740986186120383331" text:style-name="L49">
              <text:list-item>
                <text:p text:style-name="P34"><text:span text:style-name="T18">BB</text:span><text:span text:style-name="T19">の、Zxから始まった４本組　=&gt;　続くbarたちが、TP/SLの、どちらで終わっているか？</text:span></text:p>
              </text:list-item>
              <text:list-item>
                <text:p text:style-name="P33">e.g. 3で始まっている組み　=&gt;　E/J,M15,(2019.04.18 02:15) ~ (2019.04.24 20:45)の場合</text:p>
                <text:list>
                  <text:list-item>
                    <text:p text:style-name="P33">プラス終わり　=&gt;　30 %</text:p>
                  </text:list-item>
                  <text:list-item>
                    <text:p text:style-name="P33">マイナス終わり　=&gt;　70 %</text:p>
                  </text:list-item>
                </text:list>
              </text:list-item>
            </text:list>
            <text:p text:style-name="P25"/>
          </table:table-cell>
        </table:table-row>
        <table:table-row>
          <table:table-cell table:style-name="表10.A2" office:value-type="string">
            <text:p text:style-name="P24"/>
          </table:table-cell>
          <table:table-cell table:style-name="表10.A2" office:value-type="string">
            <text:p text:style-name="P25">全体の、プラス/マイナス終わり</text:p>
          </table:table-cell>
          <table:table-cell table:style-name="表10.C2" office:value-type="string">
            <text:p text:style-name="P25">　　　　　　　　＋　　　　　　　－</text:p>
            <text:p text:style-name="P24">sum=<text:tab/>35<text:tab/><text:tab/>12<text:tab/>34.3%<text:tab/>23<text:tab/>65.7%</text:p>
            <text:p text:style-name="P25">　=&gt;　マイナス終わりが、プラスの倍近く。</text:p>
          </table:table-cell>
        </table:table-row>
        <table:table-row>
          <table:table-cell table:style-name="表10.A2" office:value-type="string">
            <text:p text:style-name="P24"/>
          </table:table-cell>
          <table:table-cell table:style-name="表10.A2" office:value-type="string">
            <text:p text:style-name="P24"/>
          </table:table-cell>
          <table:table-cell table:style-name="表10.C2" office:value-type="string">
            <text:p text:style-name="P24"/>
          </table:table-cell>
        </table:table-row>
        <table:table-row>
          <table:table-cell table:style-name="表10.A2" office:value-type="string">
            <text:p text:style-name="P24"/>
          </table:table-cell>
          <table:table-cell table:style-name="表10.A2" office:value-type="string">
            <text:p text:style-name="P24"/>
          </table:table-cell>
          <table:table-cell table:style-name="表10.C2" office:value-type="string">
            <text:p text:style-name="P24"/>
          </table:table-cell>
        </table:table-row>
      </table:table>
      <text:list xml:id="list32463752" text:continue-list="list7537947117560561486" text:style-name="L47">
        <text:list-item>
          <text:list>
            <text:list-item>
              <text:list>
                <text:list-item>
                  <text:p text:style-name="P79"/>
                </text:list-item>
                <text:list-item>
                  <text:p text:style-name="P79"/>
                </text:list-item>
              </text:list>
            </text:list-item>
          </text:list>
        </text:list-item>
      </text:list>
      <text:p text:style-name="P9">[next]</text:p>
      <text:list xml:id="list7508958008578403286" text:style-name="L50">
        <text:list-item>
          <text:p text:style-name="P80"><text:soft-page-break/>TASK-1 : obs → data of U/J</text:p>
        </text:list-item>
        <text:list-item>
          <text:p text:style-name="P80">TASK-2 : obs</text:p>
          <text:list>
            <text:list-item>
              <text:p text:style-name="P171">同じBB-seqでありながら、プラス、マイナスが違っている組み</text:p>
              <text:list>
                <text:list-item>
                  <text:p text:style-name="P171">obs : チャートの形、どんな特徴？</text:p>
                </text:list-item>
                <text:list-item>
                  <text:p text:style-name="P171">e.g. 3-5-4, 3-3-3</text:p>
                </text:list-item>
              </text:list>
            </text:list-item>
          </text:list>
        </text:list-item>
        <text:list-item>
          <text:p text:style-name="P80">TASK-3 : prog : <text:span text:style-name="T11">売りで入った場合用の、テスター</text:span></text:p>
          <text:list>
            <text:list-item>
              <text:p text:style-name="P171">　=&gt;　flowachartingから</text:p>
            </text:list-item>
          </text:list>
        </text:list-item>
      </text:list>
      <text:p text:style-name="P9">[further]</text:p>
      <text:list xml:id="list6638297190549440214" text:style-name="L51">
        <text:list-item>
          <text:p text:style-name="P81"/>
        </text:list-item>
      </text:list>
      <text:p text:style-name="P2"><text:line-break/><text:span text:style-name="T12">[/ 20191028_130849]</text:span></text:p>
      <text:p text:style-name="P2"/>
      <text:p text:style-name="P12"/>
      <text:p text:style-name="P9">---------------------------------------------------------------------------</text:p>
      <text:p text:style-name="P17">res free# JVEMV6 44#8.4.2_14 / 44. currency / 8. prog-python / 4 tester / 2. id-3 / 20191029_100621</text:p>
      <text:p text:style-name="P17"/>
      <text:p text:style-name="P9">[do] <text:span text:style-name="T9">#_ </text:span></text:p>
      <text:list xml:id="list1772383510330026290" text:style-name="L52">
        <text:list-item>
          <text:p text:style-name="P82">REVIEW</text:p>
        </text:list-item>
        <text:list-item>
          <text:p text:style-name="P186"><text:span text:style-name="T4">TASK-1 : </text:span><text:span text:style-name="T5">同じBB-seqでありながら、プラス、マイナスが違っている組み </text:span></text:p>
          <text:list>
            <text:list-item>
              <text:list>
                <text:list-item>
                  <text:list>
                    <text:list-item>
                      <text:p text:style-name="P172">obs : チャートの形、どんな特徴？</text:p>
                    </text:list-item>
                    <text:list-item>
                      <text:p text:style-name="P172">e.g. 3-5-4, 3-3-3</text:p>
                    </text:list-item>
                  </text:list>
                </text:list-item>
              </text:list>
            </text:list-item>
            <text:list-item>
              <text:p text:style-name="P82">T-1.1 : A/J, M15</text:p>
              <text:list>
                <text:list-item>
                  <text:p text:style-name="P82">sheet → 44#8.4.3_11.ods // C:\WORKS_2\WS\WS_Others.JVEMV6\JVEMV6\44_currency\8_prog-python\4_tester\2_id-3 “1_copy”</text:p>
                </text:list-item>
                <text:list-item>
                  <text:p text:style-name="P82">3-4-3</text:p>
                  <text:list>
                    <text:list-item>
                      <text:p text:style-name="P82"/>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7">0.07</text:p>
          </table:table-cell>
          <table:table-cell table:style-name="表11.B1" office:value-type="string">
            <text:p text:style-name="P26">3-4-3</text:p>
          </table:table-cell>
          <table:table-cell table:style-name="表11.B1" office:value-type="string">
            <text:p text:style-name="P26">3-4-3</text:p>
          </table:table-cell>
          <table:table-cell table:style-name="表11.B1" office:value-type="string">
            <text:p text:style-name="P26">2019.04.17 21:45</text:p>
          </table:table-cell>
        </table:table-row>
        <table:table-row table:style-name="表11.1">
          <table:table-cell table:style-name="表11.B1" office:value-type="string">
            <text:p text:style-name="P27">-0.040</text:p>
          </table:table-cell>
          <table:table-cell table:style-name="表11.B1" office:value-type="string">
            <text:p text:style-name="P26">3-4-3</text:p>
          </table:table-cell>
          <table:table-cell table:style-name="表11.B1" office:value-type="string">
            <text:p text:style-name="P26">3-4-3</text:p>
          </table:table-cell>
          <table:table-cell table:style-name="表11.B1" office:value-type="string">
            <text:p text:style-name="P26">2019.04.18 01:15</text:p>
          </table:table-cell>
        </table:table-row>
        <table:table-row table:style-name="表11.1">
          <table:table-cell table:style-name="表11.B1" office:value-type="string">
            <text:p text:style-name="P27">0.053</text:p>
          </table:table-cell>
          <table:table-cell table:style-name="表11.B1" office:value-type="string">
            <text:p text:style-name="P26">3-4-3</text:p>
          </table:table-cell>
          <table:table-cell table:style-name="表11.B1" office:value-type="string">
            <text:p text:style-name="P26">3-4-3</text:p>
          </table:table-cell>
          <table:table-cell table:style-name="表11.B1" office:value-type="string">
            <text:p text:style-name="P26">2019.04.18 02:30</text:p>
          </table:table-cell>
        </table:table-row>
      </table:table>
      <text:list xml:id="list32439375" text:continue-numbering="true" text:style-name="L52">
        <text:list-item>
          <text:list>
            <text:list-item>
              <text:list>
                <text:list-item>
                  <text:list>
                    <text:list-item>
                      <text:p text:style-name="P197">images</text:p>
                      <text:list>
                        <text:list-item>
                          <text:p text:style-name="P197">2019.04.17 21:45 → 1.jpg</text:p>
                        </text:list-item>
                        <text:list-item>
                          <text:p text:style-name="P197">2019.04.18 01:15 → 2.jpg</text:p>
                        </text:list-item>
                      </text:list>
                    </text:list-item>
                  </text:list>
                </text:list-item>
              </text:list>
            </text:list-item>
          </text:list>
        </text:list-item>
        <text:list-item>
          <text:p text:style-name="P82"><text:span text:style-name="T9">#_ </text:span>TASK-2 : U/J, M15 → “3-<text:tab/>+<text:tab/>3-, +<text:tab/>-<text:tab/>3, -”</text:p>
          <text:list>
            <text:list-item>
              <text:p text:style-name="P82">T-2.1 : sheet → 44#8.4.3_11.ods // C:\WORKS_2\WS\WS_Others.JVEMV6\JVEMV6\44_currency\8_prog-python\4_tester\2_id-3 “3_cp”</text:p>
              <text:list>
                <text:list-item>
                  <text:p text:style-name="P82"/>
                </text:list-item>
                <text:list-item>
                  <text:p text:style-name="P82"><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9">[next]</text:p>
      <text:list xml:id="list7438046564865341698" text:style-name="L53">
        <text:list-item>
          <text:p text:style-name="P83">TASK-1 : obs</text:p>
          <text:list>
            <text:list-item>
              <text:p text:style-name="P198">2019.04.18 02:30</text:p>
            </text:list-item>
            <text:list-item>
              <text:p text:style-name="P198">oth<text:span text:style-name="T11">er incidents</text:span></text:p>
              <text:list>
                <text:list-item>
                  <text:p text:style-name="P173">sheet → 44#8.4.3_11.ods // C:\WORKS_2\WS\WS_Others.JVEMV6\JVEMV6\44_currency\8_prog-python\4_tester\2_id-3 “3_cp”</text:p>
                </text:list-item>
              </text:list>
            </text:list-item>
          </text:list>
        </text:list-item>
        <text:list-item>
          <text:p text:style-name="P173">TASK-2 : prog</text:p>
          <text:list>
            <text:list-item>
              <text:p text:style-name="P173">log_fx.(main).ods // C:\WORKS_2\WS\WS_Others.prog</text:p>
              <text:list>
                <text:list-item>
                  <text:p text:style-name="P173">==&gt; “5<text:tab/>売りで入った場合用の、テスター”</text:p>
                </text:list-item>
              </text:list>
            </text:list-item>
          </text:list>
        </text:list-item>
      </text:list>
      <text:p text:style-name="P9">[further]</text:p>
      <text:list xml:id="list3888868132927324974" text:style-name="L54">
        <text:list-item>
          <text:p text:style-name="P84"/>
        </text:list-item>
      </text:list>
      <text:p text:style-name="P2"><text:line-break/><text:span text:style-name="T12">[/ 20191029_125813]</text:span></text:p>
      <text:p text:style-name="P2"><text:soft-page-break/></text:p>
      <text:p text:style-name="P13"/>
      <text:p text:style-name="P9">---------------------------------------------------------------------------</text:p>
      <text:p text:style-name="P17">res free# JVEMV6 44#8.4.2_15 / 44. currency / 8. prog-python / 4 tester / 2. id-3 / 20191030_180334</text:p>
      <text:p text:style-name="P17"/>
      <text:p text:style-name="P9">[do] <text:span text:style-name="T9">#_ </text:span></text:p>
      <text:list xml:id="list645746387392879705" text:style-name="L55">
        <text:list-item>
          <text:p text:style-name="P85">REVIEW</text:p>
        </text:list-item>
        <text:list-item>
          <text:p text:style-name="P187"><text:span text:style-name="T4">TASK-1</text:span><text:span text:style-name="T5"> : obs</text:span></text:p>
          <text:list>
            <text:list-item>
              <text:list>
                <text:list-item>
                  <text:p text:style-name="P199">2019.04.18 02:30</text:p>
                </text:list-item>
                <text:list-item>
                  <text:p text:style-name="P200"><text:span text:style-name="T4">oth</text:span><text:span text:style-name="T5">er incidents</text:span></text:p>
                  <text:list>
                    <text:list-item>
                      <text:p text:style-name="P174">sheet → 44#8.4.3_11.ods // C:\WORKS_2\WS\WS_Others.JVEMV6\JVEMV6\44_currency\8_prog-python\4_tester\2_id-3 “3_cp”</text:p>
                    </text:list-item>
                  </text:list>
                </text:list-item>
              </text:list>
            </text:list-item>
            <text:list-item>
              <text:p text:style-name="P174">T-1.1 : 2019.04.18 02:30</text:p>
              <text:list>
                <text:list-item>
                  <text:p text:style-name="P174">==&gt; C:\WORKS_2\WS\WS_Others.JVEMV6\JVEMV6\44_currency\8_prog-python\4_tester\2_id-3</text:p>
                </text:list-item>
              </text:list>
            </text:list-item>
            <text:list-item>
              <text:p text:style-name="P180">OBS</text:p>
              <text:list>
                <text:list-item>
                  <text:p text:style-name="P174">2.jpg, 3.jpg ==&gt; MFI → 80 を超えている <text:s/></text:p>
                  <text:list>
                    <text:list-item>
                      <text:p text:style-name="P174">prev 15 bars → 55 points</text:p>
                    </text:list-item>
                    <text:list-item>
                      <text:p text:style-name="P174">(C:\WORKS_2\WS\WS_Others.JVEMV6\JVEMV6\44_currency\8_prog-python\4_tester\2_id-3)</text:p>
                    </text:list-item>
                  </text:list>
                </text:list-item>
              </text:list>
            </text:list-item>
          </text:list>
        </text:list-item>
      </text:list>
      <text:p text:style-name="P9">[next]</text:p>
      <text:list xml:id="list1952097414730586198" text:style-name="L56">
        <text:list-item>
          <text:p text:style-name="P86">TASK-1</text:p>
          <text:list>
            <text:list-item>
              <text:list>
                <text:list-item>
                  <text:p text:style-name="P201"><text:span text:style-name="T4">oth</text:span><text:span text:style-name="T5">er incidents</text:span></text:p>
                  <text:list>
                    <text:list-item>
                      <text:p text:style-name="P175">sheet → 44#8.4.3_11.ods // C:\WORKS_2\WS\WS_Others.JVEMV6\JVEMV6\44_currency\8_prog-python\4_tester\2_id-3 “3_cp”</text:p>
                    </text:list-item>
                  </text:list>
                </text:list-item>
              </text:list>
            </text:list-item>
          </text:list>
        </text:list-item>
        <text:list-item>
          <text:p text:style-name="P175">TASK-2 : prog : “5<text:tab/>売りで入った場合用の、テスター”</text:p>
        </text:list-item>
      </text:list>
      <text:p text:style-name="P9"><text:soft-page-break/>[further]</text:p>
      <text:list xml:id="list5648341110755385687" text:style-name="L57">
        <text:list-item>
          <text:p text:style-name="P87"/>
        </text:list-item>
      </text:list>
      <text:p text:style-name="P2"><text:line-break/><text:span text:style-name="T12">[/ 20191030_181957]</text:span></text:p>
      <text:p text:style-name="P2"/>
      <text:p text:style-name="P13"/>
      <text:p text:style-name="P9">---------------------------------------------------------------------------</text:p>
      <text:p text:style-name="P17">res free# JVEMV6 44#8.4.3_2 / 44. currency / 8. prog-python / 4 tester / 3. id-X / 20191031_123725</text:p>
      <text:p text:style-name="P17"/>
      <text:p text:style-name="P9">[do] <text:span text:style-name="T9">#_ </text:span></text:p>
      <text:list xml:id="list1337707749175009430" text:style-name="L58">
        <text:list-item>
          <text:p text:style-name="P88">REVIEW</text:p>
        </text:list-item>
        <text:list-item>
          <text:p text:style-name="P88">TASK-1 : <text:span text:style-name="T11">prog : “5<text:tab/>売りで入った場合用の、テスター”</text:span></text:p>
          <text:list>
            <text:list-item>
              <text:p text:style-name="P88">T-1.1 : #for-loop-1:20191020_133913</text:p>
              <text:list>
                <text:list-item>
                  <text:list>
                    <text:list-item>
                      <text:p text:style-name="P88">new FUNC : tester_T_2__Buy_Up__Loop_2_Trailing__V3_Sell</text:p>
                    </text:list-item>
                  </text:list>
                </text:list-item>
                <text:list-item>
                  <text:p text:style-name="P88">CODE</text:p>
                  <text:list>
                    <text:list-item>
                      <text:p text:style-name="P88">DUP : <text:s/>tester_T_2__Buy_Up__Loop_2_Trailing__V3</text:p>
                      <text:list>
                        <text:list-item>
                          <text:p text:style-name="P88"><text:span text:style-name="T9">#_ </text:span>delete : time labels</text:p>
                        </text:list-item>
                        <text:list-item>
                          <text:p text:style-name="P88"><text:span text:style-name="T9">#_ </text:span>new time labels for the func</text:p>
                          <text:list>
                            <text:list-item>
                              <text:p text:style-name="P88">#_20191031_131139:caller</text:p>
                            </text:list-item>
                            <text:list-item>
                              <text:p text:style-name="P88">#_20191031_131146:head</text:p>
                            </text:list-item>
                            <text:list-item>
                              <text:p text:style-name="P88">#_20191031_131150:wl:in-func</text:p>
                            </text:list-item>
                          </text:list>
                        </text:list-item>
                        <text:list-item>
                          <text:p text:style-name="P88"><text:span text:style-name="T9">#_ </text:span>for-loop : #for-loop-1:20191031_130700</text:p>
                        </text:list-item>
                        <text:list-item>
                          <text:p text:style-name="P88"><text:span text:style-name="T9">#_ </text:span>maxOf_Loop → 10</text:p>
                        </text:list-item>
                      </text:list>
                    </text:list-item>
                    <text:list-item>
                      <text:p text:style-name="P88"><text:span text:style-name="T9">#_ </text:span>caller</text:p>
                    </text:list-item>
                  </text:list>
                </text:list-item>
                <text:list-item>
                  <text:p text:style-name="P88">TEST ==&gt; ERROR</text:p>
                  <text:list>
                    <text:list-item>
                      <text:list>
                        <text:list-item>
                          <text:p text:style-name="P88">“ <text:s/>File "C:\WORKS_2\WS\WS_Others.prog\prog\D-7\2_2\VIRTUAL\Admin_Projects\mm\libs_mm\libfx_6.py", lin</text:p>
                        </text:list-item>
                        <text:list-item>
                          <text:p text:style-name="P88">e 6867, in tester_T_2__Report_Dat</text:p>
                        </text:list-item>
                        <text:list-item>
                          <text:p text:style-name="P88"><text:soft-page-break/><text:s text:c="4"/>, len(lo_Pos_Exits) / cntOf_Loop</text:p>
                        </text:list-item>
                        <text:list-item>
                          <text:p text:style-name="P88">ZeroDivisionError: division by zero”</text:p>
                        </text:list-item>
                      </text:list>
                    </text:list-item>
                    <text:list-item>
                      <text:p text:style-name="P88">TRY-1 : review</text:p>
                      <text:list>
                        <text:list-item>
                          <text:p text:style-name="P88">tester_T_2__Buy_Up__Loop_2_Trailing__V3_Sell</text:p>
                          <text:list>
                            <text:list-item>
                              <text:p text:style-name="P88">ret = (cntOf_Loop, lo_LO_Pos_Exits)</text:p>
                            </text:list-item>
                          </text:list>
                        </text:list-item>
                        <text:list-item>
                          <text:p text:style-name="P88">/ tester_T_2__Buy_Up__Loop_2_Trailing__V3__ForLoop_1</text:p>
                        </text:list-item>
                        <text:list-item>
                          <text:p text:style-name="P88">==&gt; “lenOf_Detection_Target_Range” (func : tester_T_2__Buy_Up__3_Prep_Trailing)</text:p>
                        </text:list-item>
                      </text:list>
                    </text:list-item>
                    <text:list-item>
                      <text:p text:style-name="P88">FIX : use csv file → 44_5.1_10_rawdata.(AUDJPY).(Period-M15).(NumOfUnits-18000).(Bars-ALL-20190424_184417).20190311_081029.[SLICE-30].csv</text:p>
                    </text:list-item>
                    <text:list-item>
                      <text:p text:style-name="P88">TEST ==&gt; </text:p>
                      <text:list>
                        <text:list-item>
                          <text:list>
                            <text:list-item>
                              <text:p text:style-name="P88">“[libfx_6.py:3410 / 20191031_133347] tester_T_2__Buy_Up__Loop_2_Trailing__V3_Sell ---&gt; starting... ===================”</text:p>
                            </text:list-item>
                          </text:list>
                        </text:list-item>
                        <text:list-item>
                          <text:p text:style-name="P88">==&gt; OK</text:p>
                        </text:list-item>
                      </text:list>
                    </text:list-item>
                  </text:list>
                </text:list-item>
                <text:list-item>
                  <text:p text:style-name="P88">CODE</text:p>
                  <text:list>
                    <text:list-item>
                      <text:p text:style-name="P88">DUP : tester_T_2__Buy_Up__Loop_2_Trailing__V3__ForLoop_1</text:p>
                      <text:list>
                        <text:list-item>
                          <text:p text:style-name="P88">==&gt; tester_T_2__Buy_Up__Loop_2_Trailing__V3__ForLoop_1_Sell</text:p>
                        </text:list-item>
                      </text:list>
                    </text:list-item>
                    <text:list-item>
                      <text:p text:style-name="P88"/>
                    </text:list-item>
                  </text:list>
                </text:list-item>
              </text:list>
            </text:list-item>
          </text:list>
        </text:list-item>
      </text:list>
      <text:p text:style-name="P9">[next]</text:p>
      <text:list xml:id="list3039673463096434770" text:style-name="L59">
        <text:list-item>
          <text:p text:style-name="P89">TASK-1</text:p>
          <text:list>
            <text:list-item>
              <text:p text:style-name="P89">DUP : tester_T_2__Buy_Up__Loop_2_Trailing__V3__ForLoop_1</text:p>
            </text:list-item>
            <text:list-item>
              <text:p text:style-name="P89">==&gt; tester_T_2__Buy_Up__Loop_2_Trailing__V3__ForLoop_1_Sell</text:p>
            </text:list-item>
            <text:list-item>
              <text:p text:style-name="P89">#_20191031_134048:next</text:p>
            </text:list-item>
          </text:list>
        </text:list-item>
      </text:list>
      <text:p text:style-name="P9">[further]</text:p>
      <text:list xml:id="list4376281315423486904" text:style-name="L60">
        <text:list-item>
          <text:p text:style-name="P90"/>
        </text:list-item>
      </text:list>
      <text:p text:style-name="P2"><text:soft-page-break/><text:line-break/><text:span text:style-name="T12">[/ 20191031_133524]</text:span></text:p>
      <text:p text:style-name="P2"/>
      <text:p text:style-name="P13"/>
      <text:p text:style-name="P9">---------------------------------------------------------------------------</text:p>
      <text:p text:style-name="P17">res free# JVEMV6 44#8.4.3_3 / 44. currency / 8. prog-python / 4 tester / 3. id-4 / 20191102_121125</text:p>
      <text:p text:style-name="P17"/>
      <text:p text:style-name="P9">[do] <text:span text:style-name="T9">#_ </text:span></text:p>
      <text:list xml:id="list2909341799778311811" text:style-name="L61">
        <text:list-item>
          <text:p text:style-name="P91">REVIEW</text:p>
        </text:list-item>
        <text:list-item>
          <text:p text:style-name="P91">TASK-1</text:p>
          <text:list>
            <text:list-item>
              <text:list>
                <text:list-item>
                  <text:p text:style-name="P91">DUP : tester_T_2__Buy_Up__Loop_2_Trailing__V3__ForLoop_1</text:p>
                </text:list-item>
                <text:list-item>
                  <text:p text:style-name="P91">==&gt; tester_T_2__Buy_Up__Loop_2_Trailing__V3__ForLoop_1_Sell</text:p>
                </text:list-item>
                <text:list-item>
                  <text:p text:style-name="P91">#_20191031_134048:next</text:p>
                </text:list-item>
              </text:list>
            </text:list-item>
            <text:list-item>
              <text:p text:style-name="P91">T-1.1</text:p>
              <text:list>
                <text:list-item>
                  <text:p text:style-name="P91">CODE</text:p>
                  <text:list>
                    <text:list-item>
                      <text:p text:style-name="P91"><text:span text:style-name="T9">#_ </text:span>DUP</text:p>
                    </text:list-item>
                    <text:list-item>
                      <text:p text:style-name="P91">signature</text:p>
                    </text:list-item>
                    <text:list-item>
                      <text:p text:style-name="P91">time labels</text:p>
                      <text:list>
                        <text:list-item>
                          <text:p text:style-name="P91">#_20191102_121417:caller</text:p>
                        </text:list-item>
                        <text:list-item>
                          <text:p text:style-name="P91">#_20191102_121425:head</text:p>
                        </text:list-item>
                        <text:list-item>
                          <text:p text:style-name="P91">#_20191102_121429:wl:in-func</text:p>
                        </text:list-item>
                      </text:list>
                    </text:list-item>
                    <text:list-item>
                      <text:p text:style-name="P91"><text:span text:style-name="T9">#_ </text:span>caller</text:p>
                    </text:list-item>
                    <text:list-item>
                      <text:p text:style-name="P91">delete → time labels from the orig lines</text:p>
                    </text:list-item>
                  </text:list>
                </text:list-item>
                <text:list-item>
                  <text:p text:style-name="P91">TEST ==&gt; “[libfx_6.py:2162 / 20191102_121600]</text:p>
                  <text:list>
                    <text:list-item>
                      <text:p text:style-name="P91">(step : B : j1 : N) flg_Pos --&gt; False : 2019.04.24 07:45”</text:p>
                    </text:list-item>
                    <text:list-item>
                      <text:p text:style-name="P91">==&gt; OK</text:p>
                    </text:list-item>
                  </text:list>
                </text:list-item>
              </text:list>
            </text:list-item>
          </text:list>
        </text:list-item>
        <text:list-item>
          <text:p text:style-name="P91">TASK-2 : coding : <text:soft-page-break/>tester_T_2__Buy_Up__Loop_2_Trailing__V3__ForLoop_1_Sell</text:p>
          <text:list>
            <text:list-item>
              <text:p text:style-name="P91">SEG-1 : code cleanup</text:p>
              <text:list>
                <text:list-item>
                  <text:p text:style-name="P91"/>
                </text:list-item>
              </text:list>
            </text:list-item>
            <text:list-item>
              <text:p text:style-name="P91"><text:span text:style-name="T9">#_ </text:span>T-2.1 : <text:s/></text:p>
              <text:list>
                <text:list-item>
                  <text:p text:style-name="P91"><text:s/>flowchart ---&gt; review : follow the code lines</text:p>
                  <text:list>
                    <text:list-item>
                      <text:p text:style-name="P91">#_20191102_123624:tmp</text:p>
                    </text:list-item>
                    <text:list-item>
                      <text:p text:style-name="P91">“step : B : j1 : N”</text:p>
                    </text:list-item>
                    <text:list-item>
                      <text:p text:style-name="P91">“step : B : j2 : N”</text:p>
                    </text:list-item>
                  </text:list>
                </text:list-item>
              </text:list>
            </text:list-item>
          </text:list>
        </text:list-item>
      </text:list>
      <text:p text:style-name="P9">[next]</text:p>
      <text:list xml:id="list6203313451527843006" text:style-name="L62">
        <text:list-item>
          <text:p text:style-name="P92">TASK-1</text:p>
          <text:list>
            <text:list-item>
              <text:p text:style-name="P92">flowcharting → sn-2 (log_fx.(main).ods tab-”4”)</text:p>
              <text:list>
                <text:list-item>
                  <text:p text:style-name="P92">ref → sn-1:j2:y3</text:p>
                </text:list-item>
              </text:list>
            </text:list-item>
          </text:list>
        </text:list-item>
      </text:list>
      <text:p text:style-name="P9">[further]</text:p>
      <text:list xml:id="list1361578148665388571" text:style-name="L63">
        <text:list-item>
          <text:p text:style-name="P93"/>
        </text:list-item>
      </text:list>
      <text:p text:style-name="P2"><text:line-break/><text:span text:style-name="T12">[/ 20191102_134434]</text:span></text:p>
      <text:p text:style-name="P2"/>
      <text:p text:style-name="P13"/>
      <text:p text:style-name="P9">---------------------------------------------------------------------------</text:p>
      <text:p text:style-name="P17">res free# JVEMV6 44#8.4.3_ 4 / 44. currency / 8. prog-python / 4 tester / 3. id-4 / 20191103_085746</text:p>
      <text:p text:style-name="P17"/>
      <text:p text:style-name="P9">[do] <text:span text:style-name="T9">#_ </text:span></text:p>
      <text:list xml:id="list5861485840611799664" text:style-name="L64">
        <text:list-item>
          <text:p text:style-name="P94">REVIEW</text:p>
        </text:list-item>
        <text:list-item>
          <text:p text:style-name="P94">TASK-1 : flowcharting → sn-2 (log_fx.(main).ods tab-”4”)</text:p>
          <text:list>
            <text:list-item>
              <text:list>
                <text:list-item>
                  <text:p text:style-name="P94">ref → sn-1:j2:y3</text:p>
                </text:list-item>
              </text:list>
            </text:list-item>
            <text:list-item>
              <text:p text:style-name="P94">T-1.1 : dp func → use “dp_ANY”</text:p>
              <text:list>
                <text:list-item>
                  <text:p text:style-name="P94">#_20191103_090605:tmp</text:p>
                </text:list-item>
                <text:list-item>
                  <text:p text:style-name="P94">new FUNC : <text:s/>dp_ANY(lo_LO_Lines, lo_BDs_Tmp)</text:p>
                  <text:list>
                    <text:list-item>
                      <text:p text:style-name="P94"><text:soft-page-break/>DUP : dp_Tester_T_2__Buy_Up</text:p>
                    </text:list-item>
                    <text:list-item>
                      <text:p text:style-name="P94">signature</text:p>
                    </text:list-item>
                    <text:list-item>
                      <text:p text:style-name="P94">time labels</text:p>
                      <text:list>
                        <text:list-item>
                          <text:p text:style-name="P94">#20191103_090905:caller</text:p>
                        </text:list-item>
                        <text:list-item>
                          <text:p text:style-name="P94">#_20191103_090910:head</text:p>
                        </text:list-item>
                        <text:list-item>
                          <text:p text:style-name="P94">#_20191103_090918:wl:in-func</text:p>
                        </text:list-item>
                      </text:list>
                    </text:list-item>
                    <text:list-item>
                      <text:p text:style-name="P94">time labels ==&gt; remove orig ones</text:p>
                    </text:list-item>
                    <text:list-item>
                      <text:p text:style-name="P94">delete → orig lines</text:p>
                    </text:list-item>
                    <text:list-item>
                      <text:p text:style-name="P94"><text:span text:style-name="T9">#_ </text:span>caller</text:p>
                    </text:list-item>
                    <text:list-item>
                      <text:p text:style-name="P94">TEST ==&gt; OK</text:p>
                    </text:list-item>
                  </text:list>
                </text:list-item>
              </text:list>
            </text:list-item>
          </text:list>
        </text:list-item>
        <text:list-item>
          <text:p text:style-name="P94">TASK-2 : “step : B : j2 : Y : 4” ==&gt; ts_TP, ts_SL → <text:s/>exchange vals</text:p>
        </text:list-item>
      </text:list>
      <text:p text:style-name="P9"/>
      <text:p text:style-name="P9">[next]</text:p>
      <text:list xml:id="list405879570886818583" text:style-name="L65">
        <text:list-item>
          <text:p text:style-name="P95">TASK : this : TASK-2</text:p>
          <text:list>
            <text:list-item>
              <text:p text:style-name="P95">#_20191103_091904:next</text:p>
            </text:list-item>
          </text:list>
        </text:list-item>
      </text:list>
      <text:p text:style-name="P9">[further]</text:p>
      <text:list xml:id="list703262247017040709" text:style-name="L66">
        <text:list-item>
          <text:p text:style-name="P96"/>
        </text:list-item>
      </text:list>
      <text:p text:style-name="P2"><text:line-break/><text:span text:style-name="T12">[/ 20191103_091917]</text:span></text:p>
      <text:p text:style-name="P2"/>
      <text:p text:style-name="P13"/>
      <text:p text:style-name="P9">---------------------------------------------------------------------------</text:p>
      <text:p text:style-name="P17">res free# JVEMV6 44#8.4.3_5 / 44. currency / 8. prog-python / 4 tester / 3. id-X / 20191104_100559</text:p>
      <text:p text:style-name="P17"/>
      <text:p text:style-name="P9">[do] <text:span text:style-name="T9">#_ </text:span></text:p>
      <text:list xml:id="list4943069237115283936" text:style-name="L67">
        <text:list-item>
          <text:p text:style-name="P97">REVIEW</text:p>
        </text:list-item>
        <text:list-item>
          <text:p text:style-name="P97"><text:span text:style-name="T9">#_ </text:span>TASK-1 : “step : B : j2 : Y : 4” ==&gt; ts_TP, ts_SL → <text:s/>exchange vals</text:p>
          <text:list>
            <text:list-item>
              <text:list>
                <text:list-item>
                  <text:p text:style-name="P97">#_20191103_091904:next</text:p>
                </text:list-item>
              </text:list>
            </text:list-item>
            <text:list-item>
              <text:p text:style-name="P97"><text:soft-page-break/>T-1.1</text:p>
              <text:list>
                <text:list-item>
                  <text:p text:style-name="P97">CODE</text:p>
                  <text:list>
                    <text:list-item>
                      <text:p text:style-name="P97">ts_SL,ts_TP</text:p>
                    </text:list-item>
                    <text:list-item>
                      <text:p text:style-name="P97">valOf_SL,valOf_TP</text:p>
                    </text:list-item>
                  </text:list>
                </text:list-item>
                <text:list-item>
                  <text:p text:style-name="P97">TEST ==&gt; “(step : B : j2 : Y : 4) calc ts_TP, ts_SL”</text:p>
                  <text:list>
                    <text:list-item>
                      <text:p text:style-name="P97">==&gt; “ts_TP<text:tab/>78.544<text:tab/>ts_SL<text:tab/>78.654”</text:p>
                      <text:list>
                        <text:list-item>
                          <text:p text:style-name="P97">“st_pr<text:tab/>78.614”</text:p>
                        </text:list-item>
                      </text:list>
                    </text:list-item>
                    <text:list-item>
                      <text:p text:style-name="P97">==&gt; OK</text:p>
                    </text:list-item>
                  </text:list>
                </text:list-item>
              </text:list>
            </text:list-item>
          </text:list>
        </text:list-item>
        <text:list-item>
          <text:p text:style-name="P97"><text:span text:style-name="T9">#_ </text:span>TASK-2 : “step : B : j3” ==&gt; change condition</text:p>
          <text:list>
            <text:list-item>
              <text:p text:style-name="P97">T-2.1 : #_20191104_101450:tmp</text:p>
              <text:list>
                <text:list-item>
                  <text:p text:style-name="P97">CODE</text:p>
                </text:list-item>
                <text:list-item>
                  <text:p text:style-name="P97">TEST ==&gt; “(step : B : j3 : Y : 1)”</text:p>
                  <text:list>
                    <text:list-item>
                      <text:p text:style-name="P97">==&gt; OK</text:p>
                    </text:list-item>
                  </text:list>
                </text:list-item>
              </text:list>
            </text:list-item>
          </text:list>
        </text:list-item>
      </text:list>
      <text:p text:style-name="P9">[next]</text:p>
      <text:list xml:id="list7366288284442477358" text:style-name="L68">
        <text:list-item>
          <text:p text:style-name="P98">TASK-1</text:p>
          <text:list>
            <text:list-item>
              <text:p text:style-name="P98">“step : B : j3 : Y : 2” → “Pos["ext_pr"]” ==&gt; change formula</text:p>
              <text:list>
                <text:list-item>
                  <text:p text:style-name="P98">#_20191104_102501:next</text:p>
                </text:list-item>
              </text:list>
            </text:list-item>
          </text:list>
        </text:list-item>
      </text:list>
      <text:p text:style-name="P9">[further]</text:p>
      <text:list xml:id="list8684833909793010148" text:style-name="L69">
        <text:list-item>
          <text:p text:style-name="P99"/>
        </text:list-item>
      </text:list>
      <text:p text:style-name="P2"><text:line-break/><text:span text:style-name="T12">[/ 20191104_102559]</text:span></text:p>
      <text:p text:style-name="P11"/>
      <text:p text:style-name="P13"/>
      <text:p text:style-name="P9">---------------------------------------------------------------------------</text:p>
      <text:p text:style-name="P17">res free# JVEMV6 44#8.4.3_6 / 44. currency / 8. prog-python / 4 tester / 3. id-X / 20191106_120301</text:p>
      <text:p text:style-name="P17"/>
      <text:p text:style-name="P9">[do] <text:span text:style-name="T9">#_ </text:span></text:p>
      <text:list xml:id="list32456151" text:continue-list="list5958745017658892574" text:style-name="L7">
        <text:list-item>
          <text:p text:style-name="P43">REVIEW</text:p>
        </text:list-item>
        <text:list-item>
          <text:p text:style-name="P43"><text:soft-page-break/>TASK-1 : “step : B : j3 : Y : 2” → “Pos["ext_pr"]” ==&gt; change formula</text:p>
          <text:list>
            <text:list-item>
              <text:list>
                <text:list-item>
                  <text:p text:style-name="P43">#_20191104_102501:next</text:p>
                </text:list-item>
              </text:list>
            </text:list-item>
            <text:list-item>
              <text:p text:style-name="P43">T-1.1</text:p>
              <text:list>
                <text:list-item>
                  <text:p text:style-name="P43"><text:span text:style-name="T9">#_ </text:span>CODE</text:p>
                </text:list-item>
                <text:list-item>
                  <text:p text:style-name="P43">TEST ==&gt; </text:p>
                  <text:list>
                    <text:list-item>
                      <text:p text:style-name="P43">loop → no error</text:p>
                    </text:list-item>
                    <text:list-item>
                      <text:p text:style-name="P43">validate data</text:p>
                      <text:list>
                        <text:list-item>
                          <text:p text:style-name="P43">2019.04.24 07:45 ==&gt; OK</text:p>
                        </text:list-item>
                        <text:list-item>
                          <text:p text:style-name="P43"><text:span text:style-name="T9">#_ </text:span>SEG-1 : modify</text:p>
                          <text:list>
                            <text:list-item>
                              <text:list>
                                <text:list-item>
                                  <text:p text:style-name="P43">#_20191106_121422:modify</text:p>
                                </text:list-item>
                                <text:list-item>
                                  <text:p text:style-name="P43">#_20191106_121450:modify</text:p>
                                </text:list-item>
                              </text:list>
                            </text:list-item>
                            <text:list-item>
                              <text:p text:style-name="P43">CODE</text:p>
                            </text:list-item>
                            <text:list-item>
                              <text:p text:style-name="P43">TEST</text:p>
                              <text:list>
                                <text:list-item>
                                  <text:p text:style-name="P43">loop ==&gt; no error</text:p>
                                </text:list-item>
                              </text:list>
                            </text:list-item>
                          </text:list>
                        </text:list-item>
                      </text:list>
                    </text:list-item>
                  </text:list>
                </text:list-item>
              </text:list>
            </text:list-item>
          </text:list>
        </text:list-item>
      </text:list>
      <text:p text:style-name="P9"/>
      <text:p text:style-name="P9">[next]</text:p>
      <text:list xml:id="list4015677620968425190" text:style-name="L70">
        <text:list-item>
          <text:p text:style-name="P100">TASK-1 : “step : B : j3 : Y : 2” → “Pos["ext_pr"]” ==&gt; change formula</text:p>
          <text:list>
            <text:list-item>
              <text:p text:style-name="P100">#_20191106_123123:next</text:p>
            </text:list-item>
          </text:list>
        </text:list-item>
        <text:list-item>
          <text:p text:style-name="P100">TASK-2 : issue list : id-1 : tab “1” log_fx.(main).ods</text:p>
        </text:list-item>
      </text:list>
      <text:p text:style-name="P9">[further]</text:p>
      <text:list xml:id="list823743742914806704" text:style-name="L71">
        <text:list-item>
          <text:p text:style-name="P101"/>
        </text:list-item>
      </text:list>
      <text:p text:style-name="P2"><text:line-break/><text:span text:style-name="T12">[/ 20191106_123144]</text:span></text:p>
      <text:p text:style-name="P2"/>
      <text:p text:style-name="P13"/>
      <text:p text:style-name="P9">---------------------------------------------------------------------------</text:p>
      <text:p text:style-name="P17">res free# JVEMV6 44#8.4.3_7 / 44. currency / 8. prog-python / 4 tester / 3. id-X / 20191107_125941</text:p>
      <text:p text:style-name="P17"/>
      <text:p text:style-name="P9"><text:soft-page-break/>[do] <text:span text:style-name="T9">#_ </text:span></text:p>
      <text:list xml:id="list4144559941885780681" text:style-name="L72">
        <text:list-item>
          <text:p text:style-name="P102">REVIEW</text:p>
        </text:list-item>
        <text:list-item>
          <text:p text:style-name="P102">TASK-1 : “step : B : j3 : Y : 2” → “Pos["ext_pr"]” ==&gt; change formula</text:p>
          <text:list>
            <text:list-item>
              <text:p text:style-name="P102">#_20191106_123123:next</text:p>
              <text:list>
                <text:list-item>
                  <text:p text:style-name="P102">T-1.1</text:p>
                  <text:list>
                    <text:list-item>
                      <text:p text:style-name="P102">CODE</text:p>
                    </text:list-item>
                    <text:list-item>
                      <text:p text:style-name="P102">TEST ==&gt; DROP</text:p>
                    </text:list-item>
                  </text:list>
                </text:list-item>
              </text:list>
            </text:list-item>
          </text:list>
        </text:list-item>
        <text:list-item>
          <text:p text:style-name="P102">TASK-2 : RESTART</text:p>
          <text:list>
            <text:list-item>
              <text:p text:style-name="P102">T-2.1</text:p>
              <text:list>
                <text:list-item>
                  <text:p text:style-name="P102">new FILE : libfx_7.py</text:p>
                  <text:list>
                    <text:list-item>
                      <text:p text:style-name="P102">DUP : libfx_6.py</text:p>
                    </text:list-item>
                    <text:list-item>
                      <text:p text:style-name="P102">time labels</text:p>
                      <text:list>
                        <text:list-item>
                          <text:p text:style-name="P102">#_20191107_135221:caller</text:p>
                        </text:list-item>
                        <text:list-item>
                          <text:p text:style-name="P102">#_20191107_135224:head</text:p>
                        </text:list-item>
                        <text:list-item>
                          <text:p text:style-name="P102">#_20191107_135231:wl:in-func</text:p>
                        </text:list-item>
                      </text:list>
                    </text:list-item>
                  </text:list>
                </text:list-item>
                <text:list-item>
                  <text:p text:style-name="P102">libfx_7.py</text:p>
                  <text:list>
                    <text:list-item>
                      <text:p text:style-name="P102"><text:span text:style-name="T9">#_ </text:span>delete lines</text:p>
                      <text:list>
                        <text:list-item>
                          <text:p text:style-name="P102">except : “tester_T_2__Buy_Up__Loop_2_Trailing__V3__ForLoop_1_Sell”</text:p>
                        </text:list-item>
                      </text:list>
                    </text:list-item>
                    <text:list-item>
                      <text:p text:style-name="P102">import</text:p>
                    </text:list-item>
                    <text:list-item>
                      <text:p text:style-name="P102">caller → switch to libfx_7</text:p>
                    </text:list-item>
                    <text:list-item>
                      <text:p text:style-name="P102">TEST ==&gt; OK</text:p>
                    </text:list-item>
                  </text:list>
                </text:list-item>
              </text:list>
            </text:list-item>
            <text:list-item>
              <text:p text:style-name="P102">T-2.2</text:p>
              <text:list>
                <text:list-item>
                  <text:p text:style-name="P102">delete lines → j1, Y/N only; rest ==&gt; delete</text:p>
                </text:list-item>
                <text:list-item>
                  <text:p text:style-name="P102">TEST ==&gt; OK</text:p>
                </text:list-item>
              </text:list>
            </text:list-item>
          </text:list>
        </text:list-item>
      </text:list>
      <text:p text:style-name="P9"/>
      <text:p text:style-name="P9">[next]</text:p>
      <text:list xml:id="list7797938690240798649" text:style-name="L73">
        <text:list-item>
          <text:p text:style-name="P103">TASK : “j3 : N” ~~</text:p>
          <text:list>
            <text:list-item>
              <text:p text:style-name="P103">#_20191107_140017:next</text:p>
            </text:list-item>
            <text:list-item>
              <text:p text:style-name="P103"><text:soft-page-break/>new FUNC : tester_T_2__ForLoop_1_Sell__J1_N(...)</text:p>
              <text:list>
                <text:list-item>
                  <text:p text:style-name="P103">→ return “(cntOf_Loop, lo_Pos_Exits, cntOf_Loop_B)”</text:p>
                </text:list-item>
              </text:list>
            </text:list-item>
          </text:list>
        </text:list-item>
      </text:list>
      <text:p text:style-name="P9">[further]</text:p>
      <text:list xml:id="list4814081575822333855" text:style-name="L74">
        <text:list-item>
          <text:p text:style-name="P104"/>
        </text:list-item>
      </text:list>
      <text:p text:style-name="P2"><text:line-break/><text:span text:style-name="T12">[/ 20191107_141301]</text:span></text:p>
      <text:p text:style-name="P3"/>
      <text:p text:style-name="P13"/>
      <text:p text:style-name="P9">---------------------------------------------------------------------------</text:p>
      <text:p text:style-name="P17">res free# JVEMV6 44#8.4.3_8 / 44. currency / 8. prog-python / 4 tester / 3. id-X / XXXX</text:p>
      <text:p text:style-name="P17"/>
      <text:p text:style-name="P9">[do] <text:span text:style-name="T9">#_ </text:span></text:p>
      <text:list xml:id="list5218262865686318966" text:style-name="L75">
        <text:list-item>
          <text:p text:style-name="P105">REVIEW</text:p>
        </text:list-item>
        <text:list-item>
          <text:p text:style-name="P105">TASK-1 : flowcharting, logic-analysis</text:p>
        </text:list-item>
      </text:list>
      <text:p text:style-name="P9"/>
      <text:p text:style-name="P9">[next]</text:p>
      <text:list xml:id="list8355903381339420090" text:style-name="L76">
        <text:list-item>
          <text:p text:style-name="P106">TASK-1 : flowcharting, logic-analysis → continue</text:p>
          <text:list>
            <text:list-item>
              <text:p text:style-name="P106">SELL<text:span text:style-name="T11">で入って、そのbarの中で、priceが上昇する場合の、ケース抽出。</text:span></text:p>
            </text:list-item>
            <text:list-item>
              <text:p text:style-name="P176">==&gt; use 11/07のメモ用紙</text:p>
            </text:list-item>
          </text:list>
        </text:list-item>
        <text:list-item>
          <text:p text:style-name="P176">TASK-2</text:p>
          <text:list>
            <text:list-item>
              <text:p text:style-name="P176">2本目以降のbarたちの、処理</text:p>
              <text:list>
                <text:list-item>
                  <text:p text:style-name="P176">==&gt; UP/DOWNのケース、それぞれ</text:p>
                </text:list-item>
              </text:list>
            </text:list-item>
          </text:list>
        </text:list-item>
      </text:list>
      <text:p text:style-name="P9">[further]</text:p>
      <text:list xml:id="list7023104047702348294" text:style-name="L77">
        <text:list-item>
          <text:p text:style-name="P107"/>
        </text:list-item>
      </text:list>
      <text:p text:style-name="P2"><text:line-break/><text:span text:style-name="T12">[/ 20191108_142546]</text:span></text:p>
      <text:p text:style-name="P3"/>
      <text:p text:style-name="P13"><text:soft-page-break/></text:p>
      <text:p text:style-name="P9">---------------------------------------------------------------------------</text:p>
      <text:p text:style-name="P17">res free# JVEMV6 44#8.4.3_9 / 44. currency / 8. prog-python / 4 tester / 3. id-X / 20191110_131655</text:p>
      <text:p text:style-name="P17"/>
      <text:p text:style-name="P9">[do] <text:span text:style-name="T9">#_ </text:span></text:p>
      <text:list xml:id="list171078866983771915" text:style-name="L78">
        <text:list-item>
          <text:p text:style-name="P108">REVIEW</text:p>
        </text:list-item>
        <text:list-item>
          <text:p text:style-name="P108">TASK-1 : analyze</text:p>
          <text:list>
            <text:list-item>
              <text:p text:style-name="P108"><text:s/>T-1.1 : </text:p>
              <text:list>
                <text:list-item>
                  <text:p text:style-name="P108">memo : 44#8.43_7</text:p>
                </text:list-item>
                <text:list-item>
                  <text:p text:style-name="P108"/>
                </text:list-item>
              </text:list>
            </text:list-item>
            <text:list-item>
              <text:p text:style-name="P108"/>
            </text:list-item>
          </text:list>
        </text:list-item>
        <text:list-item>
          <text:p text:style-name="P188"><text:span text:style-name="T8">#_ </text:span><text:span text:style-name="T4">TASK-2 : get → stats</text:span></text:p>
          <text:list>
            <text:list-item>
              <text:p text:style-name="P108">T-2.1</text:p>
              <text:list>
                <text:list-item>
                  <text:p text:style-name="P108">#_20191110_133022:tmp</text:p>
                </text:list-item>
                <text:list-item>
                  <text:p text:style-name="P108">TEST ==&gt; “fname_Src_Csv=44_5.1_10_rawdata.(AUDJPY).(Period-M15).(NumOfUnits-18000).(Bars-ALL-20190424_184417).20190311_081029.[SLICE-100].csv”</text:p>
                  <text:list>
                    <text:list-item>
                      <text:p text:style-name="P108">==&gt; “[libfx_7.py:2905 / 20191110_134546] (debug) stats : id-1 ==&gt; 0”</text:p>
                    </text:list-item>
                  </text:list>
                </text:list-item>
              </text:list>
            </text:list-item>
            <text:list-item>
              <text:p text:style-name="P108">TASK-2.2</text:p>
              <text:list>
                <text:list-item>
                  <text:p text:style-name="P108">#_20191110_141003:tmp</text:p>
                </text:list-item>
                <text:list-item>
                  <text:p text:style-name="P108"/>
                </text:list-item>
              </text:list>
            </text:list-item>
          </text:list>
        </text:list-item>
        <text:list-item>
          <text:p text:style-name="P188"><text:span text:style-name="T8">#_ </text:span><text:span text:style-name="T4">TASK-3 : gen → raw data</text:span></text:p>
          <text:list>
            <text:list-item>
              <text:p text:style-name="P108">T-3.1 : M5</text:p>
              <text:list>
                <text:list-item>
                  <text:p text:style-name="P108">A/M</text:p>
                  <text:list>
                    <text:list-item>
                      <text:p text:style-name="P188"><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08">E/J, M5</text:p>
                </text:list-item>
                <text:list-item>
                  <text:p text:style-name="P108">U/J, M5</text:p>
                </text:list-item>
              </text:list>
            </text:list-item>
          </text:list>
        </text:list-item>
        <text:list-item>
          <text:p text:style-name="P108">TASK-4 : coding</text:p>
          <text:list>
            <text:list-item>
              <text:p text:style-name="P108">T-4.1 : new FUNC : output_Log(...)</text:p>
              <text:list>
                <text:list-item>
                  <text:p text:style-name="P108">signature</text:p>
                </text:list-item>
                <text:list-item>
                  <text:p text:style-name="P108">labels</text:p>
                  <text:list>
                    <text:list-item>
                      <text:p text:style-name="P188">#_20191110_142858:caller</text:p>
                    </text:list-item>
                    <text:list-item>
                      <text:p text:style-name="P188">#_20191110_142904:head</text:p>
                    </text:list-item>
                    <text:list-item>
                      <text:p text:style-name="P188">#_20191110_142909:wl:in-func</text:p>
                    </text:list-item>
                  </text:list>
                </text:list-item>
                <text:list-item>
                  <text:p text:style-name="P108">caller</text:p>
                </text:list-item>
                <text:list-item>
                  <text:p text:style-name="P108">TEST ==&gt; OK</text:p>
                </text:list-item>
              </text:list>
            </text:list-item>
          </text:list>
        </text:list-item>
      </text:list>
      <text:p text:style-name="P9"/>
      <text:p text:style-name="P9">[next]</text:p>
      <text:list xml:id="list4848429478537663024" text:style-name="L79">
        <text:list-item>
          <text:p text:style-name="P109">TASK : coding : “j2”</text:p>
          <text:list>
            <text:list-item>
              <text:p text:style-name="P109">#_20191110_143844:next</text:p>
            </text:list-item>
            <text:list-item>
              <text:p text:style-name="P109">==&gt; see : 44#8.43_7</text:p>
            </text:list-item>
          </text:list>
        </text:list-item>
      </text:list>
      <text:p text:style-name="P9">[further]</text:p>
      <text:list xml:id="list448308694341978613" text:style-name="L80">
        <text:list-item>
          <text:p text:style-name="P110"/>
        </text:list-item>
      </text:list>
      <text:p text:style-name="P2"><text:line-break/><text:span text:style-name="T12">[/ 20191110_143913]</text:span></text:p>
      <text:p text:style-name="P2"/>
      <text:p text:style-name="P13"/>
      <text:p text:style-name="P9">---------------------------------------------------------------------------</text:p>
      <text:p text:style-name="P17">res free# JVEMV6 44#8.4.3_10 / 44. currency / 8. prog-python / 4 tester / 3. id-X / 20191111_133034</text:p>
      <text:p text:style-name="P17"/>
      <text:p text:style-name="P9">[do] <text:span text:style-name="T9">#_ </text:span></text:p>
      <text:list xml:id="list835322493793255130" text:style-name="L81">
        <text:list-item>
          <text:p text:style-name="P111">REVIEW</text:p>
        </text:list-item>
        <text:list-item>
          <text:p text:style-name="P111">TASK-1 : coding : “j2”</text:p>
          <text:list>
            <text:list-item>
              <text:list>
                <text:list-item>
                  <text:p text:style-name="P111"><text:soft-page-break/>#_20191110_143844:next</text:p>
                </text:list-item>
                <text:list-item>
                  <text:p text:style-name="P111">==&gt; see : 44#8.43_7</text:p>
                </text:list-item>
              </text:list>
            </text:list-item>
            <text:list-item>
              <text:p text:style-name="P111"><text:span text:style-name="T9">@#_ </text:span>SEG-1 : code cleanup</text:p>
            </text:list-item>
            <text:list-item>
              <text:p text:style-name="P111">T-1.1 </text:p>
              <text:list>
                <text:list-item>
                  <text:p text:style-name="P111">new FUNC : loop_J2_Y()</text:p>
                  <text:list>
                    <text:list-item>
                      <text:p text:style-name="P111">signature</text:p>
                    </text:list-item>
                    <text:list-item>
                      <text:p text:style-name="P111">time labels</text:p>
                      <text:list>
                        <text:list-item>
                          <text:p text:style-name="P111">#_20191111_134815:caller</text:p>
                        </text:list-item>
                        <text:list-item>
                          <text:p text:style-name="P111">#_20191111_134818:head</text:p>
                        </text:list-item>
                        <text:list-item>
                          <text:p text:style-name="P111">#_20191111_134822:wl:in-func</text:p>
                        </text:list-item>
                      </text:list>
                    </text:list-item>
                    <text:list-item>
                      <text:p text:style-name="P111">caller</text:p>
                    </text:list-item>
                    <text:list-item>
                      <text:p text:style-name="P111">~~ “j2 : Y : 1”</text:p>
                    </text:list-item>
                  </text:list>
                </text:list-item>
                <text:list-item>
                  <text:p text:style-name="P111">TEST ==&gt; OK</text:p>
                </text:list-item>
              </text:list>
            </text:list-item>
            <text:list-item>
              <text:p text:style-name="P111">T-1.2 : “j2 : Y : 2”</text:p>
              <text:list>
                <text:list-item>
                  <text:p text:style-name="P111">CODE : loop_J2_Y()</text:p>
                </text:list-item>
                <text:list-item>
                  <text:p text:style-name="P111">TEST ==&gt; OK</text:p>
                </text:list-item>
              </text:list>
            </text:list-item>
          </text:list>
        </text:list-item>
      </text:list>
      <text:p text:style-name="P9"/>
      <text:p text:style-name="P9">[next]</text:p>
      <text:list xml:id="list6409668641428647952" text:style-name="L82">
        <text:list-item>
          <text:p text:style-name="P112">TASK : “j2 : Y : 3”</text:p>
          <text:list>
            <text:list-item>
              <text:p text:style-name="P112">#_20191111_140836:next</text:p>
            </text:list-item>
          </text:list>
        </text:list-item>
      </text:list>
      <text:p text:style-name="P9">[further]</text:p>
      <text:list xml:id="list5430548630069919061" text:style-name="L83">
        <text:list-item>
          <text:p text:style-name="P113"/>
        </text:list-item>
      </text:list>
      <text:p text:style-name="P2"><text:line-break/><text:span text:style-name="T12">[/ 20191111_140853]</text:span></text:p>
      <text:p text:style-name="P2"/>
      <text:p text:style-name="P13"/>
      <text:p text:style-name="P9">---------------------------------------------------------------------------</text:p>
      <text:p text:style-name="P17">res free# JVEMV6 44#8.4.3_11 / 44. currency / 8. prog-python / 4 tester / 3. id-X / 20191112_151829</text:p>
      <text:p text:style-name="P17"><text:soft-page-break/></text:p>
      <text:p text:style-name="P9">[do] <text:span text:style-name="T9">#_ </text:span></text:p>
      <text:list xml:id="list800112083507915893" text:style-name="L84">
        <text:list-item>
          <text:p text:style-name="P114">REVIEW</text:p>
        </text:list-item>
        <text:list-item>
          <text:p text:style-name="P114">TASK-1 : “j2 : Y : 3”</text:p>
          <text:list>
            <text:list-item>
              <text:list>
                <text:list-item>
                  <text:p text:style-name="P114">#_20191111_140836:next</text:p>
                </text:list-item>
              </text:list>
            </text:list-item>
            <text:list-item>
              <text:p text:style-name="P114">SEG-1 : Pos</text:p>
              <text:list>
                <text:list-item>
                  <text:p text:style-name="P177">内容をupdateしよう</text:p>
                  <text:list>
                    <text:list-item>
                      <text:p text:style-name="P177">rf_price</text:p>
                    </text:list-item>
                  </text:list>
                </text:list-item>
                <text:list-item>
                  <text:p text:style-name="P177">TREE</text:p>
                  <text:list>
                    <text:list-item>
                      <text:p text:style-name="P177">libfx_6.tester_T_3</text:p>
                    </text:list-item>
                    <text:list-item>
                      <text:p text:style-name="P177">/libfx_6.tester_T_2__Buy_Up__3_Prep_Trailing #_20191005_133027:caller</text:p>
                    </text:list-item>
                    <text:list-item>
                      <text:p text:style-name="P177">/libfx_6.tester_T_2__Buy_Up__Loop_2_Trailing__V3_Sell #_20191031_131139:caller</text:p>
                    </text:list-item>
                    <text:list-item>
                      <text:p text:style-name="P177">/def tester_T_2__Buy_Up__Loop_2_Trailing__V3__ForLoop_1_Sell</text:p>
                    </text:list-item>
                    <text:list-item>
                      <text:p text:style-name="P177">tester_T_2__Buy_Up__3_Prep_Trailing</text:p>
                    </text:list-item>
                    <text:list-item>
                      <text:p text:style-name="P177">tester_T_2__Buy_Up__Loop_2_Trailing__V2</text:p>
                    </text:list-item>
                  </text:list>
                </text:list-item>
                <text:list-item>
                  <text:p text:style-name="P177">CODE</text:p>
                  <text:list>
                    <text:list-item>
                      <text:p text:style-name="P177">libfx_6.tester_T_2__Buy_Up__3_Prep_Trailing</text:p>
                      <text:list>
                        <text:list-item>
                          <text:p text:style-name="P177">#_20191112_155635:tmp</text:p>
                        </text:list-item>
                      </text:list>
                    </text:list-item>
                    <text:list-item>
                      <text:p text:style-name="P177">add key-value : #_20191112_155744:tmp</text:p>
                      <text:list>
                        <text:list-item>
                          <text:p text:style-name="P177">base_idx</text:p>
                        </text:list-item>
                        <text:list-item>
                          <text:p text:style-name="P177">trail_starting_idx</text:p>
                        </text:list-item>
                      </text:list>
                    </text:list-item>
                  </text:list>
                </text:list-item>
                <text:list-item>
                  <text:p text:style-name="P177">TEST ==&gt; OK : loop → no error shown</text:p>
                </text:list-item>
              </text:list>
            </text:list-item>
            <text:list-item>
              <text:p text:style-name="P114">T-1.1</text:p>
              <text:list>
                <text:list-item>
                  <text:p text:style-name="P114"/>
                </text:list-item>
              </text:list>
            </text:list-item>
          </text:list>
        </text:list-item>
      </text:list>
      <text:p text:style-name="P9"/>
      <text:p text:style-name="P9">[next]</text:p>
      <text:list xml:id="list5963988124759809346" text:style-name="L85">
        <text:list-item>
          <text:p text:style-name="P115"><text:soft-page-break/>TASK : coding → “j2 : Y : 3” (continued)</text:p>
          <text:list>
            <text:list-item>
              <text:p text:style-name="P115">#_20191111_140836:next</text:p>
            </text:list-item>
          </text:list>
        </text:list-item>
      </text:list>
      <text:p text:style-name="P9">[further]</text:p>
      <text:list xml:id="list2115194481138435088" text:style-name="L86">
        <text:list-item>
          <text:p text:style-name="P116"/>
        </text:list-item>
      </text:list>
      <text:p text:style-name="P2"><text:line-break/><text:span text:style-name="T12">[/ 20191112_160142]</text:span></text:p>
      <text:p text:style-name="P2"/>
      <text:p text:style-name="P13"/>
      <text:p text:style-name="P17">11</text:p>
      <text:p text:style-name="P9">---------------------------------------------------------------------------</text:p>
      <text:p text:style-name="P17">res free# JVEMV6 44#8.4.3_ 12 / 44. currency / 8. prog-python / 4 tester / 3. id-X / 20191113_130542</text:p>
      <text:p text:style-name="P17"/>
      <text:p text:style-name="P9">[do] <text:span text:style-name="T9">#_ </text:span></text:p>
      <text:list xml:id="list7537425444485934056" text:style-name="L87">
        <text:list-item>
          <text:p text:style-name="P117">REVIEW</text:p>
        </text:list-item>
        <text:list-item>
          <text:p text:style-name="P117">TASK-1 : coding → “j2 : Y : 3” (continued)</text:p>
          <text:list>
            <text:list-item>
              <text:list>
                <text:list-item>
                  <text:p text:style-name="P117">#_20191111_140836:next</text:p>
                </text:list-item>
              </text:list>
            </text:list-item>
            <text:list-item>
              <text:p text:style-name="P117">T-1.1</text:p>
              <text:list>
                <text:list-item>
                  <text:p text:style-name="P117">see → libfx_6 ==&gt; how the prev func is coded?</text:p>
                </text:list-item>
                <text:list-item>
                  <text:p text:style-name="P117">SEG-1</text:p>
                  <text:list>
                    <text:list-item>
                      <text:p text:style-name="P117">new FUNC : def buildMsg_Loop_J2_Y3()</text:p>
                    </text:list-item>
                    <text:list-item>
                      <text:p text:style-name="P117">def buildMsg_Loop_J2_Y4()</text:p>
                    </text:list-item>
                  </text:list>
                </text:list-item>
                <text:list-item>
                  <text:p text:style-name="P117">CODE : ~~ “Y : 4”</text:p>
                </text:list-item>
                <text:list-item>
                  <text:p text:style-name="P117">TEST ==&gt; OK</text:p>
                </text:list-item>
              </text:list>
            </text:list-item>
          </text:list>
        </text:list-item>
      </text:list>
      <text:p text:style-name="P9"/>
      <text:p text:style-name="P9">[next]</text:p>
      <text:list xml:id="list4461889749163493587" text:style-name="L88">
        <text:list-item>
          <text:p text:style-name="P118">TASK : “j3” ~~</text:p>
          <text:list>
            <text:list-item>
              <text:p text:style-name="P118">#_20191113_140159:next</text:p>
            </text:list-item>
            <text:list-item>
              <text:p text:style-name="P118">memo : 2019-11-08<text:span text:style-name="T11">1②</text:span></text:p>
            </text:list-item>
          </text:list>
        </text:list-item>
      </text:list>
      <text:p text:style-name="P9"><text:soft-page-break/>[further]</text:p>
      <text:list xml:id="list953031734473291013" text:style-name="L89">
        <text:list-item>
          <text:p text:style-name="P119"/>
        </text:list-item>
      </text:list>
      <text:p text:style-name="P2"><text:line-break/><text:span text:style-name="T12">[/ 20191113_140252]</text:span></text:p>
      <text:p text:style-name="P2"/>
      <text:p text:style-name="P14"/>
      <text:p text:style-name="P17">12</text:p>
      <text:p text:style-name="P9">---------------------------------------------------------------------------</text:p>
      <text:p text:style-name="P17">res free# JVEMV6 44#8.4.3_13 / 44. currency / 8. prog-python / 4 tester / 3. id-X / XXXX</text:p>
      <text:p text:style-name="P17"/>
      <text:p text:style-name="P9">[do] <text:span text:style-name="T9">#_ </text:span></text:p>
      <text:list xml:id="list32446803" text:continue-list="list32456151" text:style-name="L7">
        <text:list-item>
          <text:p text:style-name="P43">REVIEW</text:p>
        </text:list-item>
        <text:list-item>
          <text:p text:style-name="P43">TASK-1 : “j3” ~~</text:p>
          <text:list>
            <text:list-item>
              <text:list>
                <text:list-item>
                  <text:p text:style-name="P43">#_20191113_140159:next</text:p>
                </text:list-item>
                <text:list-item>
                  <text:p text:style-name="P43">memo : 2019-11-08<text:span text:style-name="T11">1②</text:span></text:p>
                </text:list-item>
              </text:list>
            </text:list-item>
            <text:list-item>
              <text:p text:style-name="P156"><text:span text:style-name="T9">#_ </text:span>SEG-1</text:p>
              <text:list>
                <text:list-item>
                  <text:p text:style-name="P156">new FUNC : _loop_J2_Y_4(Pos, e0, _index, lo_Vals)</text:p>
                </text:list-item>
                <text:list-item>
                  <text:p text:style-name="P156">CODE</text:p>
                </text:list-item>
                <text:list-item>
                  <text:p text:style-name="P156">TEST ==&gt; OK </text:p>
                </text:list-item>
              </text:list>
            </text:list-item>
            <text:list-item>
              <text:p text:style-name="P156">T-1.1 </text:p>
              <text:list>
                <text:list-item>
                  <text:p text:style-name="P156">“j3”</text:p>
                </text:list-item>
                <text:list-item>
                  <text:p text:style-name="P156">new FUNC : _loop_J3_Y(Pos, e0, _index, lo_Vals)</text:p>
                  <text:list>
                    <text:list-item>
                      <text:p text:style-name="P156">signature, …</text:p>
                    </text:list-item>
                  </text:list>
                </text:list-item>
                <text:list-item>
                  <text:p text:style-name="P156">TEST ==&gt; OK</text:p>
                </text:list-item>
              </text:list>
            </text:list-item>
          </text:list>
        </text:list-item>
      </text:list>
      <text:p text:style-name="P9"/>
      <text:p text:style-name="P9">[next]</text:p>
      <text:list xml:id="list3993993633858369238" text:style-name="L90">
        <text:list-item>
          <text:p text:style-name="P120">TASK : “j3.4”</text:p>
          <text:list>
            <text:list-item>
              <text:p text:style-name="P120">#_20191114_140937:next</text:p>
            </text:list-item>
          </text:list>
        </text:list-item>
      </text:list>
      <text:p text:style-name="P9"><text:soft-page-break/>[further]</text:p>
      <text:list xml:id="list5257404786044243981" text:style-name="L91">
        <text:list-item>
          <text:p text:style-name="P121"/>
        </text:list-item>
      </text:list>
      <text:p text:style-name="P2"><text:line-break/><text:span text:style-name="T12">[/ 20191114_141211]</text:span></text:p>
      <text:p text:style-name="P2"/>
      <text:p text:style-name="P14"/>
      <text:p text:style-name="P17">13</text:p>
      <text:p text:style-name="P9">---------------------------------------------------------------------------</text:p>
      <text:p text:style-name="P17">res free# JVEMV6 44#8.4.3_14 / 44. currency / 8. prog-python / 4 tester / 3. id-X / 20191116_141925</text:p>
      <text:p text:style-name="P17"/>
      <text:p text:style-name="P9">[do] <text:span text:style-name="T9">#_ </text:span></text:p>
      <text:list xml:id="list872343567003990446" text:style-name="L92">
        <text:list-item>
          <text:p text:style-name="P122">REVIEW</text:p>
        </text:list-item>
        <text:list-item>
          <text:p text:style-name="P122">TASK-1 : “j3.4”</text:p>
          <text:list>
            <text:list-item>
              <text:list>
                <text:list-item>
                  <text:p text:style-name="P122">#_20191114_140937:next</text:p>
                </text:list-item>
              </text:list>
            </text:list-item>
            <text:list-item>
              <text:p text:style-name="P122">T-1.1</text:p>
              <text:list>
                <text:list-item>
                  <text:p text:style-name="P122">new FUNC : _loop_J3_4(Pos, e0, _index, lo_Vals, lo_LO_Lines)</text:p>
                  <text:list>
                    <text:list-item>
                      <text:p text:style-name="P122">#_20191116_142120:caller</text:p>
                    </text:list-item>
                    <text:list-item>
                      <text:p text:style-name="P122">#_20191116_142127:head</text:p>
                    </text:list-item>
                    <text:list-item>
                      <text:p text:style-name="P122">#_20191116_142129:wl:in-func</text:p>
                    </text:list-item>
                  </text:list>
                </text:list-item>
                <text:list-item>
                  <text:p text:style-name="P122">caller</text:p>
                </text:list-item>
                <text:list-item>
                  <text:p text:style-name="P122">TEST ==&gt; OK</text:p>
                </text:list-item>
              </text:list>
            </text:list-item>
            <text:list-item>
              <text:p text:style-name="P122">T-1.2 : report → return value</text:p>
              <text:list>
                <text:list-item>
                  <text:p text:style-name="P122">CODE</text:p>
                </text:list-item>
                <text:list-item>
                  <text:p text:style-name="P122">TEST ==&gt; OK</text:p>
                  <text:list>
                    <text:list-item>
                      <text:p text:style-name="P122">“[libfx_7.py:2995 / 20191116_144546] [libfx_7.py:2990 / 20191116_144546] </text:p>
                    </text:list-item>
                    <text:list-item>
                      <text:p text:style-name="P122">(step : B : j3.4 : post-op : 1) valOf_Identity =&gt; C5”</text:p>
                    </text:list-item>
                  </text:list>
                </text:list-item>
              </text:list>
            </text:list-item>
          </text:list>
        </text:list-item>
      </text:list>
      <text:p text:style-name="P9"/>
      <text:p text:style-name="P9"><text:soft-page-break/>[next]</text:p>
      <text:list xml:id="list1339384338071281056" text:style-name="L93">
        <text:list-item>
          <text:p text:style-name="P123">TASK-1</text:p>
          <text:list>
            <text:list-item>
              <text:p text:style-name="P123">_loop_J3_N ==&gt; return : (valOf_Identity)</text:p>
            </text:list-item>
            <text:list-item>
              <text:p text:style-name="P123">#_20191116_145444:next</text:p>
            </text:list-item>
          </text:list>
        </text:list-item>
        <text:list-item>
          <text:p text:style-name="P123">TASK-2</text:p>
          <text:list>
            <text:list-item>
              <text:p text:style-name="P123">CODE : _loop_J3_Y(Pos, e0, _index, lo_Vals, lo_LO_Lines)</text:p>
              <text:list>
                <text:list-item>
                  <text:p text:style-name="P123">==&gt; return : (valOf_Identity)</text:p>
                </text:list-item>
                <text:list-item>
                  <text:p text:style-name="P123">#_20191114_135941:caller</text:p>
                </text:list-item>
              </text:list>
            </text:list-item>
          </text:list>
        </text:list-item>
      </text:list>
      <text:p text:style-name="P9">[further]</text:p>
      <text:list xml:id="list3486989922109757864" text:style-name="L94">
        <text:list-item>
          <text:p text:style-name="P124"/>
        </text:list-item>
      </text:list>
      <text:p text:style-name="P2"><text:line-break/><text:span text:style-name="T12">[/ 20191116_144933]</text:span></text:p>
      <text:p text:style-name="P2"/>
      <text:p text:style-name="P14"/>
      <text:p text:style-name="P17">14</text:p>
      <text:p text:style-name="P9">---------------------------------------------------------------------------</text:p>
      <text:p text:style-name="P17">res free# JVEMV6 44#8.4.3_15 / 44. currency / 8. prog-python / 4 tester / 3. id-X / 20191117_130323</text:p>
      <text:p text:style-name="P17"/>
      <text:p text:style-name="P9">[do] <text:span text:style-name="T9">#_ </text:span></text:p>
      <text:list xml:id="list2956566374422682810" text:style-name="L95">
        <text:list-item>
          <text:p text:style-name="P125">REVIEW</text:p>
        </text:list-item>
        <text:list-item>
          <text:p text:style-name="P125">SEG-1 : “j3.01”</text:p>
          <text:list>
            <text:list-item>
              <text:p text:style-name="P125">S-1.1 : new FUNC “_loop_J3(Pos, e0, _index, lo_Vals, lo_LO_Lines)”</text:p>
              <text:list>
                <text:list-item>
                  <text:p text:style-name="P125">#_20191117_130520:tmp</text:p>
                </text:list-item>
                <text:list-item>
                  <text:p text:style-name="P125">labels</text:p>
                  <text:list>
                    <text:list-item>
                      <text:p text:style-name="P125">#_20191117_130614:caller</text:p>
                    </text:list-item>
                    <text:list-item>
                      <text:p text:style-name="P125">#_20191117_130618:head</text:p>
                    </text:list-item>
                    <text:list-item>
                      <text:p text:style-name="P125">#_20191117_130622:wl:in-func</text:p>
                    </text:list-item>
                  </text:list>
                </text:list-item>
                <text:list-item>
                  <text:p text:style-name="P125"><text:soft-page-break/>caller</text:p>
                </text:list-item>
              </text:list>
            </text:list-item>
            <text:list-item>
              <text:p text:style-name="P125">S-1.2 : new FUNC : _loop_J3_01(Pos, e0, _index, lo_Vals, lo_LO_Lines)</text:p>
              <text:list>
                <text:list-item>
                  <text:p text:style-name="P125">#_20191117_131246:tmp</text:p>
                </text:list-item>
              </text:list>
            </text:list-item>
          </text:list>
        </text:list-item>
        <text:list-item>
          <text:p text:style-name="P125">SEG-2 : “j3.02”</text:p>
          <text:list>
            <text:list-item>
              <text:p text:style-name="P125">S-2.1</text:p>
              <text:list>
                <text:list-item>
                  <text:p text:style-name="P125">CODE</text:p>
                </text:list-item>
                <text:list-item>
                  <text:p text:style-name="P125">TEST ==&gt; </text:p>
                </text:list-item>
              </text:list>
            </text:list-item>
          </text:list>
        </text:list-item>
        <text:list-item>
          <text:p text:style-name="P125">TASK-1 : _loop_J3_N ==&gt; return : (valOf_Identity)</text:p>
          <text:list>
            <text:list-item>
              <text:p text:style-name="P125">#_20191116_145444:next</text:p>
            </text:list-item>
          </text:list>
        </text:list-item>
        <text:list-item>
          <text:p text:style-name="P125">TASK-2</text:p>
          <text:list>
            <text:list-item>
              <text:p text:style-name="P125">CODE : _loop_J3_Y(Pos, e0, _index, lo_Vals, lo_LO_Lines)</text:p>
              <text:list>
                <text:list-item>
                  <text:p text:style-name="P125">==&gt; return : (valOf_Identity)</text:p>
                </text:list-item>
              </text:list>
            </text:list-item>
          </text:list>
        </text:list-item>
        <text:list-item>
          <text:p text:style-name="P125">#_20191114_135941:caller</text:p>
          <text:list>
            <text:list-item>
              <text:p text:style-name="P125">T-1.1</text:p>
            </text:list-item>
          </text:list>
        </text:list-item>
      </text:list>
      <text:p text:style-name="P9"/>
      <text:p text:style-name="P9">[next]</text:p>
      <text:list xml:id="list3529656466990816528" text:style-name="L96">
        <text:list-item>
          <text:p text:style-name="P126"><office:annotation office:name="__Annotation__8740_1065141405"><dc:creator>iwabuchi ken</dc:creator><dc:date>2019-11-18T12:07:38.27</dc:date><text:p text:style-name="P202"><text:span text:style-name="T21">add</text:span></text:p></office:annotation>TASK-0</text:p>
          <text:list>
            <text:list-item>
              <text:p text:style-name="P126">coding → “j5” ~~</text:p>
              <text:list>
                <text:list-item>
                  <text:p text:style-name="P126">see ==&gt; memo : 201<text:span text:style-name="T11">9-11-17</text:span><office:annotation-end office:name="__Annotation__8740_1065141405"/></text:p>
                </text:list-item>
              </text:list>
            </text:list-item>
          </text:list>
        </text:list-item>
        <text:list-item>
          <text:p text:style-name="P126">TASK-1</text:p>
          <text:list>
            <text:list-item>
              <text:p text:style-name="P126">new FUNC : “_loop_J4(Pos, e0, _index, lo_Vals, lo_LO_Lines)”</text:p>
              <text:list>
                <text:list-item>
                  <text:p text:style-name="P126">#_20191117_133730:next</text:p>
                </text:list-item>
                <text:list-item>
                  <text:p text:style-name="P126">memo : 201<text:span text:style-name="T11">9-11-08②</text:span></text:p>
                </text:list-item>
              </text:list>
            </text:list-item>
          </text:list>
        </text:list-item>
        <text:list-item>
          <text:p text:style-name="P126">TASK-X : _loop_J3_N ==&gt; return : (valOf_Identity)</text:p>
          <text:list>
            <text:list-item>
              <text:p text:style-name="P126">#_20191116_145444:next</text:p>
            </text:list-item>
          </text:list>
        </text:list-item>
        <text:list-item>
          <text:p text:style-name="P126">TASK-X</text:p>
          <text:list>
            <text:list-item>
              <text:p text:style-name="P126">CODE : _loop_J3_Y(Pos, e0, _index, lo_Vals, lo_LO_Lines)</text:p>
              <text:list>
                <text:list-item>
                  <text:p text:style-name="P126">==&gt; return : (valOf_Identity)</text:p>
                </text:list-item>
                <text:list-item>
                  <text:p text:style-name="P126">#_20191114_135941:caller</text:p>
                </text:list-item>
              </text:list>
            </text:list-item>
          </text:list>
        </text:list-item>
      </text:list>
      <text:p text:style-name="P10"><text:soft-page-break/></text:p>
      <text:p text:style-name="P9">[further]</text:p>
      <text:list xml:id="list6167275256470881176" text:style-name="L97">
        <text:list-item>
          <text:p text:style-name="P127"/>
        </text:list-item>
      </text:list>
      <text:p text:style-name="P2"><text:line-break/><text:span text:style-name="T12">[/ XXX]</text:span></text:p>
      <text:p text:style-name="P2"/>
      <text:p text:style-name="P14"/>
      <text:p text:style-name="P17">15</text:p>
      <text:p text:style-name="P9">---------------------------------------------------------------------------</text:p>
      <text:p text:style-name="P17">res free# JVEMV6 44#8.4.3_16 / 44. currency / 8. prog-python / 4 tester / 3. id-X / 20191118_141010</text:p>
      <text:p text:style-name="P17"/>
      <text:p text:style-name="P9">[do] <text:span text:style-name="T9">#_ </text:span></text:p>
      <text:list xml:id="list3437598724651215483" text:style-name="L98">
        <text:list-item>
          <text:p text:style-name="P128">REVIEW</text:p>
        </text:list-item>
        <text:list-item>
          <text:p text:style-name="P128">TASK-1 : coding → “j5” ~~</text:p>
          <text:list>
            <text:list-item>
              <text:list>
                <text:list-item>
                  <text:p text:style-name="P128">see ==&gt; memo : 201<text:span text:style-name="T11">9-11-17</text:span></text:p>
                </text:list-item>
              </text:list>
            </text:list-item>
            <text:list-item>
              <text:p text:style-name="P178">T-1.1</text:p>
              <text:list>
                <text:list-item>
                  <text:list>
                    <text:list-item>
                      <text:p text:style-name="P178">#_20191118_141154:tmp</text:p>
                    </text:list-item>
                    <text:list-item>
                      <text:p text:style-name="P178">def loop_J2_Y</text:p>
                    </text:list-item>
                  </text:list>
                </text:list-item>
                <text:list-item>
                  <text:p text:style-name="P178">new FUNC : _loop_J5(Pos, e0, _index, lo_Vals)</text:p>
                  <text:list>
                    <text:list-item>
                      <text:p text:style-name="P178">sig</text:p>
                    </text:list-item>
                    <text:list-item>
                      <text:p text:style-name="P178">labels</text:p>
                      <text:list>
                        <text:list-item>
                          <text:p text:style-name="P178">#_20191118_142204:caller</text:p>
                        </text:list-item>
                        <text:list-item>
                          <text:p text:style-name="P178">#_20191118_142206:head</text:p>
                        </text:list-item>
                        <text:list-item>
                          <text:p text:style-name="P178">#_20191118_142211:wl:in-func</text:p>
                        </text:list-item>
                      </text:list>
                    </text:list-item>
                    <text:list-item>
                      <text:p text:style-name="P178">caller</text:p>
                    </text:list-item>
                  </text:list>
                </text:list-item>
                <text:list-item>
                  <text:p text:style-name="P178">TEST ==&gt; OK</text:p>
                </text:list-item>
              </text:list>
            </text:list-item>
            <text:list-item>
              <text:p text:style-name="P178">T-1.2 : “j5 : Y : 1”</text:p>
              <text:list>
                <text:list-item>
                  <text:p text:style-name="P178">“j5 : Y : 1”, “j5 : N : 1”</text:p>
                </text:list-item>
                <text:list-item>
                  <text:p text:style-name="P178"><text:soft-page-break/>TEST ==&gt; OK</text:p>
                </text:list-item>
              </text:list>
            </text:list-item>
            <text:list-item>
              <text:p text:style-name="P178">T-1.3 : “j5” → return vals</text:p>
              <text:list>
                <text:list-item>
                  <text:p text:style-name="P178">CODE</text:p>
                </text:list-item>
                <text:list-item>
                  <text:p text:style-name="P178">TEST ==&gt; OK</text:p>
                </text:list-item>
              </text:list>
            </text:list-item>
          </text:list>
        </text:list-item>
      </text:list>
      <text:p text:style-name="P9">[next]</text:p>
      <text:list xml:id="list996744758747615866" text:style-name="L99">
        <text:list-item>
          <text:p text:style-name="P129">TASK : “j2 : Y”</text:p>
          <text:list>
            <text:list-item>
              <text:list>
                <text:list-item>
                  <text:p text:style-name="P129">remove “BREAKING” lines</text:p>
                </text:list-item>
                <text:list-item>
                  <text:p text:style-name="P129">“j1 : Y” → start flowcharting</text:p>
                </text:list-item>
                <text:list-item>
                  <text:p text:style-name="P129">#_20191118_145250:next</text:p>
                </text:list-item>
              </text:list>
            </text:list-item>
          </text:list>
        </text:list-item>
      </text:list>
      <text:p text:style-name="P9">[further]</text:p>
      <text:list xml:id="list4448150238717189559" text:style-name="L100">
        <text:list-item>
          <text:p text:style-name="P130"/>
        </text:list-item>
      </text:list>
      <text:p text:style-name="P2"><text:line-break/><text:span text:style-name="T12">[/ 20191118_145602]</text:span></text:p>
      <text:p text:style-name="P2"/>
      <text:p text:style-name="P14"/>
      <text:p text:style-name="P17">16</text:p>
      <text:p text:style-name="P9">---------------------------------------------------------------------------</text:p>
      <text:p text:style-name="P17">res free# JVEMV6 44#8.4.3_17 / 44. currency / 8. prog-python / 4 tester / 3. id-X / 20191119_125721</text:p>
      <text:p text:style-name="P17"/>
      <text:p text:style-name="P9">[do] <text:span text:style-name="T9">#_ </text:span></text:p>
      <text:list xml:id="list5036689727697568667" text:style-name="L101">
        <text:list-item>
          <text:p text:style-name="P131">REVIEW</text:p>
        </text:list-item>
        <text:list-item>
          <text:p text:style-name="P131">TASK-1 : “j2 : Y”</text:p>
          <text:list>
            <text:list-item>
              <text:list>
                <text:list-item>
                  <text:list>
                    <text:list-item>
                      <text:p text:style-name="P131">remove “BREAKING” lines</text:p>
                    </text:list-item>
                    <text:list-item>
                      <text:p text:style-name="P131">“j1 : Y” → start flowcharting</text:p>
                    </text:list-item>
                    <text:list-item>
                      <text:p text:style-name="P131">#_20191118_145250:next</text:p>
                    </text:list-item>
                  </text:list>
                </text:list-item>
              </text:list>
            </text:list-item>
            <text:list-item>
              <text:p text:style-name="P131">T-1.1</text:p>
              <text:list>
                <text:list-item>
                  <text:p text:style-name="P131">CODE : comment out</text:p>
                </text:list-item>
                <text:list-item>
                  <text:p text:style-name="P131">TEST ==&gt; OK</text:p>
                </text:list-item>
              </text:list>
            </text:list-item>
            <text:list-item>
              <text:p text:style-name="P131"><text:soft-page-break/>T-1.2 : TRACE</text:p>
              <text:list>
                <text:list-item>
                  <text:p text:style-name="P131">def _loop_J3_N(Pos, e0, _index, lo_Vals, lo_LO_Lines)</text:p>
                </text:list-item>
                <text:list-item>
                  <text:p text:style-name="P131">&lt;== def _loop_J3(Pos, e0, _index, lo_Vals, lo_LO_Lines)</text:p>
                </text:list-item>
                <text:list-item>
                  <text:p text:style-name="P131">&lt;== def loop_J2_Y</text:p>
                </text:list-item>
                <text:list-item>
                  <text:p text:style-name="P131">&lt;== tester_T_2__Buy_Up__Loop_2_Trailing__V3__ForLoop_1_Sell</text:p>
                </text:list-item>
              </text:list>
            </text:list-item>
            <text:list-item>
              <text:p text:style-name="P131">T-1.3 : func “loop_J2_Y” → return val ==&gt; type of bar</text:p>
              <text:list>
                <text:list-item>
                  <text:p text:style-name="P131">CODE : #_20191119_131013:tmp</text:p>
                  <text:list>
                    <text:list-item>
                      <text:p text:style-name="P131">_loop_J3 ==&gt; add return lines</text:p>
                    </text:list-item>
                    <text:list-item>
                      <text:p text:style-name="P131">#_20191119_131433:tmp</text:p>
                    </text:list-item>
                  </text:list>
                </text:list-item>
                <text:list-item>
                  <text:p text:style-name="P131">==&gt; OK</text:p>
                </text:list-item>
              </text:list>
            </text:list-item>
          </text:list>
        </text:list-item>
        <text:list-item>
          <text:p text:style-name="P131">TASK-2 : post identifying</text:p>
          <text:list>
            <text:list-item>
              <text:p text:style-name="P131">T-2.1 : new FUNC : update_Pos_After_Identifying(Pos, e0, _index, lo_Vals, lo_LO_Lines)</text:p>
              <text:list>
                <text:list-item>
                  <text:list>
                    <text:list-item>
                      <text:p text:style-name="P131">==&gt; see memo : 201<text:span text:style-name="T11">9-11-07, 2019-11-19</text:span></text:p>
                    </text:list-item>
                  </text:list>
                </text:list-item>
                <text:list-item>
                  <text:p text:style-name="P131">CODE</text:p>
                  <text:list>
                    <text:list-item>
                      <text:p text:style-name="P131">sig</text:p>
                    </text:list-item>
                    <text:list-item>
                      <text:p text:style-name="P131">labels</text:p>
                      <text:list>
                        <text:list-item>
                          <text:p text:style-name="P131">#_20191119_133203:caller</text:p>
                        </text:list-item>
                        <text:list-item>
                          <text:p text:style-name="P131">#_20191119_133207:head</text:p>
                        </text:list-item>
                        <text:list-item>
                          <text:p text:style-name="P131">#_20191119_133210:wl:in-func</text:p>
                        </text:list-item>
                      </text:list>
                    </text:list-item>
                    <text:list-item>
                      <text:p text:style-name="P131">caller</text:p>
                    </text:list-item>
                  </text:list>
                </text:list-item>
              </text:list>
            </text:list-item>
            <text:list-item>
              <text:p text:style-name="P131">T-2.1 : ~~ “step : C : 2.1”</text:p>
              <text:list>
                <text:list-item>
                  <text:p text:style-name="P131">CODE</text:p>
                </text:list-item>
                <text:list-item>
                  <text:p text:style-name="P131">TEST ==&gt; </text:p>
                </text:list-item>
              </text:list>
            </text:list-item>
          </text:list>
        </text:list-item>
      </text:list>
      <text:p text:style-name="P9"/>
      <text:p text:style-name="P9">[next]</text:p>
      <text:list xml:id="list4301563937946416467" text:style-name="L102">
        <text:list-item>
          <text:p text:style-name="P132">TASK : “step : C : 2.2” ~~</text:p>
          <text:list>
            <text:list-item>
              <text:p text:style-name="P132">#_20191119_134137:next</text:p>
            </text:list-item>
          </text:list>
        </text:list-item>
      </text:list>
      <text:p text:style-name="P9">[further]</text:p>
      <text:list xml:id="list1145894087388786673" text:style-name="L103">
        <text:list-item>
          <text:p text:style-name="P133"><text:soft-page-break/></text:p>
        </text:list-item>
      </text:list>
      <text:p text:style-name="P2"><text:line-break/><text:span text:style-name="T12">[/ 20191119_134850]</text:span></text:p>
      <text:p text:style-name="P2"/>
      <text:p text:style-name="P14"/>
      <text:p text:style-name="P17">17</text:p>
      <text:p text:style-name="P9">---------------------------------------------------------------------------</text:p>
      <text:p text:style-name="P17">res free# JVEMV6 44#8.4.3_18 / 44. currency / 8. prog-python / 4 tester / 3. id-X / 20191120_115455</text:p>
      <text:p text:style-name="P17"/>
      <text:p text:style-name="P9">[do] <text:span text:style-name="T9">#_ </text:span></text:p>
      <text:list xml:id="list1930061836851032476" text:style-name="L104">
        <text:list-item>
          <text:p text:style-name="P134">REVIEW</text:p>
        </text:list-item>
        <text:list-item>
          <text:p text:style-name="P134">TASK-1 : “step : C : 2.2” ~~</text:p>
          <text:list>
            <text:list-item>
              <text:list>
                <text:list-item>
                  <text:p text:style-name="P134">#_20191119_134137:next</text:p>
                </text:list-item>
              </text:list>
            </text:list-item>
            <text:list-item>
              <text:p text:style-name="P134">T-1.1</text:p>
              <text:list>
                <text:list-item>
                  <text:p text:style-name="P134">#_20191119_133203:caller</text:p>
                </text:list-item>
                <text:list-item>
                  <text:p text:style-name="P134">~~ “step : C : 2.2 : 1”</text:p>
                </text:list-item>
                <text:list-item>
                  <text:p text:style-name="P134">TEST ==&gt; OK</text:p>
                </text:list-item>
              </text:list>
            </text:list-item>
            <text:list-item>
              <text:p text:style-name="P134">T-1.2 : new FUNC : “update_Pos_After_Identifying_C5(Pos, e0, _index, lo_Vals, lo_LO_Lines)”</text:p>
              <text:list>
                <text:list-item>
                  <text:p text:style-name="P134">TEST ==&gt; OK</text:p>
                </text:list-item>
              </text:list>
            </text:list-item>
          </text:list>
        </text:list-item>
      </text:list>
      <text:p text:style-name="P9">[next]</text:p>
      <text:list xml:id="list8242527783946820715" text:style-name="L105">
        <text:list-item>
          <text:p text:style-name="P135">TASK</text:p>
          <text:list>
            <text:list-item>
              <text:p text:style-name="P135">#_20191120_122218:next</text:p>
            </text:list-item>
            <text:list-item>
              <text:p text:style-name="P135">“j1 : Y : 1” ---&gt; beyond</text:p>
            </text:list-item>
          </text:list>
        </text:list-item>
      </text:list>
      <text:p text:style-name="P9">[further]</text:p>
      <text:list xml:id="list7092939888033329061" text:style-name="L106">
        <text:list-item>
          <text:p text:style-name="P136"/>
        </text:list-item>
      </text:list>
      <text:p text:style-name="P2"><text:line-break/><text:span text:style-name="T12">[/ XXX]</text:span></text:p>
      <text:p text:style-name="P2"><text:soft-page-break/></text:p>
      <text:p text:style-name="P14"/>
      <text:p text:style-name="P17">18</text:p>
      <text:p text:style-name="P9">---------------------------------------------------------------------------</text:p>
      <text:p text:style-name="P17">res free# JVEMV6 44#8.4.3_19 / 44. currency / 8. prog-python / 4 tester / 3. id-X / 20191121_141249</text:p>
      <text:p text:style-name="P17"/>
      <text:p text:style-name="P15"><text:span text:style-name="T4">[do] </text:span><text:span text:style-name="T8">#_ </text:span></text:p>
      <text:list xml:id="list2866543426927643870" text:style-name="L107">
        <text:list-item>
          <text:p text:style-name="P137">REVIEW</text:p>
        </text:list-item>
        <text:list-item>
          <text:p text:style-name="P137">TASK-1 : #_20191120_122218:next</text:p>
          <text:list>
            <text:list-item>
              <text:list>
                <text:list-item>
                  <text:p text:style-name="P137">“j1 : Y : 1” ---&gt; beyond</text:p>
                </text:list-item>
              </text:list>
            </text:list-item>
            <text:list-item>
              <text:p text:style-name="P137">T-1.1</text:p>
              <text:list>
                <text:list-item>
                  <text:p text:style-name="P137">where is “j5” used ?</text:p>
                  <text:list>
                    <text:list-item>
                      <text:p text:style-name="P137">==&gt; tester_T_2__Buy_Up__Loop_2_Trailing__V3__ForLoop_1_Sell</text:p>
                    </text:list-item>
                  </text:list>
                </text:list-item>
                <text:list-item>
                  <text:p text:style-name="P137">Pos → vals ==&gt; log</text:p>
                </text:list-item>
                <text:list-item>
                  <text:p text:style-name="P137">==&gt; OK</text:p>
                </text:list-item>
              </text:list>
            </text:list-item>
            <text:list-item>
              <text:p text:style-name="P137">T-1.2 : “j5-2”</text:p>
              <text:list>
                <text:list-item>
                  <text:p text:style-name="P137">CODE : </text:p>
                  <text:list>
                    <text:list-item>
                      <text:p text:style-name="P137">#_20191121_143018:ref</text:p>
                    </text:list-item>
                    <text:list-item>
                      <text:p text:style-name="P137">C/P to → #_20191120_122218:next</text:p>
                      <text:list>
                        <text:list-item>
                          <text:p text:style-name="P137"><text:span text:style-name="T9">#_ </text:span>~~ “j5 : Y : 2”</text:p>
                        </text:list-item>
                        <text:list-item>
                          <text:p text:style-name="P137"><text:span text:style-name="T9">#_ </text:span>~~ “j5 : N : 2”</text:p>
                        </text:list-item>
                      </text:list>
                    </text:list-item>
                  </text:list>
                </text:list-item>
                <text:list-item>
                  <text:p text:style-name="P137">TEST ==&gt; PROBLEM</text:p>
                  <text:list>
                    <text:list-item>
                      <text:p text:style-name="P137">DEBUG</text:p>
                      <text:list>
                        <text:list-item>
                          <text:p text:style-name="P137">step : B : j1</text:p>
                          <text:list>
                            <text:list-item>
                              <text:p text:style-name="P137">if : #_20191121_143904:tmp</text:p>
                            </text:list-item>
                            <text:list-item>
                              <text:p text:style-name="P137">else : #_20191121_143955:tmp</text:p>
                              <text:list>
                                <text:list-item>
                                  <text:p text:style-name="P137"><text:soft-page-break/>==&gt; loop_J2_Y</text:p>
                                </text:list-item>
                                <text:list-item>
                                  <text:p text:style-name="P137">==&gt; def _loop_J5(Pos, e0, _index, lo_Vals, lo_LO_Lines)</text:p>
                                  <text:list>
                                    <text:list-item>
                                      <text:p text:style-name="P137">#_20191111_134815:caller</text:p>
                                    </text:list-item>
                                  </text:list>
                                </text:list-item>
                              </text:list>
                            </text:list-item>
                          </text:list>
                        </text:list-item>
                      </text:list>
                    </text:list-item>
                    <text:list-item>
                      <text:p text:style-name="P137">TRY : C/P → #_20191111_134815:caller</text:p>
                      <text:list>
                        <text:list-item>
                          <text:p text:style-name="P137">ERROR :</text:p>
                          <text:list>
                            <text:list-item>
                              <text:p text:style-name="P137">“ <text:s/>File "C:\WORKS_2\WS\WS_Others.prog\prog\D-7\2_2\VIRTUAL\Admin_Project</text:p>
                            </text:list-item>
                            <text:list-item>
                              <text:p text:style-name="P137">e 4174, in tester_T_2__Buy_Up__Loop_2_Trailing__V3__ForLoop_1_Sell</text:p>
                            </text:list-item>
                            <text:list-item>
                              <text:p text:style-name="P137"><text:s text:c="4"/>valOf_Ret = _loop_J5(Pos, e0, _index, lo_Vals, lo_LO_Lines)</text:p>
                            </text:list-item>
                            <text:list-item>
                              <text:p text:style-name="P137">NameError: name '_index' is not defined”</text:p>
                            </text:list-item>
                          </text:list>
                        </text:list-item>
                        <text:list-item>
                          <text:p text:style-name="P137">FIX : ==&gt; OK</text:p>
                          <text:list>
                            <text:list-item>
                              <text:p text:style-name="P137">“[libfx_7.py:4192 / 20191121_145120] (step : B : j5-2) _loop_J5 : vals ==&gt; returned</text:p>
                            </text:list-item>
                            <text:list-item>
                              <text:p text:style-name="P137">judge_J5<text:tab/>False</text:p>
                            </text:list-item>
                            <text:list-item>
                              <text:p text:style-name="P137">strOf_Bar_Type_Name<text:tab/>UNKNOWN”</text:p>
                            </text:list-item>
                          </text:list>
                        </text:list-item>
                      </text:list>
                    </text:list-item>
                  </text:list>
                </text:list-item>
              </text:list>
            </text:list-item>
          </text:list>
        </text:list-item>
      </text:list>
      <text:p text:style-name="P9"/>
      <text:p text:style-name="P9">[next]</text:p>
      <text:list xml:id="list2691358301488441000" text:style-name="L108">
        <text:list-item>
          <text:p text:style-name="P138">TASK</text:p>
          <text:list>
            <text:list-item>
              <text:p text:style-name="P138">“strOf_Bar_Type_Name<text:tab/>UNKNOWN” ==&gt; coding</text:p>
              <text:list>
                <text:list-item>
                  <text:p text:style-name="P138">#_20191121_145626:ref</text:p>
                </text:list-item>
                <text:list-item>
                  <text:p text:style-name="P138">#_20191121_145803:next</text:p>
                </text:list-item>
              </text:list>
            </text:list-item>
          </text:list>
        </text:list-item>
      </text:list>
      <text:p text:style-name="P9">[further]</text:p>
      <text:list xml:id="list863605403089068331" text:style-name="L109">
        <text:list-item>
          <text:p text:style-name="P139"/>
        </text:list-item>
      </text:list>
      <text:p text:style-name="P2"><text:line-break/><text:span text:style-name="T12">[/ XXX]</text:span></text:p>
      <text:p text:style-name="P2"/>
      <text:p text:style-name="P14"><text:soft-page-break/></text:p>
      <text:p text:style-name="P17">19</text:p>
      <text:p text:style-name="P9">---------------------------------------------------------------------------</text:p>
      <text:p text:style-name="P17">res free# JVEMV6 44#8.4.3_20 / 44. currency / 8. prog-python / 4 tester / 3. id-X / 20191123_224644</text:p>
      <text:p text:style-name="P17"/>
      <text:p text:style-name="P9">[do] <text:span text:style-name="T9">#_ </text:span></text:p>
      <text:list xml:id="list1572391412517721048" text:style-name="L110">
        <text:list-item>
          <text:p text:style-name="P140">REVIEW</text:p>
        </text:list-item>
        <text:list-item>
          <text:p text:style-name="P140">TASK-1 : “strOf_Bar_Type_Name<text:tab/>UNKNOWN” ==&gt; coding</text:p>
          <text:list>
            <text:list-item>
              <text:list>
                <text:list-item>
                  <text:p text:style-name="P140">#_20191121_145626:ref</text:p>
                </text:list-item>
                <text:list-item>
                  <text:p text:style-name="P140">#_20191121_145803:next</text:p>
                </text:list-item>
              </text:list>
            </text:list-item>
            <text:list-item>
              <text:p text:style-name="P140">T-1.1</text:p>
              <text:list>
                <text:list-item>
                  <text:p text:style-name="P140">C/P : “step : B : j5 : post : 1” ~~ “step : C : 1”</text:p>
                </text:list-item>
                <text:list-item>
                  <text:p text:style-name="P140">TEST ==&gt; OK</text:p>
                </text:list-item>
              </text:list>
            </text:list-item>
          </text:list>
        </text:list-item>
        <text:list-item>
          <text:p text:style-name="P140">TASK-2 : </text:p>
          <text:list>
            <text:list-item>
              <text:list>
                <text:list-item>
                  <text:p text:style-name="P140">#_20191123_230423:ref</text:p>
                </text:list-item>
                <text:list-item>
                  <text:p text:style-name="P140">“step : C : 2”</text:p>
                </text:list-item>
                <text:list-item>
                  <text:p text:style-name="P140">#_20191123_230735:tmp</text:p>
                </text:list-item>
              </text:list>
            </text:list-item>
            <text:list-item>
              <text:p text:style-name="P140">TEST ==&gt; ISSUE</text:p>
              <text:list>
                <text:list-item>
                  <text:p text:style-name="P140">“rf_pr” ===&gt; update if only the lowest</text:p>
                </text:list-item>
                <text:list-item>
                  <text:p text:style-name="P140">#_20191123_231151:modify</text:p>
                </text:list-item>
                <text:list-item>
                  <text:p text:style-name="P140">TEST ==&gt; ???</text:p>
                  <text:list>
                    <text:list-item>
                      <text:p text:style-name="P140">TRACE</text:p>
                      <text:list>
                        <text:list-item>
                          <text:p text:style-name="P140">loop_J2_Y</text:p>
                        </text:list-item>
                        <text:list-item>
                          <text:p text:style-name="P140">==&gt; _loop_J2_Y_4(Pos, e0, _index, lo_Vals)</text:p>
                        </text:list-item>
                        <text:list-item>
                          <text:p text:style-name="P140">buildMsg_Loop_J2_Y4</text:p>
                        </text:list-item>
                      </text:list>
                    </text:list-item>
                    <text:list-item>
                      <text:p text:style-name="P140">DEBUG</text:p>
                      <text:list>
                        <text:list-item>
                          <text:p text:style-name="P140">==&gt; “Pos["rf_idx"]<text:tab/>-1<text:tab/>Pos["rf_pr"]<text:tab/>0.000<text:tab/>”</text:p>
                          <text:list>
                            <text:list-item>
                              <text:p text:style-name="P140">[libfx_7.py:3675 / 20191123_232424] (step : B : j2 : Y : 4)</text:p>
                            </text:list-item>
                          </text:list>
                        </text:list-item>
                        <text:list-item>
                          <text:p text:style-name="P140">FOUND : “Pos["ref_idx"] = _index</text:p>
                        </text:list-item>
                        <text:list-item>
                          <text:p text:style-name="P140"><text:soft-page-break/><text:s text:c="4"/>Pos["ref_pr"] = e0.price_Open”</text:p>
                        </text:list-item>
                        <text:list-item>
                          <text:p text:style-name="P140">FIX ==&gt; “ref” → “rf”</text:p>
                        </text:list-item>
                      </text:list>
                    </text:list-item>
                    <text:list-item>
                      <text:p text:style-name="P140">TEST ==&gt; OK</text:p>
                    </text:list-item>
                  </text:list>
                </text:list-item>
              </text:list>
            </text:list-item>
          </text:list>
        </text:list-item>
      </text:list>
      <text:p text:style-name="P9"/>
      <text:p text:style-name="P9">[next]</text:p>
      <text:list xml:id="list2127134625437628277" text:style-name="L111">
        <text:list-item>
          <text:p text:style-name="P141">TASK : </text:p>
          <text:list>
            <text:list-item>
              <text:p text:style-name="P141">“[libfx_7.py:4341 / 20191123_233257] BREAKING LOOP.....”</text:p>
              <text:list>
                <text:list-item>
                  <text:p text:style-name="P141">==&gt; remove these lines</text:p>
                </text:list-item>
                <text:list-item>
                  <text:p text:style-name="P141">instead, add stopper</text:p>
                </text:list-item>
                <text:list-item>
                  <text:p text:style-name="P141">#_20191123_233608:next</text:p>
                </text:list-item>
                <text:list-item>
                  <text:p text:style-name="P141">#_20191123_233710:tmp</text:p>
                </text:list-item>
              </text:list>
            </text:list-item>
          </text:list>
        </text:list-item>
      </text:list>
      <text:p text:style-name="P9">[further]</text:p>
      <text:list xml:id="list6472235006672702133" text:style-name="L112">
        <text:list-item>
          <text:p text:style-name="P142"/>
        </text:list-item>
      </text:list>
      <text:p text:style-name="P2"><text:line-break/><text:span text:style-name="T12">[/ 20191123_234250]</text:span></text:p>
      <text:p text:style-name="P2"/>
      <text:p text:style-name="P14"/>
      <text:p text:style-name="P9"><text:span text:style-name="T20">20</text:span>---------------------------------------------------------------------------</text:p>
      <text:p text:style-name="P17">res free# JVEMV6 44#8.4.3_21 / 44. currency / 8. prog-python / 4 tester / 3. id-X / 20191124_145410</text:p>
      <text:p text:style-name="P17"/>
      <text:p text:style-name="P9">[do] <text:span text:style-name="T9">#_ </text:span></text:p>
      <text:list xml:id="list9122041082759951967" text:style-name="L113">
        <text:list-item>
          <text:p text:style-name="P143">REVIEW</text:p>
          <text:list>
            <text:list-item>
              <text:p text:style-name="P143">==&gt; </text:p>
            </text:list-item>
          </text:list>
        </text:list-item>
        <text:list-item>
          <text:p text:style-name="P143">TASK-1 : “[libfx_7.py:4341 / 20191123_233257] BREAKING LOOP.....”</text:p>
          <text:list>
            <text:list-item>
              <text:list>
                <text:list-item>
                  <text:p text:style-name="P143">==&gt; remove these lines</text:p>
                </text:list-item>
                <text:list-item>
                  <text:p text:style-name="P143">instead, add stopper</text:p>
                </text:list-item>
                <text:list-item>
                  <text:p text:style-name="P143">#_20191123_233608:next</text:p>
                </text:list-item>
                <text:list-item>
                  <text:p text:style-name="P143">#_20191123_233710:tmp</text:p>
                </text:list-item>
              </text:list>
            </text:list-item>
            <text:list-item>
              <text:p text:style-name="P143"><text:soft-page-break/>T-1.1</text:p>
              <text:list>
                <text:list-item>
                  <text:p text:style-name="P143">CODE</text:p>
                  <text:list>
                    <text:list-item>
                      <text:p text:style-name="P143">“maxOf_Loop = 5”</text:p>
                    </text:list-item>
                    <text:list-item>
                      <text:p text:style-name="P143">comment out → "BREAKING LOOP....."</text:p>
                    </text:list-item>
                  </text:list>
                </text:list-item>
                <text:list-item>
                  <text:p text:style-name="P143">TEST ==&gt; BUSL3_No_T_3.(20191124_145944).log</text:p>
                  <text:list>
                    <text:list-item>
                      <text:p text:style-name="P143">==&gt; OK</text:p>
                    </text:list-item>
                    <text:list-item>
                      <text:p text:style-name="P143">log</text:p>
                      <text:list>
                        <text:list-item>
                          <text:p text:style-name="P143">“(step : B : 0) =================================== [loop : 13]</text:p>
                        </text:list-item>
                        <text:list-item>
                          <text:p text:style-name="P143">[libfx_7.py:4205 / 20191124_145947] (step : B : j1 : Y : 1)</text:p>
                        </text:list-item>
                        <text:list-item>
                          <text:p text:style-name="P143">flg_Pos --&gt; True : 2019.04.24 08:30”</text:p>
                        </text:list-item>
                        <text:list-item>
                          <text:p text:style-name="P143">[libfx_7.py:4244 / 20191124_145947] (step : B : j5-2 : post : 1) _loop_J5 : vals ==&gt; returned</text:p>
                        </text:list-item>
                      </text:list>
                    </text:list-item>
                    <text:list-item>
                      <text:p text:style-name="P143">log</text:p>
                      <text:list>
                        <text:list-item>
                          <text:p text:style-name="P143">judge_J5<text:tab/>True</text:p>
                        </text:list-item>
                        <text:list-item>
                          <text:p text:style-name="P143">strOf_Bar_Type_Name<text:tab/>UNKNOWN”</text:p>
                        </text:list-item>
                      </text:list>
                    </text:list-item>
                  </text:list>
                </text:list-item>
              </text:list>
            </text:list-item>
          </text:list>
        </text:list-item>
      </text:list>
      <text:p text:style-name="P9"/>
      <text:p text:style-name="P9">[next]</text:p>
      <text:list xml:id="list5603530412487093066" text:style-name="L114">
        <text:list-item>
          <text:p text:style-name="P144">TASK</text:p>
          <text:list>
            <text:list-item>
              <text:p text:style-name="P144">“update_Pos_After_Identifying” ==&gt; modify</text:p>
              <text:list>
                <text:list-item>
                  <text:p text:style-name="P144">==&gt; “C8” (SL)</text:p>
                </text:list-item>
                <text:list-item>
                  <text:p text:style-name="P144">#_20191124_150506:next</text:p>
                </text:list-item>
              </text:list>
            </text:list-item>
          </text:list>
        </text:list-item>
        <text:list-item>
          <text:p text:style-name="P144">TASK-2</text:p>
          <text:list>
            <text:list-item>
              <text:p text:style-name="P144">“step : C-2 : 2” ---&gt; after this section, new section → “step : D : 1”</text:p>
              <text:list>
                <text:list-item>
                  <text:p text:style-name="P144">==&gt; “C8” → then, break from the loop</text:p>
                </text:list-item>
              </text:list>
            </text:list-item>
          </text:list>
        </text:list-item>
      </text:list>
      <text:p text:style-name="P9">[further]</text:p>
      <text:list xml:id="list7292717587025188501" text:style-name="L115">
        <text:list-item>
          <text:p text:style-name="P145"/>
        </text:list-item>
      </text:list>
      <text:p text:style-name="P2"><text:line-break/><text:span text:style-name="T12">[/ 20191124_150713]</text:span></text:p>
      <text:p text:style-name="P2"/>
      <text:p text:style-name="P14"><text:soft-page-break/></text:p>
      <text:p text:style-name="P9"><text:span text:style-name="T20">21</text:span>---------------------------------------------------------------------------</text:p>
      <text:p text:style-name="P17">res free# JVEMV6 44#8.4.3_22 / 44. currency / 8. prog-python / 4 tester / 3. id-X / 20191126_131506?</text:p>
      <text:p text:style-name="P17"/>
      <text:p text:style-name="P9">[do] <text:span text:style-name="T9">#_ </text:span></text:p>
      <text:list xml:id="list4991982403593192035" text:style-name="L116">
        <text:list-item>
          <text:p text:style-name="P146">REVIEW</text:p>
        </text:list-item>
        <text:list-item>
          <text:p text:style-name="P146">TASK-1 : “update_Pos_After_Identifying” ==&gt; modify</text:p>
          <text:list>
            <text:list-item>
              <text:list>
                <text:list-item>
                  <text:list>
                    <text:list-item>
                      <text:p text:style-name="P146">==&gt; “C8” (SL)</text:p>
                    </text:list-item>
                    <text:list-item>
                      <text:p text:style-name="P146">#_20191124_150506:next</text:p>
                    </text:list-item>
                  </text:list>
                </text:list-item>
              </text:list>
            </text:list-item>
            <text:list-item>
              <text:p text:style-name="P146"><text:span text:style-name="T9">#_ </text:span>T-1.1</text:p>
              <text:list>
                <text:list-item>
                  <text:p text:style-name="P146">new FUNC : msg_C5(Pos, e0, _index)</text:p>
                </text:list-item>
              </text:list>
            </text:list-item>
            <text:list-item>
              <text:p text:style-name="P146">T-1.2</text:p>
              <text:list>
                <text:list-item>
                  <text:p text:style-name="P146">new FUNC : msg_C8(Pos, e0, _index)</text:p>
                </text:list-item>
              </text:list>
            </text:list-item>
            <text:list-item>
              <text:p text:style-name="P146">T-1.3 : newe FUNC : update_Pos_After_Identifying_C8(Pos, e0, _index, lo_Vals, lo_LO_Lines)</text:p>
              <text:list>
                <text:list-item>
                  <text:p text:style-name="P146">DUP</text:p>
                </text:list-item>
                <text:list-item>
                  <text:p text:style-name="P146">time labels</text:p>
                  <text:list>
                    <text:list-item>
                      <text:p text:style-name="P146">#_20191126_132735:caller</text:p>
                    </text:list-item>
                    <text:list-item>
                      <text:p text:style-name="P146">#_20191126_132742:head</text:p>
                    </text:list-item>
                    <text:list-item>
                      <text:p text:style-name="P146">#_20191126_132745:wl:in-func</text:p>
                    </text:list-item>
                  </text:list>
                </text:list-item>
              </text:list>
            </text:list-item>
          </text:list>
        </text:list-item>
        <text:list-item>
          <text:p text:style-name="P146">TASK-2</text:p>
          <text:list>
            <text:list-item>
              <text:list>
                <text:list-item>
                  <text:p text:style-name="P146">“step : C-2 : 2” ---&gt; after this section, new section → “step : D : 1”</text:p>
                </text:list-item>
                <text:list-item>
                  <text:p text:style-name="P146">==&gt; “C8” → then, break from the loop</text:p>
                </text:list-item>
              </text:list>
            </text:list-item>
            <text:list-item>
              <text:p text:style-name="P146">T-2.1</text:p>
              <text:list>
                <text:list-item>
                  <text:p text:style-name="P146">after “loop_J2_Y”</text:p>
                </text:list-item>
                <text:list-item>
                  <text:p text:style-name="P146">CODE</text:p>
                  <text:list>
                    <text:list-item>
                      <text:p text:style-name="P146">case 1 : position NOT taken</text:p>
                    </text:list-item>
                    <text:list-item>
                      <text:p text:style-name="P146">case 2 : position DOES being taken</text:p>
                    </text:list-item>
                  </text:list>
                </text:list-item>
                <text:list-item>
                  <text:p text:style-name="P146">TEST ==&gt; </text:p>
                  <text:list>
                    <text:list-item>
                      <text:p text:style-name="P146"><text:soft-page-break/>TRACE</text:p>
                      <text:list>
                        <text:list-item>
                          <text:p text:style-name="P146">update_Pos_After_Identifying(Pos, e0, _index, lo_Vals, lo_LO_Lines)</text:p>
                          <text:list>
                            <text:list-item>
                              <text:p text:style-name="P146">#_20191119_133203:caller</text:p>
                            </text:list-item>
                          </text:list>
                        </text:list-item>
                        <text:list-item>
                          <text:p text:style-name="P146">==&gt; update_Pos_After_Identifying_C8(Pos, e0, _index, lo_Vals, lo_LO_Lines)</text:p>
                          <text:list>
                            <text:list-item>
                              <text:p text:style-name="P146">#_20191126_132735:caller</text:p>
                            </text:list-item>
                          </text:list>
                        </text:list-item>
                        <text:list-item>
                          <text:p text:style-name="P146">&lt;== loop_J2_Y(lo_LO_Lines, lo_BDs_Tmp)</text:p>
                          <text:list>
                            <text:list-item>
                              <text:p text:style-name="P146">#_20191118_142204:caller</text:p>
                            </text:list-item>
                          </text:list>
                        </text:list-item>
                      </text:list>
                    </text:list-item>
                    <text:list-item>
                      <text:p text:style-name="P146">PROBLEM : “C8” returned ---&gt; still, loop doesn't break</text:p>
                      <text:list>
                        <text:list-item>
                          <text:p text:style-name="P146">TRY : log tack</text:p>
                          <text:list>
                            <text:list-item>
                              <text:p text:style-name="P146">update_Pos_After_Identifying(Pos, e0, _index, lo_Vals, lo_LO_Lines)</text:p>
                            </text:list-item>
                          </text:list>
                        </text:list-item>
                        <text:list-item>
                          <text:p text:style-name="P146">TRY : debug “step : D : j6-2”</text:p>
                          <text:list>
                            <text:list-item>
                              <text:p text:style-name="P146">==&gt; OK</text:p>
                            </text:list-item>
                          </text:list>
                        </text:list-item>
                      </text:list>
                    </text:list-item>
                  </text:list>
                </text:list-item>
              </text:list>
            </text:list-item>
          </text:list>
        </text:list-item>
      </text:list>
      <text:p text:style-name="P9">[next]</text:p>
      <text:list xml:id="list7969443373939770037" text:style-name="L117">
        <text:list-item>
          <text:p text:style-name="P147">TASK-1</text:p>
          <text:list>
            <text:list-item>
              <text:p text:style-name="P147">categorizing → if “UNKNOWN”</text:p>
              <text:list>
                <text:list-item>
                  <text:p text:style-name="P147">==&gt; ”update_Pos_After_Identifying” → return false</text:p>
                </text:list-item>
                <text:list-item>
                  <text:p text:style-name="P147">#_20191126_141554:next</text:p>
                </text:list-item>
              </text:list>
            </text:list-item>
          </text:list>
        </text:list-item>
        <text:list-item>
          <text:p text:style-name="P147">TASK-2</text:p>
          <text:list>
            <text:list-item>
              <text:p text:style-name="P147">#_20191107_135221:caller</text:p>
            </text:list-item>
            <text:list-item>
              <text:p text:style-name="P147">“libfx_7.tester_T_2__Buy_Up__Loop_2_Trailing__V3__ForLoop_1_Sell”</text:p>
            </text:list-item>
            <text:list-item>
              <text:p text:style-name="P147">==&gt; post loop-break</text:p>
            </text:list-item>
          </text:list>
        </text:list-item>
      </text:list>
      <text:p text:style-name="P9">[further]</text:p>
      <text:list xml:id="list7390373854572938490" text:style-name="L118">
        <text:list-item>
          <text:p text:style-name="P148"/>
        </text:list-item>
      </text:list>
      <text:p text:style-name="P2"><text:line-break/><text:span text:style-name="T12">[/ 20191126_141538]</text:span></text:p>
      <text:p text:style-name="P2"/>
      <text:p text:style-name="P14"><text:soft-page-break/>@@@</text:p>
      <text:p text:style-name="P9"><text:span text:style-name="T20">22</text:span>---------------------------------------------------------------------------</text:p>
      <text:p text:style-name="P17">res free# JVEMV6 44#8.4.3_23 / 44. currency / 8. prog-python / 4 tester / 3. id-X / 20191127_094949</text:p>
      <text:p text:style-name="P17"/>
      <text:p text:style-name="P9">[do] <text:span text:style-name="T9">#_ </text:span></text:p>
      <text:list xml:id="list5768718217963959959" text:style-name="L119">
        <text:list-item>
          <text:p text:style-name="P149">REVIEW</text:p>
        </text:list-item>
        <text:list-item>
          <text:p text:style-name="P149"><text:span text:style-name="T9">#_ </text:span>TASK-1</text:p>
          <text:list>
            <text:list-item>
              <text:list>
                <text:list-item>
                  <text:p text:style-name="P149">categorizing → if “UNKNOWN”</text:p>
                  <text:list>
                    <text:list-item>
                      <text:p text:style-name="P149">==&gt; ”update_Pos_After_Identifying” → return false</text:p>
                    </text:list-item>
                    <text:list-item>
                      <text:p text:style-name="P149">#_20191126_141554:next</text:p>
                    </text:list-item>
                  </text:list>
                </text:list-item>
              </text:list>
            </text:list-item>
            <text:list-item>
              <text:p text:style-name="P149">T-1.1</text:p>
              <text:list>
                <text:list-item>
                  <text:p text:style-name="P149">CODE : #_20191127_095715:test</text:p>
                </text:list-item>
                <text:list-item>
                  <text:p text:style-name="P149">TEST ==&gt; </text:p>
                  <text:list>
                    <text:list-item>
                      <text:p text:style-name="P149">TRACE</text:p>
                      <text:list>
                        <text:list-item>
                          <text:p text:style-name="P149">loop_J2_Y</text:p>
                        </text:list-item>
                        <text:list-item>
                          <text:p text:style-name="P149">/→ _loop_J3 (valOf_Ret = (flg_Pos, valOf_Update))</text:p>
                        </text:list-item>
                        <text:list-item>
                          <text:p text:style-name="P149">/→ _loop_J3_Y</text:p>
                        </text:list-item>
                        <text:list-item>
                          <text:p text:style-name="P149">→ _loop_J3_N</text:p>
                        </text:list-item>
                        <text:list-item>
                          <text:p text:style-name="P149">/→ _loop_J3_4</text:p>
                        </text:list-item>
                      </text:list>
                    </text:list-item>
                    <text:list-item>
                      <text:p text:style-name="P149">TRACE</text:p>
                      <text:list>
                        <text:list-item>
                          <text:p text:style-name="P149">update_Pos_After_Identifying ==&gt; must return false if “UNKNOWN”</text:p>
                        </text:list-item>
                      </text:list>
                    </text:list-item>
                  </text:list>
                </text:list-item>
                <text:list-item>
                  <text:p text:style-name="P149">TEST ==&gt; </text:p>
                  <text:list>
                    <text:list-item>
                      <text:p text:style-name="P149">FIX : #_20191127_102353:fix</text:p>
                    </text:list-item>
                    <text:list-item>
                      <text:p text:style-name="P149">TEST ==&gt; OK</text:p>
                    </text:list-item>
                  </text:list>
                </text:list-item>
              </text:list>
            </text:list-item>
          </text:list>
        </text:list-item>
        <text:list-item>
          <text:p text:style-name="P149">TASK-2</text:p>
          <text:list>
            <text:list-item>
              <text:p text:style-name="P149">#_20191107_135221:caller</text:p>
            </text:list-item>
            <text:list-item>
              <text:p text:style-name="P149">“libfx_7.tester_T_2__Buy_Up__Loop_2_Trailing__V3__ForLoop_1_Sell”</text:p>
            </text:list-item>
            <text:list-item>
              <text:p text:style-name="P149"><text:soft-page-break/>==&gt; post loop-break</text:p>
            </text:list-item>
          </text:list>
        </text:list-item>
      </text:list>
      <text:p text:style-name="P9"/>
      <text:p text:style-name="P9">[next]</text:p>
      <text:list xml:id="list6006497177261593685" text:style-name="L120">
        <text:list-item>
          <text:p text:style-name="P150">TASK</text:p>
        </text:list-item>
      </text:list>
      <text:p text:style-name="P9">[further]</text:p>
      <text:list xml:id="list3471357034806080313" text:style-name="L121">
        <text:list-item>
          <text:p text:style-name="P151"/>
        </text:list-item>
      </text:list>
      <text:p text:style-name="P2"><text:line-break/><text:span text:style-name="T12">[/ XXX]</text:span></text:p>
      <text:p text:style-name="P2"/>
      <text:p text:style-name="P4"/>
      <text:p text:style-name="P7">------------------------------------------------ [TEMPLATE] 20190630_172146</text:p>
      <text:p text:style-name="P9">---------------------------------------------------------------------------</text:p>
      <text:p text:style-name="P17">res free# JVEMV6 44#8.4.3_X / 44. currency / 8. prog-python / 4 tester / 3. id-X / XXXX</text:p>
      <text:p text:style-name="P17"/>
      <text:p text:style-name="P9">[do] <text:span text:style-name="T9">#_ </text:span></text:p>
      <text:list xml:id="list3883252616084261852" text:style-name="L127">
        <text:list-item>
          <text:p text:style-name="P189"><text:span text:style-name="T4">REVIEW</text:span></text:p>
        </text:list-item>
        <text:list-item>
          <text:p text:style-name="P189"><text:span text:style-name="T4">TASK-1 : #_20191107_135221:caller</text:span></text:p>
          <text:list>
            <text:list-item>
              <text:list>
                <text:list-item>
                  <text:p text:style-name="P154">“libfx_7.tester_T_2__Buy_Up__Loop_2_Trailing__V3__ForLoop_1_Sell”</text:p>
                </text:list-item>
                <text:list-item>
                  <text:p text:style-name="P154">==&gt; post loop-break</text:p>
                </text:list-item>
              </text:list>
            </text:list-item>
            <text:list-item>
              <text:p text:style-name="P154">T-1.1</text:p>
              <text:list>
                <text:list-item>
                  <text:p text:style-name="P154"/>
                </text:list-item>
              </text:list>
            </text:list-item>
          </text:list>
        </text:list-item>
      </text:list>
      <text:p text:style-name="P9"/>
      <text:p text:style-name="P9">[next]</text:p>
      <text:list xml:id="list2171829544195387084" text:style-name="L122">
        <text:list-item>
          <text:p text:style-name="P152">TASK</text:p>
        </text:list-item>
      </text:list>
      <text:p text:style-name="P9">[further]</text:p>
      <text:list xml:id="list332163263650714508" text:style-name="L123">
        <text:list-item>
          <text:p text:style-name="P153"/>
        </text:list-item>
      </text:list>
      <text:p text:style-name="P2"><text:line-break/><text:soft-page-break/><text:span text:style-name="T12">[/ XXX]</text:span></text:p>
      <text:p text:style-name="P2"/>
      <text:p text:style-name="P2"/>
      <text:p text:style-name="P2"/>
      <text:p text:style-name="P7">/------------------------------------------------ [/TEMPLATE]</text:p>
      <text:p text:style-name="P7">----------------------------------------------------------------------------- [DOCS] 20190707_235900</text:p>
      <text:p text:style-name="P5"/>
      <table:table table:name="表1" table:style-name="表1">
        <table:table-column table:style-name="表1.A"/>
        <table:table-column table:style-name="表1.B"/>
        <table:table-column table:style-name="表1.C"/>
        <table:table-row>
          <table:table-cell table:style-name="表1.A1" office:value-type="string">
            <text:p text:style-name="P22"/>
          </table:table-cell>
          <table:table-cell table:style-name="表1.A1" office:value-type="string">
            <text:p text:style-name="P21"><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8">20190708_000057</text:p>
          </table:table-cell>
        </table:table-row>
        <table:table-row>
          <table:table-cell table:style-name="表1.A1" office:value-type="string">
            <text:p text:style-name="P22"/>
          </table:table-cell>
          <table:table-cell table:style-name="表1.A1" office:value-type="string">
            <text:p text:style-name="P22"/>
          </table:table-cell>
          <table:table-cell table:style-name="表1.A1" office:value-type="string">
            <text:p text:style-name="P22"/>
          </table:table-cell>
        </table:table-row>
      </table:table>
      <text:p text:style-name="P1"/>
      <text:p text:style-name="P6">/ ----------------------------------------------------------------------------- [DOCS] 20190707_235900 /</text:p>
      <text:p text:style-name="P8">------------------------------------------------------- [STEPS : close : mql4] 20190826_135737</text:p>
      <text:list xml:id="list1545799494673997425" text:style-name="L124">
        <text:list-item>
          <text:p text:style-name="P181">git</text:p>
        </text:list-item>
      </text:list>
      <table:table table:name="表3" table:style-name="表3">
        <table:table-column table:style-name="表3.A"/>
        <table:table-row>
          <table:table-cell table:style-name="表3.A1" office:value-type="string">
            <text:p text:style-name="P23">r q &amp;&amp; s</text:p>
          </table:table-cell>
        </table:table-row>
        <table:table-row>
          <table:table-cell table:style-name="表3.A2" office:value-type="string">
            <text:p text:style-name="P23"/>
          </table:table-cell>
        </table:table-row>
        <table:table-row>
          <table:table-cell table:style-name="表3.A2" office:value-type="string">
            <text:p text:style-name="P20">r q &amp;&amp; p &amp;&amp; C:\WORKS_2\Utils\shortcuts\proj_FX\end_apps.bat</text:p>
          </table:table-cell>
        </table:table-row>
        <table:table-row>
          <table:table-cell table:style-name="表3.A2" office:value-type="string">
            <text:p text:style-name="P20"/>
          </table:table-cell>
        </table:table-row>
      </table:table>
      <text:list xml:id="list32458280" text:continue-numbering="true" text:style-name="L124">
        <text:list-item>
          <text:list>
            <text:list-item>
              <text:p text:style-name="P181"/>
            </text:list-item>
            <text:list-item>
              <text:p text:style-name="P181"/>
            </text:list-item>
          </text:list>
        </text:list-item>
      </text:list>
      <text:p text:style-name="P8">/ ------------------------------------------------------- [STEPS : close : mql4] 20190826_135737 /</text:p>
      <text:p text:style-name="P8"/>
      <text:p text:style-name="P8">------------------------------------------------------- [STEPS : close] 20190718_165045</text:p>
      <text:p text:style-name="P6">[close]</text:p>
      <text:list xml:id="list115956792485783507" text:style-name="L125">
        <text:list-item>
          <text:p text:style-name="P194"/>
        </text:list-item>
      </text:list>
      <table:table table:name="表4" table:style-name="表4">
        <table:table-column table:style-name="表4.A"/>
        <table:table-row>
          <table:table-cell table:style-name="表4.A1" office:value-type="string">
            <text:p text:style-name="P19">r o1 &amp;&amp; e &amp;&amp; p &amp;&amp; r q &amp;&amp; e &amp;&amp; p</text:p>
          </table:table-cell>
        </table:table-row>
        <table:table-row>
          <table:table-cell table:style-name="表4.A2" office:value-type="string">
            <text:p text:style-name="P19">pushd C:\WORKS_2\Utils\shortcuts\proj_FX &amp;&amp; end_apps.bat</text:p>
          </table:table-cell>
        </table:table-row>
      </table:table>
      <text:list xml:id="list32466924" text:continue-numbering="true" text:style-name="L125">
        <text:list-item>
          <text:p text:style-name="P194">git</text:p>
          <text:list>
            <text:list-item>
              <text:p text:style-name="P190">console</text:p>
              <text:list>
                <text:list-item>
                  <text:p text:style-name="P190">r o1 &amp;&amp; s &amp;&amp; r q4 &amp;&amp; s</text:p>
                </text:list-item>
                <text:list-item>
                  <text:p text:style-name="P192"><text:soft-page-break/></text:p>
                </text:list-item>
                <text:list-item>
                  <text:p text:style-name="P190">r o1 &amp;&amp; s &amp;&amp; r q &amp;&amp; s</text:p>
                </text:list-item>
                <text:list-item>
                  <text:p text:style-name="P192"> </text:p>
                </text:list-item>
                <text:list-item>
                  <text:p text:style-name="P190">r o1 &amp;&amp; s</text:p>
                </text:list-item>
                <text:list-item>
                  <text:p text:style-name="P192"/>
                </text:list-item>
                <text:list-item>
                  <text:p text:style-name="P190">r q4 &amp;&amp; s</text:p>
                </text:list-item>
                <text:list-item>
                  <text:p text:style-name="P192"/>
                </text:list-item>
                <text:list-item>
                  <text:p text:style-name="P190">r q1 &amp;&amp; s</text:p>
                </text:list-item>
                <text:list-item>
                  <text:p text:style-name="P192"/>
                </text:list-item>
                <text:list-item>
                  <text:p text:style-name="P190">r q &amp;&amp; s</text:p>
                </text:list-item>
                <text:list-item>
                  <text:p text:style-name="P191"/>
                </text:list-item>
                <text:list-item>
                  <text:p text:style-name="P190">g l --grep=currency</text:p>
                </text:list-item>
                <text:list-item>
                  <text:p text:style-name="P192"/>
                </text:list-item>
              </text:list>
            </text:list-item>
            <text:list-item>
              <text:p text:style-name="P190">commit</text:p>
              <text:list>
                <text:list-item>
                  <text:p text:style-name="P193">"myself] res freeJVEMV6 44#5.1 74 / 44. currency / 5. ea tools / 1. first / 20190608_160040</text:p>
                </text:list-item>
                <text:list-item>
                  <text:p text:style-name="P192"/>
                </text:list-item>
                <text:list-item>
                  <text:p text:style-name="P193">----------------</text:p>
                </text:list-item>
                <text:list-item>
                  <text:p text:style-name="P192"/>
                </text:list-item>
                <text:list-item>
                  <text:p text:style-name="P193">new FUNC : get_Bars__M_1_A_2</text:p>
                </text:list-item>
                <text:list-item>
                  <text:p text:style-name="P192"/>
                </text:list-item>
                <text:list-item>
                  <text:p text:style-name="P193">==&gt; started</text:p>
                </text:list-item>
                <text:list-item>
                  <text:p text:style-name="P193">"</text:p>
                </text:list-item>
              </text:list>
            </text:list-item>
            <text:list-item>
              <text:p text:style-name="P190">console</text:p>
              <text:list>
                <text:list-item>
                  <text:p text:style-name="P190">r q4 &amp;&amp; p</text:p>
                </text:list-item>
                <text:list-item>
                  <text:p text:style-name="P192"/>
                </text:list-item>
                <text:list-item>
                  <text:p text:style-name="P190">r o1 &amp;&amp; p</text:p>
                </text:list-item>
                <text:list-item>
                  <text:p text:style-name="P192"/>
                </text:list-item>
                <text:list-item>
                  <text:p text:style-name="P190">r q1 &amp;&amp; p</text:p>
                </text:list-item>
                <text:list-item>
                  <text:p text:style-name="P192"/>
                </text:list-item>
                <text:list-item>
                  <text:p text:style-name="P190">r q &amp;&amp; p &amp;&amp; pushd C:\WORKS_2\Utils\shortcuts\proj_FX &amp;&amp; end_apps.bat</text:p>
                </text:list-item>
                <text:list-item>
                  <text:p text:style-name="P192"/>
                </text:list-item>
                <text:list-item>
                  <text:p text:style-name="P190">r q4 &amp;&amp; p &amp;&amp; r o1 &amp;&amp; p &amp;&amp; pushd C:\WORKS_2\Utils\shortcuts\proj_FX &amp;&amp; end_apps.bat</text:p>
                </text:list-item>
                <text:list-item>
                  <text:p text:style-name="P192"/>
                </text:list-item>
                <text:list-item>
                  <text:p text:style-name="P190">r q &amp;&amp; p &amp;&amp; r o1 &amp;&amp; p &amp;&amp; pushd C:\WORKS_2\Utils\shortcuts\proj_FX &amp;&amp; <text:soft-page-break/>end_apps.bat</text:p>
                </text:list-item>
                <text:list-item>
                  <text:p text:style-name="P192"/>
                </text:list-item>
                <text:list-item>
                  <text:p text:style-name="P190">r q4 &amp;&amp; p &amp;&amp; pushd C:\WORKS_2\Utils\shortcuts\proj_FX &amp;&amp; end_apps.bat</text:p>
                </text:list-item>
                <text:list-item>
                  <text:p text:style-name="P190">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9">r o1 &amp;&amp; e &amp;&amp; p</text:p>
          </table:table-cell>
        </table:table-row>
        <table:table-row>
          <table:table-cell table:style-name="表2.A2" office:value-type="string">
            <text:p text:style-name="P19">pushd C:\WORKS_2\Utils\shortcuts\proj_FX &amp;&amp; end_apps.bat</text:p>
          </table:table-cell>
        </table:table-row>
      </table:table>
      <text:list xml:id="list32447741" text:continue-numbering="true" text:style-name="L125">
        <text:list-item>
          <text:list>
            <text:list-item>
              <text:list>
                <text:list-item>
                  <text:p text:style-name="P190"/>
                </text:list-item>
                <text:list-item>
                  <text:p text:style-name="P190">r o1 &amp;&amp; e &amp;&amp; p</text:p>
                </text:list-item>
                <text:list-item>
                  <text:p text:style-name="P190">pushd C:\WORKS_2\Utils\shortcuts\proj_FX &amp;&amp; end_apps.bat</text:p>
                </text:list-item>
                <text:list-item>
                  <text:p text:style-name="P191"/>
                </text:list-item>
              </text:list>
            </text:list-item>
          </text:list>
        </text:list-item>
        <text:list-item>
          <text:p text:style-name="P190">close apps</text:p>
          <text:list>
            <text:list-item>
              <text:p text:style-name="P190">pushd C:\WORKS_2\Utils\shortcuts\proj_FX</text:p>
            </text:list-item>
            <text:list-item>
              <text:p text:style-name="P190">end_apps.bat</text:p>
            </text:list-item>
            <text:list-item>
              <text:p text:style-name="P192"/>
            </text:list-item>
          </text:list>
        </text:list-item>
        <text:list-item>
          <text:p text:style-name="P190">close</text:p>
          <text:list>
            <text:list-item>
              <text:p text:style-name="P190">folders</text:p>
            </text:list-item>
            <text:list-item>
              <text:p text:style-name="P190">browser</text:p>
            </text:list-item>
            <text:list-item>
              <text:p text:style-name="P190">server</text:p>
            </text:list-item>
            <text:list-item>
              <text:p text:style-name="P190">email</text:p>
            </text:list-item>
          </text:list>
        </text:list-item>
        <text:list-item>
          <text:p text:style-name="P195">send this email</text:p>
        </text:list-item>
      </text:list>
      <text:p text:style-name="P8">/ ------------------------------------------------------- [STEPS : close] 20190718_165045 /</text:p>
      <text:p text:style-name="P8">------------------------------------------------------- [STEPS : closing : fx] 20191006_101533</text:p>
      <text:list xml:id="list7777230463085050250" text:style-name="L126">
        <text:list-item>
          <text:p text:style-name="P35">git</text:p>
          <text:list>
            <text:list-item>
              <text:p text:style-name="P35">commit</text:p>
            </text:list-item>
          </text:list>
        </text:list-item>
        <text:list-item>
          <text:p text:style-name="P35">move “@@@”</text:p>
        </text:list-item>
        <text:list-item>
          <text:p text:style-name="P35">DUP : template</text:p>
        </text:list-item>
        <text:list-item>
          <text:p text:style-name="P35">delete</text:p>
          <text:list>
            <text:list-item>
              <text:p text:style-name="P35">log folders (gen-ed in this session)</text:p>
            </text:list-item>
          </text:list>
        </text:list-item>
        <text:list-item>
          <text:p text:style-name="P35">close apps</text:p>
          <text:list>
            <text:list-item>
              <text:p text:style-name="P35">eclipse</text:p>
            </text:list-item>
            <text:list-item>
              <text:p text:style-name="P35">server</text:p>
            </text:list-item>
            <text:list-item>
              <text:p text:style-name="P35">web page</text:p>
              <text:list>
                <text:list-item>
                  <text:p text:style-name="P35"><text:soft-page-break/><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5">folders</text:p>
            </text:list-item>
            <text:list-item>
              <text:p text:style-name="P35">mt4 tra<text:span text:style-name="T11">ding tool</text:span></text:p>
            </text:list-item>
            <text:list-item>
              <text:p text:style-name="P36">image files</text:p>
            </text:list-item>
          </text:list>
        </text:list-item>
        <text:list-item>
          <text:p text:style-name="P35">batch ops</text:p>
        </text:list-item>
      </text:list>
      <table:table table:name="表5" table:style-name="表5">
        <table:table-column table:style-name="表5.A"/>
        <table:table-row>
          <table:table-cell table:style-name="表5.A1" office:value-type="string">
            <text:p text:style-name="P19">r o1 &amp;&amp; e &amp;&amp; p &amp;&amp; r q &amp;&amp; e &amp;&amp; p</text:p>
          </table:table-cell>
        </table:table-row>
        <table:table-row>
          <table:table-cell table:style-name="表5.A2" office:value-type="string">
            <text:p text:style-name="P19">pushd C:\WORKS_2\Utils\shortcuts\proj_FX &amp;&amp; end_apps.bat</text:p>
            <text:p text:style-name="P19"/>
          </table:table-cell>
        </table:table-row>
        <table:table-row>
          <table:table-cell table:style-name="表5.A2" office:value-type="string">
            <text:p text:style-name="P19"/>
          </table:table-cell>
        </table:table-row>
      </table:table>
      <text:p text:style-name="P1"/>
      <text:list xml:id="list32454890" text:continue-numbering="true" text:style-name="L126">
        <text:list-item>
          <text:list>
            <text:list-item>
              <text:p text:style-name="P35">close</text:p>
            </text:list-item>
            <text:list-item>
              <text:p text:style-name="P35">console window</text:p>
            </text:list-item>
            <text:list-item>
              <text:p text:style-name="P35">this</text:p>
            </text:list-item>
          </text:list>
        </text:list-item>
      </text:list>
      <text:p text:style-name="P1">/ <text:span text:style-name="T3">------------------------------------------------------- [STEPS : closing : fx] 20191006_101533 /</text:span></text:p>
      <text:p text:style-name="P1"/>
      <text:p text:style-name="P6">================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27T12:24:41.43</dc:date>
    <meta:editing-duration>P3DT14H59M58S</meta:editing-duration>
    <meta:editing-cycles>336</meta:editing-cycles>
    <meta:generator>OpenOffice/4.1.3$Win32 OpenOffice.org_project/413m1$Build-9783</meta:generator>
    <dc:creator>iwabuchi ken</dc:creator>
    <meta:document-statistic meta:table-count="11" meta:image-count="0" meta:object-count="3" meta:page-count="63" meta:paragraph-count="1413" meta:word-count="7159" meta:character-count="438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